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4.2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98cm"/>
    </style:style>
    <style:style style:name="co5" style:family="table-column">
      <style:table-column-properties fo:break-before="auto" style:column-width="6.373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2.316cm"/>
    </style:style>
    <style:style style:name="co8" style:family="table-column">
      <style:table-column-properties fo:break-before="auto" style:column-width="3.295cm"/>
    </style:style>
    <style:style style:name="co9" style:family="table-column">
      <style:table-column-properties fo:break-before="auto" style:column-width="2.609cm"/>
    </style:style>
    <style:style style:name="co10" style:family="table-column">
      <style:table-column-properties fo:break-before="auto" style:column-width="3.217cm"/>
    </style:style>
    <style:style style:name="co11" style:family="table-column">
      <style:table-column-properties fo:break-before="auto" style:column-width="3.256cm"/>
    </style:style>
    <style:style style:name="co12" style:family="table-column">
      <style:table-column-properties fo:break-before="auto" style:column-width="4.683cm"/>
    </style:style>
    <style:style style:name="co13" style:family="table-column">
      <style:table-column-properties fo:break-before="auto" style:column-width="2.233cm"/>
    </style:style>
    <style:style style:name="co14" style:family="table-column">
      <style:table-column-properties fo:break-before="auto" style:column-width="5.883cm"/>
    </style:style>
    <style:style style:name="co15" style:family="table-column">
      <style:table-column-properties fo:break-before="auto" style:column-width="5.491cm"/>
    </style:style>
    <style:style style:name="co16" style:family="table-column">
      <style:table-column-properties fo:break-before="auto" style:column-width="3.3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68cm" fo:break-before="auto" style:use-optimal-row-height="false"/>
    </style:style>
    <style:style style:name="ro3" style:family="table-row">
      <style:table-row-properties style:row-height="1.214cm" fo:break-before="auto" style:use-optimal-row-height="true"/>
    </style:style>
    <style:style style:name="ro4" style:family="table-row">
      <style:table-row-properties style:row-height="0.822cm" fo:break-before="auto" style:use-optimal-row-height="true"/>
    </style:style>
    <style:style style:name="ro5" style:family="table-row">
      <style:table-row-properties style:row-height="1.99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fo:border="0.74pt solid #000000"/>
    </style:style>
    <style:style style:name="ce3" style:family="table-cell" style:parent-style-name="Default">
      <style:table-cell-properties fo:background-color="#dee6ef" fo:border="0.74pt solid #000000"/>
    </style:style>
    <style:style style:name="ce6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dee6ef"/>
    </style:style>
    <style:style style:name="ce15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</style:style>
    <style:style style:name="ce25" style:family="table-cell" style:parent-style-name="Default">
      <style:table-cell-properties fo:background-color="#ffffff" fo:border="0.74pt solid #000000"/>
    </style:style>
    <style:style style:name="ce2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28" style:family="table-cell" style:parent-style-name="Default">
      <style:table-cell-properties fo:wrap-option="wrap" fo:border="0.74pt solid #000000"/>
    </style:style>
    <style:style style:name="ce29" style:family="table-cell" style:parent-style-name="Default">
      <style:table-cell-properties fo:wrap-option="wrap" fo:border="0.74pt solid #000000" style:vertical-align="top"/>
    </style:style>
    <style:style style:name="ce30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</style:style>
    <style:style style:name="ce37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cm"/>
    </style:style>
    <style:style style:name="ce39" style:family="table-cell" style:parent-style-name="Default">
      <style:table-cell-properties fo:background-color="transparent" fo:border="0.74pt solid #000000"/>
    </style:style>
    <style:style style:name="ce4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43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cm"/>
    </style:style>
    <style:style style:name="ce44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</style:style>
    <style:style style:name="ce45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4"/>
        <table:table-column table:style-name="co4" table:default-cell-style-name="Default"/>
        <table:table-column table:style-name="co3" table:number-columns-repeated="6" table:default-cell-style-name="ce6"/>
        <table:table-column table:style-name="co3" table:default-cell-style-name="Default"/>
        <table:table-row table:style-name="ro1">
          <table:table-cell table:style-name="ce1" office:value-type="string" calcext:value-type="string">
            <text:p>Rogue</text:p>
          </table:table-cell>
          <table:table-cell table:style-name="Default" table:number-columns-repeated="3"/>
          <table:table-cell/>
          <table:table-cell table:style-name="Default" table:number-columns-repeated="6"/>
          <table:table-cell/>
        </table:table-row>
        <table:table-row table:style-name="ro1">
          <table:table-cell table:style-name="ce3" office:value-type="string" calcext:value-type="string">
            <text:p>Image1</text:p>
          </table:table-cell>
          <table:table-cell table:style-name="ce3" office:value-type="string" calcext:value-type="string">
            <text:p>Image2</text:p>
          </table:table-cell>
          <table:table-cell table:style-name="ce3" office:value-type="string" calcext:value-type="string">
            <text:p>Size image1</text:p>
          </table:table-cell>
          <table:table-cell table:style-name="ce3" office:value-type="string" calcext:value-type="string">
            <text:p>Size image2</text:p>
          </table:table-cell>
          <table:table-cell table:style-name="ce3" office:value-type="string" calcext:value-type="string">
            <text:p>Hamming Distance</text:p>
          </table:table-cell>
          <table:table-cell table:style-name="ce3" office:value-type="string" calcext:value-type="string" table:number-columns-spanned="7" table:number-rows-spanned="1">
            <text:p>Comments</text:p>
          </table:table-cell>
          <table:covered-table-cell table:number-columns-repeated="5" table:style-name="ce3"/>
          <table:covered-table-cell table:style-name="ce5"/>
        </table:table-row>
        <table:table-row table:style-name="ro1">
          <table:table-cell office:value-type="string" calcext:value-type="string">
            <text:p>scopely.jpeg</text:p>
          </table:table-cell>
          <table:table-cell office:value-type="string" calcext:value-type="string">
            <text:p>scopely_ReducedHalf.jpg</text:p>
          </table:table-cell>
          <table:table-cell office:value-type="string" calcext:value-type="string">
            <text:p>1080 × 1080</text:p>
          </table:table-cell>
          <table:table-cell office:value-type="string" calcext:value-type="string">
            <text:p>540 × 540</text:p>
          </table:table-cell>
          <table:table-cell table:style-name="ce8" office:value-type="float" office:value="58" calcext:value-type="float">
            <text:p>58</text:p>
          </table:table-cell>
          <table:table-cell office:value-type="string" calcext:value-type="string" table:number-columns-spanned="7" table:number-rows-spanned="1">
            <text:p>Resize image to half its size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scopely.jpeg</text:p>
          </table:table-cell>
          <table:table-cell office:value-type="string" calcext:value-type="string">
            <text:p>scopely_Cat.jpeg</text:p>
          </table:table-cell>
          <table:table-cell office:value-type="string" calcext:value-type="string">
            <text:p>1080 × 1080</text:p>
          </table:table-cell>
          <table:table-cell office:value-type="string" calcext:value-type="string">
            <text:p>1080 x 1080</text:p>
          </table:table-cell>
          <table:table-cell table:style-name="ce9" office:value-type="float" office:value="109" calcext:value-type="float">
            <text:p>109</text:p>
          </table:table-cell>
          <table:table-cell office:value-type="string" calcext:value-type="string" table:number-columns-spanned="7" table:number-rows-spanned="1">
            <text:p>Watermark of a cat inserted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scopely.jpeg</text:p>
          </table:table-cell>
          <table:table-cell office:value-type="string" calcext:value-type="string">
            <text:p>scopely_Reduced25.jpg</text:p>
          </table:table-cell>
          <table:table-cell office:value-type="string" calcext:value-type="string">
            <text:p>1080 × 1080</text:p>
          </table:table-cell>
          <table:table-cell office:value-type="string" calcext:value-type="string">
            <text:p>810 × 810</text:p>
          </table:table-cell>
          <table:table-cell table:style-name="ce8" office:value-type="float" office:value="37" calcext:value-type="float">
            <text:p>37</text:p>
          </table:table-cell>
          <table:table-cell office:value-type="string" calcext:value-type="string" table:number-columns-spanned="7" table:number-rows-spanned="1">
            <text:p><text:s/>Resize image 25% less than original 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scopely.jpeg</text:p>
          </table:table-cell>
          <table:table-cell office:value-type="string" calcext:value-type="string">
            <text:p>scopely_ReducedFit.jpg</text:p>
          </table:table-cell>
          <table:table-cell office:value-type="string" calcext:value-type="string">
            <text:p>1080 × 1080</text:p>
          </table:table-cell>
          <table:table-cell office:value-type="string" calcext:value-type="string">
            <text:p>800 x 800</text:p>
          </table:table-cell>
          <table:table-cell table:style-name="ce8" office:value-type="float" office:value="64" calcext:value-type="float">
            <text:p>64</text:p>
          </table:table-cell>
          <table:table-cell office:value-type="string" calcext:value-type="string" table:number-columns-spanned="7" table:number-rows-spanned="1">
            <text:p>Resize image in order to fit the screen ( 800 pixels)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scopely.jpeg</text:p>
          </table:table-cell>
          <table:table-cell office:value-type="string" calcext:value-type="string">
            <text:p>scopely_Reduced75.jpg</text:p>
          </table:table-cell>
          <table:table-cell office:value-type="string" calcext:value-type="string">
            <text:p>1080 × 1080</text:p>
          </table:table-cell>
          <table:table-cell office:value-type="string" calcext:value-type="string">
            <text:p>270 x 270</text:p>
          </table:table-cell>
          <table:table-cell table:style-name="ce10" office:value-type="float" office:value="121" calcext:value-type="float">
            <text:p>121</text:p>
          </table:table-cell>
          <table:table-cell office:value-type="string" calcext:value-type="string" table:number-columns-spanned="7" table:number-rows-spanned="1">
            <text:p>Resize image 75% less than original 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scopely.jpeg</text:p>
          </table:table-cell>
          <table:table-cell office:value-type="string" calcext:value-type="string">
            <text:p>scopely_X2.jpg</text:p>
          </table:table-cell>
          <table:table-cell office:value-type="string" calcext:value-type="string">
            <text:p>1080 × 1080</text:p>
          </table:table-cell>
          <table:table-cell office:value-type="string" calcext:value-type="string">
            <text:p>2160 × 2160</text:p>
          </table:table-cell>
          <table:table-cell table:style-name="ce8" office:value-type="float" office:value="7" calcext:value-type="float">
            <text:p>7</text:p>
          </table:table-cell>
          <table:table-cell office:value-type="string" calcext:value-type="string" table:number-columns-spanned="7" table:number-rows-spanned="1">
            <text:p><text:s/>Image enlarged twice its original size 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scopely.jpeg</text:p>
          </table:table-cell>
          <table:table-cell office:value-type="string" calcext:value-type="string">
            <text:p>scopely_X1-5.jpg</text:p>
          </table:table-cell>
          <table:table-cell office:value-type="string" calcext:value-type="string">
            <text:p>1080 × 1080</text:p>
          </table:table-cell>
          <table:table-cell office:value-type="string" calcext:value-type="string">
            <text:p>1625X1615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 table:number-columns-spanned="7" table:number-rows-spanned="1">
            <text:p><text:s/>Image enlarged 540 pixels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scopely.jpeg</text:p>
          </table:table-cell>
          <table:table-cell office:value-type="string" calcext:value-type="string">
            <text:p>scopely_MA.jprg</text:p>
          </table:table-cell>
          <table:table-cell table:number-columns-repeated="2" office:value-type="string" calcext:value-type="string">
            <text:p>1080 × 1080</text:p>
          </table:table-cell>
          <table:table-cell table:style-name="ce9" office:value-type="float" office:value="124" calcext:value-type="float">
            <text:p>124</text:p>
          </table:table-cell>
          <table:table-cell office:value-type="string" calcext:value-type="string" table:number-columns-spanned="7" table:number-rows-spanned="1">
            <text:p><text:s/>Watermark of a text inserted</text:p>
          </table:table-cell>
          <table:covered-table-cell table:number-columns-repeated="6"/>
        </table:table-row>
        <table:table-row table:style-name="ro1" table:number-rows-repeated="6">
          <table:table-cell table:style-name="Default" table:number-columns-repeated="4"/>
          <table:table-cell/>
          <table:table-cell table:style-name="Default" table:number-columns-repeated="6"/>
          <table:table-cell/>
        </table:table-row>
        <table:table-row table:style-name="ro1">
          <table:table-cell table:style-name="ce1" office:value-type="string" calcext:value-type="string">
            <text:p>Summer crests</text:p>
          </table:table-cell>
          <table:table-cell table:style-name="Default" table:number-columns-repeated="3"/>
          <table:table-cell/>
          <table:table-cell table:style-name="Default" table:number-columns-repeated="6"/>
          <table:table-cell/>
        </table:table-row>
        <table:table-row table:style-name="ro1">
          <table:table-cell table:style-name="ce3" office:value-type="string" calcext:value-type="string">
            <text:p>Image1</text:p>
          </table:table-cell>
          <table:table-cell table:style-name="ce3" office:value-type="string" calcext:value-type="string">
            <text:p>Image2</text:p>
          </table:table-cell>
          <table:table-cell table:style-name="ce3" office:value-type="string" calcext:value-type="string">
            <text:p>Size image1</text:p>
          </table:table-cell>
          <table:table-cell table:style-name="ce3" office:value-type="string" calcext:value-type="string">
            <text:p>Size image2</text:p>
          </table:table-cell>
          <table:table-cell table:style-name="ce3" office:value-type="string" calcext:value-type="string">
            <text:p>Hamming Distance</text:p>
          </table:table-cell>
          <table:table-cell table:style-name="ce3" office:value-type="string" calcext:value-type="string" table:number-columns-spanned="7" table:number-rows-spanned="1">
            <text:p>Comments</text:p>
          </table:table-cell>
          <table:covered-table-cell table:number-columns-repeated="5" table:style-name="ce3"/>
          <table:covered-table-cell table:style-name="ce5"/>
        </table:table-row>
        <table:table-row table:style-name="ro1">
          <table:table-cell office:value-type="string" calcext:value-type="string">
            <text:p>Test.jpg</text:p>
          </table:table-cell>
          <table:table-cell office:value-type="string" calcext:value-type="string">
            <text:p>Test_Reduced50.jpg</text:p>
          </table:table-cell>
          <table:table-cell office:value-type="string" calcext:value-type="string">
            <text:p>1200 x 630</text:p>
          </table:table-cell>
          <table:table-cell office:value-type="string" calcext:value-type="string">
            <text:p>600 x 315</text:p>
          </table:table-cell>
          <table:table-cell table:style-name="ce8" office:value-type="float" office:value="53" calcext:value-type="float">
            <text:p>53</text:p>
          </table:table-cell>
          <table:table-cell office:value-type="string" calcext:value-type="string" table:number-columns-spanned="7" table:number-rows-spanned="1">
            <text:p>Resize image to half its size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Test.jpg</text:p>
          </table:table-cell>
          <table:table-cell office:value-type="string" calcext:value-type="string">
            <text:p>Test_Reduced25.jpg</text:p>
          </table:table-cell>
          <table:table-cell office:value-type="string" calcext:value-type="string">
            <text:p>1200 x 630</text:p>
          </table:table-cell>
          <table:table-cell office:value-type="string" calcext:value-type="string">
            <text:p>900 x 473</text:p>
          </table:table-cell>
          <table:table-cell table:style-name="ce8" office:value-type="float" office:value="28" calcext:value-type="float">
            <text:p>28</text:p>
          </table:table-cell>
          <table:table-cell office:value-type="string" calcext:value-type="string" table:number-columns-spanned="7" table:number-rows-spanned="1">
            <text:p><text:s/>Resize image 25% less than original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Test.jpg</text:p>
          </table:table-cell>
          <table:table-cell office:value-type="string" calcext:value-type="string">
            <text:p>Test_Reduced75.jpg</text:p>
          </table:table-cell>
          <table:table-cell office:value-type="string" calcext:value-type="string">
            <text:p>1200 x 630</text:p>
          </table:table-cell>
          <table:table-cell office:value-type="string" calcext:value-type="string">
            <text:p>300 x 158</text:p>
          </table:table-cell>
          <table:table-cell table:style-name="ce8" office:value-type="float" office:value="87" calcext:value-type="float">
            <text:p>87</text:p>
          </table:table-cell>
          <table:table-cell office:value-type="string" calcext:value-type="string" table:number-columns-spanned="7" table:number-rows-spanned="1">
            <text:p>Resize image 75% less than original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Test.jpg</text:p>
          </table:table-cell>
          <table:table-cell office:value-type="string" calcext:value-type="string">
            <text:p>Test_ReducedFit.jpg</text:p>
          </table:table-cell>
          <table:table-cell office:value-type="string" calcext:value-type="string">
            <text:p>1200 x 630</text:p>
          </table:table-cell>
          <table:table-cell office:value-type="string" calcext:value-type="string">
            <text:p>800 x 420</text:p>
          </table:table-cell>
          <table:table-cell table:style-name="ce8" office:value-type="float" office:value="32" calcext:value-type="float">
            <text:p>32</text:p>
          </table:table-cell>
          <table:table-cell office:value-type="string" calcext:value-type="string" table:number-columns-spanned="7" table:number-rows-spanned="1">
            <text:p>Resize image in order to fit the screen ( 800 pixels)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Test.jpg</text:p>
          </table:table-cell>
          <table:table-cell office:value-type="string" calcext:value-type="string">
            <text:p>Test_X2.jpg</text:p>
          </table:table-cell>
          <table:table-cell office:value-type="string" calcext:value-type="string">
            <text:p>1200 x 630</text:p>
          </table:table-cell>
          <table:table-cell office:value-type="string" calcext:value-type="string">
            <text:p>2400 x 1260</text:p>
          </table:table-cell>
          <table:table-cell table:style-name="ce8" office:value-type="float" office:value="12" calcext:value-type="float">
            <text:p>12</text:p>
          </table:table-cell>
          <table:table-cell office:value-type="string" calcext:value-type="string" table:number-columns-spanned="7" table:number-rows-spanned="1">
            <text:p>Image enlarged twice its original size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Test.jpg</text:p>
          </table:table-cell>
          <table:table-cell office:value-type="string" calcext:value-type="string">
            <text:p>Test_X1-5.jpg</text:p>
          </table:table-cell>
          <table:table-cell office:value-type="string" calcext:value-type="string">
            <text:p>1200 x 630</text:p>
          </table:table-cell>
          <table:table-cell office:value-type="string" calcext:value-type="string">
            <text:p>1740x 914</text:p>
          </table:table-cell>
          <table:table-cell table:style-name="ce8" office:value-type="float" office:value="12" calcext:value-type="float">
            <text:p>12</text:p>
          </table:table-cell>
          <table:table-cell office:value-type="string" calcext:value-type="string" table:number-columns-spanned="7" table:number-rows-spanned="1">
            <text:p>Image enlarged 540 pixels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Test.jpg</text:p>
          </table:table-cell>
          <table:table-cell office:value-type="string" calcext:value-type="string">
            <text:p>Test_cat.jpg</text:p>
          </table:table-cell>
          <table:table-cell table:number-columns-repeated="2" office:value-type="string" calcext:value-type="string">
            <text:p>1200 x 630</text:p>
          </table:table-cell>
          <table:table-cell table:style-name="ce9" office:value-type="float" office:value="142" calcext:value-type="float">
            <text:p>142</text:p>
          </table:table-cell>
          <table:table-cell office:value-type="string" calcext:value-type="string" table:number-columns-spanned="7" table:number-rows-spanned="1">
            <text:p><text:s/>Watermark of a cat inserted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Test.jpg</text:p>
          </table:table-cell>
          <table:table-cell office:value-type="string" calcext:value-type="string">
            <text:p>Test_MA.jpg</text:p>
          </table:table-cell>
          <table:table-cell table:number-columns-repeated="2" office:value-type="string" calcext:value-type="string">
            <text:p>1200 x 630</text:p>
          </table:table-cell>
          <table:table-cell table:style-name="ce11" office:value-type="float" office:value="188" calcext:value-type="float">
            <text:p>188</text:p>
          </table:table-cell>
          <table:table-cell office:value-type="string" calcext:value-type="string" table:number-columns-spanned="7" table:number-rows-spanned="1">
            <text:p><text:s/>Watermark of a text inserted</text:p>
          </table:table-cell>
          <table:covered-table-cell table:number-columns-repeated="6"/>
        </table:table-row>
        <table:table-row table:style-name="ro1" table:number-rows-repeated="5">
          <table:table-cell table:style-name="Default" table:number-columns-repeated="4"/>
          <table:table-cell/>
          <table:table-cell table:style-name="Default" table:number-columns-repeated="6"/>
          <table:table-cell/>
        </table:table-row>
        <table:table-row table:style-name="ro1">
          <table:table-cell table:style-name="ce1" office:value-type="string" calcext:value-type="string">
            <text:p>Monopoly</text:p>
          </table:table-cell>
          <table:table-cell table:style-name="Default" table:number-columns-repeated="3"/>
          <table:table-cell/>
          <table:table-cell table:style-name="Default" table:number-columns-repeated="6"/>
          <table:table-cell/>
        </table:table-row>
        <table:table-row table:style-name="ro1">
          <table:table-cell table:style-name="ce3" office:value-type="string" calcext:value-type="string">
            <text:p>Image1</text:p>
          </table:table-cell>
          <table:table-cell table:style-name="ce3" office:value-type="string" calcext:value-type="string">
            <text:p>Image2</text:p>
          </table:table-cell>
          <table:table-cell table:style-name="ce3" office:value-type="string" calcext:value-type="string">
            <text:p>Size image1</text:p>
          </table:table-cell>
          <table:table-cell table:style-name="ce3" office:value-type="string" calcext:value-type="string">
            <text:p>Size image2</text:p>
          </table:table-cell>
          <table:table-cell table:style-name="ce3" office:value-type="string" calcext:value-type="string">
            <text:p>Hamming Distance</text:p>
          </table:table-cell>
          <table:table-cell table:style-name="ce3" office:value-type="string" calcext:value-type="string" table:number-columns-spanned="7" table:number-rows-spanned="1">
            <text:p>Comments</text:p>
          </table:table-cell>
          <table:covered-table-cell table:number-columns-repeated="5" table:style-name="ce3"/>
          <table:covered-table-cell table:style-name="ce5"/>
        </table:table-row>
        <table:table-row table:style-name="ro1">
          <table:table-cell office:value-type="string" calcext:value-type="string">
            <text:p>Test2.jpg</text:p>
          </table:table-cell>
          <table:table-cell office:value-type="string" calcext:value-type="string">
            <text:p>Test2_Reduced50.jpg</text:p>
          </table:table-cell>
          <table:table-cell office:value-type="string" calcext:value-type="string">
            <text:p>1200 x 1500</text:p>
          </table:table-cell>
          <table:table-cell office:value-type="string" calcext:value-type="string">
            <text:p>600 x 750</text:p>
          </table:table-cell>
          <table:table-cell table:style-name="ce12" office:value-type="float" office:value="54" calcext:value-type="float">
            <text:p>54</text:p>
          </table:table-cell>
          <table:table-cell office:value-type="string" calcext:value-type="string" table:number-columns-spanned="7" table:number-rows-spanned="1">
            <text:p>Resize image to half its size</text:p>
          </table:table-cell>
          <table:covered-table-cell table:number-columns-repeated="5"/>
          <table:covered-table-cell table:style-name="ce6"/>
        </table:table-row>
        <table:table-row table:style-name="ro1">
          <table:table-cell office:value-type="string" calcext:value-type="string">
            <text:p>Test2.jpg</text:p>
          </table:table-cell>
          <table:table-cell office:value-type="string" calcext:value-type="string">
            <text:p>Test2_Reduced25.jpg</text:p>
          </table:table-cell>
          <table:table-cell office:value-type="string" calcext:value-type="string">
            <text:p>1200 x 1500</text:p>
          </table:table-cell>
          <table:table-cell office:value-type="string" calcext:value-type="string">
            <text:p>900 x 1125</text:p>
          </table:table-cell>
          <table:table-cell table:style-name="ce12" office:value-type="float" office:value="31" calcext:value-type="float">
            <text:p>31</text:p>
          </table:table-cell>
          <table:table-cell office:value-type="string" calcext:value-type="string" table:number-columns-spanned="7" table:number-rows-spanned="1">
            <text:p><text:s/>Resize image 25% less than original</text:p>
          </table:table-cell>
          <table:covered-table-cell table:number-columns-repeated="5"/>
          <table:covered-table-cell table:style-name="ce6"/>
        </table:table-row>
        <table:table-row table:style-name="ro1">
          <table:table-cell office:value-type="string" calcext:value-type="string">
            <text:p>Test2.jpg</text:p>
          </table:table-cell>
          <table:table-cell office:value-type="string" calcext:value-type="string">
            <text:p>Test2_Reduced75.jpg</text:p>
          </table:table-cell>
          <table:table-cell office:value-type="string" calcext:value-type="string">
            <text:p>1200 x 1500</text:p>
          </table:table-cell>
          <table:table-cell office:value-type="string" calcext:value-type="string">
            <text:p>300 x 375</text:p>
          </table:table-cell>
          <table:table-cell table:style-name="ce13" office:value-type="float" office:value="95" calcext:value-type="float">
            <text:p>95</text:p>
          </table:table-cell>
          <table:table-cell office:value-type="string" calcext:value-type="string" table:number-columns-spanned="7" table:number-rows-spanned="1">
            <text:p>Resize image 75% less than original</text:p>
          </table:table-cell>
          <table:covered-table-cell table:number-columns-repeated="5"/>
          <table:covered-table-cell table:style-name="ce6"/>
        </table:table-row>
        <table:table-row table:style-name="ro1">
          <table:table-cell office:value-type="string" calcext:value-type="string">
            <text:p>Test2.jpg</text:p>
          </table:table-cell>
          <table:table-cell office:value-type="string" calcext:value-type="string">
            <text:p>Test2_ReducedFit.jpg</text:p>
          </table:table-cell>
          <table:table-cell office:value-type="string" calcext:value-type="string">
            <text:p>1200 x 1500</text:p>
          </table:table-cell>
          <table:table-cell office:value-type="string" calcext:value-type="string">
            <text:p>480 x 600</text:p>
          </table:table-cell>
          <table:table-cell table:style-name="ce12" office:value-type="float" office:value="67" calcext:value-type="float">
            <text:p>67</text:p>
          </table:table-cell>
          <table:table-cell office:value-type="string" calcext:value-type="string" table:number-columns-spanned="7" table:number-rows-spanned="1">
            <text:p>Resize image in order to fit the screen ( 800 pixels)</text:p>
          </table:table-cell>
          <table:covered-table-cell table:number-columns-repeated="5"/>
          <table:covered-table-cell table:style-name="ce6"/>
        </table:table-row>
        <table:table-row table:style-name="ro1">
          <table:table-cell office:value-type="string" calcext:value-type="string">
            <text:p>Test2.jpg</text:p>
          </table:table-cell>
          <table:table-cell office:value-type="string" calcext:value-type="string">
            <text:p>Test2_X2.jpg</text:p>
          </table:table-cell>
          <table:table-cell office:value-type="string" calcext:value-type="string">
            <text:p>1200 x 1500</text:p>
          </table:table-cell>
          <table:table-cell office:value-type="string" calcext:value-type="string">
            <text:p>2400 x 300</text:p>
          </table:table-cell>
          <table:table-cell table:style-name="ce12" office:value-type="float" office:value="11" calcext:value-type="float">
            <text:p>11</text:p>
          </table:table-cell>
          <table:table-cell office:value-type="string" calcext:value-type="string" table:number-columns-spanned="7" table:number-rows-spanned="1">
            <text:p>Image enlarged twice its original size</text:p>
          </table:table-cell>
          <table:covered-table-cell table:number-columns-repeated="5"/>
          <table:covered-table-cell table:style-name="ce6"/>
        </table:table-row>
        <table:table-row table:style-name="ro1">
          <table:table-cell office:value-type="string" calcext:value-type="string">
            <text:p>Test2.jpg</text:p>
          </table:table-cell>
          <table:table-cell office:value-type="string" calcext:value-type="string">
            <text:p>Test2_X1-5.jpg</text:p>
          </table:table-cell>
          <table:table-cell office:value-type="string" calcext:value-type="string">
            <text:p>1200 x 1500</text:p>
          </table:table-cell>
          <table:table-cell office:value-type="string" calcext:value-type="string">
            <text:p>1740 x 2175</text:p>
          </table:table-cell>
          <table:table-cell table:style-name="ce12" office:value-type="float" office:value="10" calcext:value-type="float">
            <text:p>10</text:p>
          </table:table-cell>
          <table:table-cell office:value-type="string" calcext:value-type="string" table:number-columns-spanned="7" table:number-rows-spanned="1">
            <text:p>Image enlarged 540 pixels</text:p>
          </table:table-cell>
          <table:covered-table-cell table:number-columns-repeated="5"/>
          <table:covered-table-cell table:style-name="ce6"/>
        </table:table-row>
        <table:table-row table:style-name="ro1">
          <table:table-cell office:value-type="string" calcext:value-type="string">
            <text:p>Test2.jpg</text:p>
          </table:table-cell>
          <table:table-cell office:value-type="string" calcext:value-type="string">
            <text:p>Test2_cat.jpg</text:p>
          </table:table-cell>
          <table:table-cell table:number-columns-repeated="2" office:value-type="string" calcext:value-type="string">
            <text:p>1200 x 1500</text:p>
          </table:table-cell>
          <table:table-cell table:style-name="ce9" office:value-type="float" office:value="154" calcext:value-type="float">
            <text:p>154</text:p>
          </table:table-cell>
          <table:table-cell office:value-type="string" calcext:value-type="string" table:number-columns-spanned="7" table:number-rows-spanned="1">
            <text:p><text:s/>Watermark of a cat inserted</text:p>
          </table:table-cell>
          <table:covered-table-cell table:number-columns-repeated="5"/>
          <table:covered-table-cell table:style-name="ce6"/>
        </table:table-row>
        <table:table-row table:style-name="ro1">
          <table:table-cell office:value-type="string" calcext:value-type="string">
            <text:p>Test2.jpg</text:p>
          </table:table-cell>
          <table:table-cell office:value-type="string" calcext:value-type="string">
            <text:p>Test2_MA.jpg</text:p>
          </table:table-cell>
          <table:table-cell table:number-columns-repeated="2" office:value-type="string" calcext:value-type="string">
            <text:p>1200 x 1500</text:p>
          </table:table-cell>
          <table:table-cell table:style-name="ce9" office:value-type="float" office:value="166" calcext:value-type="float">
            <text:p>166</text:p>
          </table:table-cell>
          <table:table-cell office:value-type="string" calcext:value-type="string" table:number-columns-spanned="7" table:number-rows-spanned="1">
            <text:p><text:s/>Watermark of a text inserted</text:p>
          </table:table-cell>
          <table:covered-table-cell table:number-columns-repeated="5"/>
          <table:covered-table-cell table:style-name="ce6"/>
        </table:table-row>
      </table:table>
      <table:table table:name="Sheet2" table:style-name="ta1">
        <table:shapes>
          <draw:frame draw:z-index="0" draw:style-name="gr1" draw:text-style-name="P1" svg:width="11.917cm" svg:height="6.697cm" svg:x="17.767cm" svg:y="2.474cm">
            <draw:object draw:notify-on-update-of-ranges="Sheet2.B12:Sheet2.B12 Sheet2.B13:Sheet2.B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016cm" svg:height="8.207cm" svg:x="17.178cm" svg:y="10.486cm">
            <draw:object draw:notify-on-update-of-ranges="Sheet2.C13:Sheet2.C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 table:number-rows-repeated="11">
          <table:table-cell table:number-columns-repeated="4"/>
        </table:table-row>
        <table:table-row table:style-name="ro1">
          <table:table-cell/>
          <table:table-cell office:value-type="string" calcext:value-type="string">
            <text:p>Different Images</text:p>
          </table:table-cell>
          <table:table-cell office:value-type="string" calcext:value-type="string">
            <text:p>Same images</text:p>
          </table:table-cell>
          <table:table-cell/>
        </table:table-row>
        <table:table-row table:style-name="ro1">
          <table:table-cell/>
          <table:table-cell table:style-name="ce9" office:value-type="float" office:value="154" calcext:value-type="float">
            <text:p>154</text:p>
          </table:table-cell>
          <table:table-cell table:style-name="ce8" office:value-type="float" office:value="53" calcext:value-type="float">
            <text:p>53</text:p>
          </table:table-cell>
          <table:table-cell/>
        </table:table-row>
        <table:table-row table:style-name="ro1">
          <table:table-cell/>
          <table:table-cell table:style-name="ce9" office:value-type="float" office:value="166" calcext:value-type="float">
            <text:p>166</text:p>
          </table:table-cell>
          <table:table-cell table:style-name="ce8"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table:style-name="ce9" office:value-type="float" office:value="142" calcext:value-type="float">
            <text:p>142</text:p>
          </table:table-cell>
          <table:table-cell table:style-name="ce8" office:value-type="float" office:value="87" calcext:value-type="float">
            <text:p>87</text:p>
          </table:table-cell>
          <table:table-cell/>
        </table:table-row>
        <table:table-row table:style-name="ro1">
          <table:table-cell/>
          <table:table-cell table:style-name="ce11" office:value-type="float" office:value="188" calcext:value-type="float">
            <text:p>188</text:p>
          </table:table-cell>
          <table:table-cell table:style-name="ce8"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table:style-name="ce9" office:value-type="float" office:value="124" calcext:value-type="float">
            <text:p>124</text:p>
          </table:table-cell>
          <table:table-cell table:style-name="ce8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table:style-name="ce9" office:value-type="float" office:value="109" calcext:value-type="float">
            <text:p>109</text:p>
          </table:table-cell>
          <table:table-cell table:style-name="ce8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float" office:value="54" calcext:value-type="float">
            <text:p>54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float" office:value="31" calcext:value-type="float">
            <text:p>31</text:p>
          </table:table-cell>
          <table:table-cell/>
        </table:table-row>
        <table:table-row table:style-name="ro1">
          <table:table-cell table:number-columns-repeated="2"/>
          <table:table-cell table:style-name="ce13" office:value-type="float" office:value="95" calcext:value-type="float">
            <text:p>95</text:p>
          </table:table-cell>
          <table:table-cell office:value-type="string" calcext:value-type="string">
            <text:p><text:s/>image reduced 75%</text:p>
          </table:table-cell>
        </table:table-row>
        <table:table-row table:style-name="ro1">
          <table:table-cell table:number-columns-repeated="2"/>
          <table:table-cell table:style-name="ce12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float" office:value="37" calcext:value-type="float">
            <text:p>37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2"/>
          <table:table-cell table:style-name="ce10" office:value-type="float" office:value="121" calcext:value-type="float">
            <text:p>121</text:p>
          </table:table-cell>
          <table:table-cell office:value-type="string" calcext:value-type="string">
            <text:p>image reduced 75%</text:p>
          </table:table-cell>
        </table:table-row>
        <table:table-row table:style-name="ro1">
          <table:table-cell table:number-columns-repeated="2"/>
          <table:table-cell table:style-name="ce8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float" office:value="58" calcext:value-type="float">
            <text:p>58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Mean 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me images (without extreme values)</text:p>
          </table:table-cell>
          <table:table-cell table:style-name="ce6" table:formula="of:=(SUM([.C13:.C20])+ SUM([.C22:.C26])+SUM([.C29:.C30]))/(COUNT([.C13:.C30]) - 3)" office:value-type="float" office:value="38.0666666666667" calcext:value-type="float">
            <text:p>38.0666666666667</text:p>
          </table:table-cell>
          <table:table-cell table:style-name="ce6" office:value-type="string" calcext:value-type="string">
            <text:p><text:s/>%Threshold</text:p>
          </table:table-cell>
        </table:table-row>
        <table:table-row table:style-name="ro1">
          <table:table-cell/>
          <table:table-cell table:style-name="ce6"/>
          <table:table-cell table:style-name="ce6" office:value-type="float" office:value="39" calcext:value-type="float">
            <text:p>39</text:p>
          </table:table-cell>
          <table:table-cell table:style-name="ce6" table:formula="of:=(39*100)/1024" office:value-type="float" office:value="3.80859375" calcext:value-type="float">
            <text:p>3.80859375</text:p>
          </table:table-cell>
        </table:table-row>
        <table:table-row table:style-name="ro1">
          <table:table-cell/>
          <table:table-cell table:style-name="ce3" office:value-type="string" calcext:value-type="string">
            <text:p>Different Images</text:p>
          </table:table-cell>
          <table:table-cell table:style-name="ce6" table:formula="of:=SUM([.B13:.B18])/COUNT([.B13:.B18])" office:value-type="float" office:value="147.166666666667" calcext:value-type="float">
            <text:p>147.166666666667</text:p>
          </table:table-cell>
          <table:table-cell table:style-name="ce6"/>
        </table:table-row>
        <table:table-row table:style-name="ro1">
          <table:table-cell/>
          <table:table-cell table:style-name="ce6"/>
          <table:table-cell table:style-name="ce6" office:value-type="float" office:value="148" calcext:value-type="float">
            <text:p>148</text:p>
          </table:table-cell>
          <table:table-cell table:style-name="ce6" table:formula="of:= (148 * 100) /1024" office:value-type="float" office:value="14.453125" calcext:value-type="float">
            <text:p>14.453125</text:p>
          </table:table-cell>
        </table:table-row>
        <table:table-row table:style-name="ro1">
          <table:table-cell/>
          <table:table-cell table:style-name="ce3" office:value-type="string" calcext:value-type="string">
            <text:p>Same images (with extreme values)</text:p>
          </table:table-cell>
          <table:table-cell table:style-name="ce6" table:formula="of:=(SUM([.C13:.C30])/COUNT([.C13:.C30]))" office:value-type="float" office:value="44.1111111111111" calcext:value-type="float">
            <text:p>44.1111111111111</text:p>
          </table:table-cell>
          <table:table-cell table:style-name="ce6"/>
        </table:table-row>
        <table:table-row table:style-name="ro1">
          <table:table-cell/>
          <table:table-cell table:style-name="ce6"/>
          <table:table-cell table:style-name="ce6" office:value-type="float" office:value="45" calcext:value-type="float">
            <text:p>45</text:p>
          </table:table-cell>
          <table:table-cell table:style-name="ce6" table:formula="of:=(45*100)/1024" office:value-type="float" office:value="4.39453125" calcext:value-type="float">
            <text:p>4.39453125</text:p>
          </table:table-cell>
        </table:table-row>
      </table:table>
      <table:table table:name="Sheet3" table:style-name="ta1">
        <table:shapes>
          <draw:frame draw:z-index="0" draw:style-name="gr1" draw:text-style-name="P1" svg:width="12.779cm" svg:height="8.521cm" svg:x="9.168cm" svg:y="4.497cm">
            <draw:object draw:notify-on-update-of-ranges="Sheet3.C2:Sheet3.C19 Sheet3.B2:Sheet3.B19 Sheet3.F2:Sheet3.F8 Sheet3.E2:Sheet3.E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ce15"/>
        <table:table-column table:style-name="co7" table:default-cell-style-name="ce25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ce3" office:value-type="string" calcext:value-type="string">
            <text:p>Hamming distance</text:p>
          </table:table-cell>
          <table:table-cell table:style-name="ce3" office:value-type="string" calcext:value-type="string">
            <text:p>% different bits</text:p>
          </table:table-cell>
          <table:table-cell/>
          <table:table-cell table:style-name="ce3" office:value-type="string" calcext:value-type="string">
            <text:p>Hamming distance </text:p>
          </table:table-cell>
          <table:table-cell table:style-name="ce3" office:value-type="string" calcext:value-type="string">
            <text:p>% different bits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([.B2]*100)/1024" office:value-type="float" office:value="5.17578125" calcext:value-type="float">
            <text:p>5.17578125</text:p>
          </table:table-cell>
          <table:table-cell/>
          <table:table-cell table:style-name="ce15" office:value-type="float" office:value="154" calcext:value-type="float">
            <text:p>154</text:p>
          </table:table-cell>
          <table:table-cell table:style-name="ce6" table:formula="of:=([.E2]*100)/1024" office:value-type="float" office:value="15.0390625" calcext:value-type="float">
            <text:p>15.0390625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([.B3]*100)/1024" office:value-type="float" office:value="2.734375" calcext:value-type="float">
            <text:p>2.734375</text:p>
          </table:table-cell>
          <table:table-cell/>
          <table:table-cell table:style-name="ce15" office:value-type="float" office:value="166" calcext:value-type="float">
            <text:p>166</text:p>
          </table:table-cell>
          <table:table-cell table:style-name="ce6" table:formula="of:=([.E3]*100)/1024" office:value-type="float" office:value="16.2109375" calcext:value-type="float">
            <text:p>16.2109375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([.B4]*100)/1024" office:value-type="float" office:value="8.49609375" calcext:value-type="float">
            <text:p>8.49609375</text:p>
          </table:table-cell>
          <table:table-cell/>
          <table:table-cell table:style-name="ce15" office:value-type="float" office:value="142" calcext:value-type="float">
            <text:p>142</text:p>
          </table:table-cell>
          <table:table-cell table:style-name="ce6" table:formula="of:=([.E4]*100)/1024" office:value-type="float" office:value="13.8671875" calcext:value-type="float">
            <text:p>13.8671875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([.B5]*100)/1024" office:value-type="float" office:value="3.125" calcext:value-type="float">
            <text:p>3.125</text:p>
          </table:table-cell>
          <table:table-cell/>
          <table:table-cell table:style-name="ce15" office:value-type="float" office:value="188" calcext:value-type="float">
            <text:p>188</text:p>
          </table:table-cell>
          <table:table-cell table:style-name="ce6" table:formula="of:=([.E5]*100)/1024" office:value-type="float" office:value="18.359375" calcext:value-type="float">
            <text:p>18.35937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([.B6]*100)/1024" office:value-type="float" office:value="1.171875" calcext:value-type="float">
            <text:p>1.171875</text:p>
          </table:table-cell>
          <table:table-cell/>
          <table:table-cell table:style-name="ce15" office:value-type="float" office:value="124" calcext:value-type="float">
            <text:p>124</text:p>
          </table:table-cell>
          <table:table-cell table:style-name="ce6" table:formula="of:=([.E6]*100)/1024" office:value-type="float" office:value="12.109375" calcext:value-type="float">
            <text:p>12.10937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([.B7]*100)/1024" office:value-type="float" office:value="1.171875" calcext:value-type="float">
            <text:p>1.171875</text:p>
          </table:table-cell>
          <table:table-cell/>
          <table:table-cell table:style-name="ce15" office:value-type="float" office:value="109" calcext:value-type="float">
            <text:p>109</text:p>
          </table:table-cell>
          <table:table-cell table:style-name="ce6" table:formula="of:=([.E7]*100)/1024" office:value-type="float" office:value="10.64453125" calcext:value-type="float">
            <text:p>10.64453125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([.B8]*100)/1024" office:value-type="float" office:value="5.2734375" calcext:value-type="float">
            <text:p>5.27343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([.B9]*100)/1024" office:value-type="float" office:value="3.02734375" calcext:value-type="float">
            <text:p>3.027343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([.B10]*100)/1024" office:value-type="float" office:value="9.27734375" calcext:value-type="float">
            <text:p>9.277343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([.B11]*100)/1024" office:value-type="float" office:value="6.54296875" calcext:value-type="float">
            <text:p>6.542968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([.B12]*100)/1024" office:value-type="float" office:value="1.07421875" calcext:value-type="float">
            <text:p>1.074218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13]*100)/1024" office:value-type="float" office:value="0.9765625" calcext:value-type="float">
            <text:p>0.97656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([.B14]*100)/1024" office:value-type="float" office:value="3.61328125" calcext:value-type="float">
            <text:p>3.61328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([.B15]*100)/1024" office:value-type="float" office:value="6.25" calcext:value-type="float">
            <text:p>6.25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([.B17]*100)/1024" office:value-type="float" office:value="0.68359375" calcext:value-type="float">
            <text:p>0.683593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B18]*100)/1024" office:value-type="float" office:value="1.46484375" calcext:value-type="float">
            <text:p>1.464843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([.B19]*100)/1024" office:value-type="float" office:value="5.6640625" calcext:value-type="float">
            <text:p>5.66406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formula="of:=([.B20]*100)/1024" office:value-type="float" office:value="11.81640625" calcext:value-type="float">
            <text:p>11.81640625</text:p>
          </table:table-cell>
          <table:table-cell table:number-columns-repeated="3"/>
        </table:table-row>
      </table:table>
      <table:table table:name="Sheet4" table:style-name="ta1">
        <table:shapes>
          <draw:frame draw:z-index="0" draw:style-name="gr1" draw:text-style-name="P1" svg:width="16.814cm" svg:height="8.521cm" svg:x="0cm" svg:y="9.974cm">
            <draw:object draw:notify-on-update-of-ranges="Sheet4.B13:Sheet4.B17 Sheet4.A13:Sheet4.A17 Sheet4.B19:Sheet4.B19 Sheet4.A19:Sheet4.A19 Sheet4.E13:Sheet4.E14 Sheet4.D13:Sheet4.D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6.814cm" svg:height="8.521cm" svg:x="18.568cm" svg:y="9.91cm">
            <draw:object draw:notify-on-update-of-ranges="Sheet4.B19:Sheet4.B19 Sheet4.A19:Sheet4.A19 Sheet4.E13:Sheet4.E14 Sheet4.D13:Sheet4.D1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4.289cm" svg:height="8.53cm" svg:x="8.818cm" svg:y="19.439cm">
            <draw:object draw:notify-on-update-of-ranges="Sheet4.B13:Sheet4.B17 Sheet4.A13:Sheet4.A1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0" table:default-cell-style-name="ce15"/>
        <table:table-column table:style-name="co2" table:default-cell-style-name="ce6"/>
        <table:table-column table:style-name="co3" table:default-cell-style-name="Default"/>
        <table:table-column table:style-name="co8" table:default-cell-style-name="ce4"/>
        <table:table-column table:style-name="co11" table:default-cell-style-name="ce15"/>
        <table:table-column table:style-name="co3" table:number-columns-repeated="7" table:default-cell-style-name="Default"/>
        <table:table-row table:style-name="ro1">
          <table:table-cell table:style-name="ce27" office:value-type="string" calcext:value-type="string" table:number-columns-spanned="2" table:number-rows-spanned="1">
            <text:p>Real examples (Facebook)</text:p>
          </table:table-cell>
          <table:covered-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3" office:value-type="string" calcext:value-type="string">
            <text:p>Link original image</text:p>
          </table:table-cell>
          <table:table-cell table:style-name="ce3" office:value-type="string" calcext:value-type="string">
            <text:p>Link facebook</text:p>
          </table:table-cell>
          <table:table-cell table:style-name="ce3" office:value-type="string" calcext:value-type="string">
            <text:p>Size image1</text:p>
          </table:table-cell>
          <table:table-cell table:style-name="ce3" office:value-type="string" calcext:value-type="string">
            <text:p>Size image2</text:p>
          </table:table-cell>
          <table:table-cell table:style-name="ce3" office:value-type="string" calcext:value-type="string">
            <text:p>Hamming Distance</text:p>
          </table:table-cell>
          <table:table-cell table:style-name="ce3" office:value-type="string" calcext:value-type="string" table:number-columns-spanned="7" table:number-rows-spanned="1">
            <text:p>Comments</text:p>
          </table:table-cell>
          <table:covered-table-cell table:number-columns-repeated="5" table:style-name="ce3"/>
          <table:covered-table-cell table:style-name="ce5"/>
        </table:table-row>
        <table:table-row table:style-name="ro1">
          <table:table-cell table:style-name="ce28" office:value-type="string" calcext:value-type="string">
            <text:p><text:a xlink:href="https://scopely.widen.net/content/exv3fkkeh0" xlink:type="simple">https://scopely.widen.net/content/exv3fkkeh0</text:a></text:p>
          </table:table-cell>
          <table:table-cell table:style-name="ce28" office:value-type="string" calcext:value-type="string">
            <text:p><text:a xlink:href="https://www.facebook.com/ads/image/?d=AQLHlGYHuMlyp_HjLGf150gOA3pfKMGA2WxBlBXzoCmUSZiJ6aayR1jo7Yu3Xae29e5g3ew6QXuU-LPatKUy15dLLT5pKbk3DFvU4iOj2wKwaQkIwW1-ouWsa6ZCM2PWbzK_CHYEcgpCZcMTrbDEzWoa" xlink:type="simple">https://www.facebook.com/ads/image/?d=AQLHlGYHuMlyp_HjLGf150gOA3pfKMGA2WxBlBXzoCmUSZiJ6aayR1jo7Yu3Xae29e5g3ew6QXuU-LPatKUy15dLLT5pKbk3DFvU4iOj2wKwaQkIwW1-ouWsa6ZCM2PWbzK_CHYEcgpCZcMTrbDEzWoa</text:a></text:p>
          </table:table-cell>
          <table:table-cell table:style-name="ce4" office:value-type="string" calcext:value-type="string">
            <text:p>1024 x 1024</text:p>
          </table:table-cell>
          <table:table-cell office:value-type="string" calcext:value-type="string">
            <text:p>1024 x 1024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 table:number-columns-spanned="7" table:number-rows-spanned="1">
            <text:p>Size image1 (175 KB), size image2 (1,2 MB) → compression</text:p>
          </table:table-cell>
          <table:covered-table-cell table:number-columns-repeated="5" table:style-name="ce6"/>
          <table:covered-table-cell/>
        </table:table-row>
        <table:table-row table:style-name="ro1">
          <table:table-cell table:style-name="ce28" office:value-type="string" calcext:value-type="string">
            <text:p><text:a xlink:href="https://scopely.widen.net/content/bhz874b584" xlink:type="simple">https://scopely.widen.net/content/bhz874b584</text:a></text:p>
          </table:table-cell>
          <table:table-cell table:style-name="ce28" office:value-type="string" calcext:value-type="string">
            <text:p><text:a xlink:href="https://www.facebook.com/ads/image/?d=AQLBqj_rqFAyZR-CBZJ3WUrJBIwb9HbbspoY9L9ABibLvanadaPE8w7oLkRr9i5vCnavmppZE-JhahGBjDtEtFkAP0xFyI77H1tIfpA8TnMfZzeExefbdWQi-lXfTfuRQvylSjYSGGz9gLsG4GtpgMaK" xlink:type="simple">https://www.facebook.com/ads/image/?d=AQLBqj_rqFAyZR-CBZJ3WUrJBIwb9HbbspoY9L9ABibLvanadaPE8w7oLkRr9i5vCnavmppZE-JhahGBjDtEtFkAP0xFyI77H1tIfpA8TnMfZzeExefbdWQi-lXfTfuRQvylSjYSGGz9gLsG4GtpgMaK</text:a></text:p>
          </table:table-cell>
          <table:table-cell table:style-name="ce4" office:value-type="string" calcext:value-type="string">
            <text:p>1024 x 1024</text:p>
          </table:table-cell>
          <table:table-cell office:value-type="string" calcext:value-type="string">
            <text:p>1024 x 1024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 table:number-columns-spanned="7" table:number-rows-spanned="1">
            <text:p>Size image1 (135 KB), size image2 (1,1MB) → compression</text:p>
          </table:table-cell>
          <table:covered-table-cell table:number-columns-repeated="5" table:style-name="ce6"/>
          <table:covered-table-cell/>
        </table:table-row>
        <table:table-row table:style-name="ro2">
          <table:table-cell table:style-name="ce29" office:value-type="string" calcext:value-type="string">
            <text:p>https://scopely.widen.net/content/irofjendip </text:p>
          </table:table-cell>
          <table:table-cell table:style-name="ce28" office:value-type="string" calcext:value-type="string">
            <text:p><text:a xlink:href="https://www.facebook.com/ads/image/?d=AQJj4RGQye3lhVgOvKMl76yoalD6pNNpAnwgE-nVuhuf6IfqoiPFH6Jz1dXb13qxdqp7ibnj0Z07pHbySspL_TaF_OSa4-14qn_ii4c12T2qZQuvVpPrMkIwwIaQY9kwRx60hGd_lhfH7TXz50poZsts" xlink:type="simple">https://www.facebook.com/ads/image/?d=AQJj4RGQye3lhVgOvKMl76yoalD6pNNpAnwgE-nVuhuf6IfqoiPFH6Jz1dXb13qxdqp7ibnj0Z07pHbySspL_TaF_OSa4-14qn_ii4c12T2qZQuvVpPrMkIwwIaQY9kwRx60hGd_lhfH7TXz50poZsts</text:a></text:p>
          </table:table-cell>
          <table:table-cell table:style-name="ce4" office:value-type="string" calcext:value-type="string">
            <text:p>1080 x 1080</text:p>
          </table:table-cell>
          <table:table-cell office:value-type="string" calcext:value-type="string">
            <text:p>608 × 1080</text:p>
          </table:table-cell>
          <table:table-cell office:value-type="float" office:value="451" calcext:value-type="float">
            <text:p>451</text:p>
          </table:table-cell>
          <table:table-cell table:style-name="ce31" office:value-type="string" calcext:value-type="string" table:number-columns-spanned="7" table:number-rows-spanned="1">
            <text:p>Size image1 (281 KB), size image2 (158 KB) → compression. Image 2 has been cropped</text:p>
          </table:table-cell>
          <table:covered-table-cell table:number-columns-repeated="5" table:style-name="ce6"/>
          <table:covered-table-cell/>
        </table:table-row>
        <table:table-row table:style-name="ro3">
          <table:table-cell table:style-name="ce29" office:value-type="string" calcext:value-type="string">
            <text:p>https://scopely.widen.net/content/irofjendip </text:p>
          </table:table-cell>
          <table:table-cell office:value-type="string" calcext:value-type="string">
            <text:p>https://www.facebook.com/ads/image/?d=AQLtvRJl8OP_7csLtC30M9_Uz6UeL02zfAFvbpXOCIw3JSo[…]mSjaCCU4_YFOcCMHkCnVnitVn9BNsCxnm-uVXldyCiV4yUy2II4zvvcgnm-C <text:a xlink:href="https://www.facebook.com/ads/image/?d=AQJj4RGQye3lhVgOvKMl76yoalD6pNNpAnwgE-nVuhuf6IfqoiPFH6Jz1dXb13qxdqp7ibnj0Z07pHbySspL_TaF_OSa4-14qn_ii4c12T2qZQuvVpPrMkIwwIaQY9kwRx60hGd_lhfH7TXz50poZsts" xlink:type="simple">https://www.facebook.com/ads/image/?d=AQJj4RGQye3lhVgOvKMl76yoalD6pNNpAnwgE-nVuhuf6IfqoiPFH6Jz1dXb13qxdqp7ibnj0Z07pHbySspL_TaF_OSa4-14qn_ii4c12T2qZQuvVpPrMkIwwIaQY9kwRx60hGd_lhfH7TXz50poZsts</text:a></text:p>
          </table:table-cell>
          <table:table-cell table:style-name="ce4" office:value-type="string" calcext:value-type="string">
            <text:p>1080 x 1080</text:p>
          </table:table-cell>
          <table:table-cell office:value-type="string" calcext:value-type="string">
            <text:p>1080 x 1080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 table:number-columns-spanned="7" table:number-rows-spanned="1">
            <text:p>Size image1 (281 KB), size image2 (1,1MB) → compression</text:p>
          </table:table-cell>
          <table:covered-table-cell table:number-columns-repeated="5" table:style-name="ce6"/>
          <table:covered-table-cell/>
        </table:table-row>
        <table:table-row table:style-name="ro1">
          <table:table-cell table:style-name="ce28" office:value-type="string" calcext:value-type="string">
            <text:p><text:a xlink:href="https://scopely.widen.net/content/j5p955e5g1" xlink:type="simple">https://scopely.widen.net/content/j5p955e5g1</text:a></text:p>
          </table:table-cell>
          <table:table-cell table:style-name="ce28" office:value-type="string" calcext:value-type="string">
            <text:p><text:a xlink:href="https://www.facebook.com/ads/image/?d=AQJAiEmGn3081cz4k-Ux96aDt7WgUkZrmNcscvryGdte-hdvQMlXiDSJocj_5NTv5FkPbMjo9Mvz6EEv-wQUicHEM_tbOlQOD9Gnl9Vp8hr3E0srnnLD2dNtSMQehFq9T5gfo6m75I1BGoUq-vlxsw-t" xlink:type="simple">https://www.facebook.com/ads/image/?d=AQJAiEmGn3081cz4k-Ux96aDt7WgUkZrmNcscvryGdte-hdvQMlXiDSJocj_5NTv5FkPbMjo9Mvz6EEv-wQUicHEM_tbOlQOD9Gnl9Vp8hr3E0srnnLD2dNtSMQehFq9T5gfo6m75I1BGoUq-vlxsw-t</text:a></text:p>
          </table:table-cell>
          <table:table-cell table:style-name="ce4" office:value-type="string" calcext:value-type="string">
            <text:p>1200 x 1500</text:p>
          </table:table-cell>
          <table:table-cell office:value-type="string" calcext:value-type="string">
            <text:p>1200 × 1500</text:p>
          </table:table-cell>
          <table:table-cell office:value-type="float" office:value="15" calcext:value-type="float">
            <text:p>15</text:p>
          </table:table-cell>
          <table:table-cell table:style-name="ce6" office:value-type="string" calcext:value-type="string" table:number-columns-spanned="7" table:number-rows-spanned="1">
            <text:p>Size image1 (392 KB) , size image2 (319 KM) → compression</text:p>
          </table:table-cell>
          <table:covered-table-cell table:number-columns-repeated="5" table:style-name="ce6"/>
          <table:covered-table-cell/>
        </table:table-row>
        <table:table-row table:style-name="ro1">
          <table:table-cell table:style-name="ce30" office:value-type="string" calcext:value-type="string" table:number-columns-spanned="2" table:number-rows-spanned="1">
            <text:p>example with 2 completely different images</text:p>
          </table:table-cell>
          <table:covered-table-cell/>
          <table:table-cell table:style-name="ce4"/>
          <table:table-cell table:number-columns-repeated="2"/>
          <table:table-cell table:style-name="ce6" table:number-columns-spanned="7" table:number-rows-spanned="1"/>
          <table:covered-table-cell table:number-columns-repeated="5" table:style-name="ce6"/>
          <table:covered-table-cell/>
        </table:table-row>
        <table:table-row table:style-name="ro1">
          <table:table-cell table:style-name="ce28" office:value-type="string" calcext:value-type="string">
            <text:p><text:span text:style-name="T1"><text:a xlink:href="https://scopely.widen.net/content/j5p955e5g1" xlink:type="simple">https://scopely.widen.net/content/j5p955e5g1</text:a></text:span></text:p>
          </table:table-cell>
          <table:table-cell office:value-type="string" calcext:value-type="string">
            <text:p><text:a xlink:href="https://scopely.widen.net/content/exv3fkkeh0" xlink:type="simple">https://scopely.widen.net/content/exv3fkkeh0</text:a></text:p>
          </table:table-cell>
          <table:table-cell table:style-name="ce4" office:value-type="string" calcext:value-type="string">
            <text:p>1200 x 1500</text:p>
          </table:table-cell>
          <table:table-cell office:value-type="string" calcext:value-type="string">
            <text:p>1024 x 1024</text:p>
          </table:table-cell>
          <table:table-cell office:value-type="float" office:value="493" calcext:value-type="float">
            <text:p>493</text:p>
          </table:table-cell>
          <table:table-cell table:style-name="ce6" office:value-type="string" calcext:value-type="string" table:number-columns-spanned="7" table:number-rows-spanned="1">
            <text:p>Sizes are not relevant since they are not the same image</text:p>
          </table:table-cell>
          <table:covered-table-cell table:number-columns-repeated="5" table:style-name="ce6"/>
          <table:covered-table-cell/>
        </table:table-row>
        <table:table-row table:style-name="ro1">
          <table:table-cell table:style-name="ce28" office:value-type="string" calcext:value-type="string">
            <text:p><text:span text:style-name="T1"><text:a xlink:href="https://scopely.widen.net/content/exv3fkkeh0" xlink:type="simple">https://scopely.widen.net/content/exv3fkkeh0</text:a></text:span></text:p>
          </table:table-cell>
          <table:table-cell office:value-type="string" calcext:value-type="string">
            <text:p><text:span text:style-name="T1">https://www.facebook.com/ads/image/?d=AQLtvRJl8OP_7csLtC30M9_Uz6UeL02zfAFvbpXOCIw3JSo[…]mSjaCCU4_YFOcCMHkCnVnitVn9BNsCxnm-uVXldyCiV4yUy2II4zvvcgnm-C </text:span><text:span text:style-name="T1"><text:a xlink:href="https://www.facebook.com/ads/image/?d=AQJj4RGQye3lhVgOvKMl76yoalD6pNNpAnwgE-nVuhuf6IfqoiPFH6Jz1dXb13qxdqp7ibnj0Z07pHbySspL_TaF_OSa4-14qn_ii4c12T2qZQuvVpPrMkIwwIaQY9kwRx60hGd_lhfH7TXz50poZsts" xlink:type="simple">https://www.facebook.com/ads/image/?d=AQJj4RGQye3lhVgOvKMl76yoalD6pNNpAnwgE-nVuhuf6IfqoiPFH6Jz1dXb13qxdqp7ibnj0Z07pHbySspL_TaF_OSa4-14qn_ii4c12T2qZQuvVpPrMkIwwIaQY9kwRx60hGd_lhfH7TXz50poZsts</text:a></text:span></text:p>
          </table:table-cell>
          <table:table-cell table:style-name="ce4" office:value-type="string" calcext:value-type="string">
            <text:p>1024 x 1024</text:p>
          </table:table-cell>
          <table:table-cell office:value-type="string" calcext:value-type="string">
            <text:p>1080 x 1080</text:p>
          </table:table-cell>
          <table:table-cell office:value-type="float" office:value="490" calcext:value-type="float">
            <text:p>490</text:p>
          </table:table-cell>
          <table:table-cell table:style-name="ce6" office:value-type="string" calcext:value-type="string" table:number-columns-spanned="7" table:number-rows-spanned="1">
            <text:p>Sizes are not relevant since they are not the same image</text:p>
          </table:table-cell>
          <table:covered-table-cell table:number-columns-repeated="5" table:style-name="ce6"/>
          <table:covered-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3" office:value-type="string" calcext:value-type="string">
            <text:p>Hamming distance </text:p>
          </table:table-cell>
          <table:table-cell table:style-name="ce3" office:value-type="string" calcext:value-type="string">
            <text:p>% different bits</text:p>
          </table:table-cell>
          <table:table-cell/>
          <table:table-cell table:style-name="ce3" office:value-type="string" calcext:value-type="string">
            <text:p>Hamming distance </text:p>
          </table:table-cell>
          <table:table-cell table:style-name="ce3" office:value-type="string" calcext:value-type="string">
            <text:p>% different bits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A13]*100)/1024" office:value-type="float" office:value="1.07421875" calcext:value-type="float">
            <text:p>1.07421875</text:p>
          </table:table-cell>
          <table:table-cell/>
          <table:table-cell table:style-name="ce15" office:value-type="float" office:value="493" calcext:value-type="float">
            <text:p>493</text:p>
          </table:table-cell>
          <table:table-cell table:style-name="ce6" table:formula="of:=([.D13]*100)/1024" office:value-type="float" office:value="48.14453125" calcext:value-type="float">
            <text:p>48.14453125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A14]*100)/1024" office:value-type="float" office:value="1.171875" calcext:value-type="float">
            <text:p>1.171875</text:p>
          </table:table-cell>
          <table:table-cell/>
          <table:table-cell table:style-name="ce15" office:value-type="float" office:value="490" calcext:value-type="float">
            <text:p>490</text:p>
          </table:table-cell>
          <table:table-cell table:style-name="ce6" table:formula="of:=([.D14]*100)/1024" office:value-type="float" office:value="47.8515625" calcext:value-type="float">
            <text:p>47.8515625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/>
          <table:table-cell office:value-type="float" office:value="451" calcext:value-type="float">
            <text:p>451</text:p>
          </table:table-cell>
          <table:table-cell table:style-name="ce6" table:formula="of:=([.D15]*100)/1024" office:value-type="float" office:value="44.04296875" calcext:value-type="float">
            <text:p>44.0429687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16]*100)/1024" office:value-type="float" office:value="0.78125" calcext:value-type="float">
            <text:p>0.78125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A17]*100)/1024" office:value-type="float" office:value="1.46484375" calcext:value-type="float">
            <text:p>1.46484375</text:p>
          </table:table-cell>
          <table:table-cell/>
          <table:table-cell table:style-name="Default" table:number-columns-repeated="2"/>
          <table:table-cell/>
          <table:table-cell table:style-name="ce15"/>
          <table:table-cell table:style-name="ce6"/>
          <table:table-cell table:number-columns-repeated="4"/>
        </table:table-row>
        <table:table-row table:style-name="ro1">
          <table:table-cell/>
          <table:table-cell table:formula="of:=([.A18]*100)/1024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ce15"/>
          <table:table-cell table:style-name="ce6" table:formula="of:=([.G18]*100)/102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([.A19]*100)/1024" office:value-type="float" office:value="44.04296875" calcext:value-type="float">
            <text:p>44.04296875</text:p>
          </table:table-cell>
          <table:table-cell/>
          <table:table-cell table:style-name="Default" table:number-columns-repeated="2"/>
          <table:table-cell table:number-columns-repeated="7"/>
        </table:table-row>
      </table:table>
      <table:table table:name="Sheet5" table:style-name="ta1">
        <table:table-column table:style-name="co12" table:default-cell-style-name="ce12"/>
        <table:table-column table:style-name="co3" table:default-cell-style-name="ce6"/>
        <table:table-column table:style-name="co13" table:default-cell-style-name="Default"/>
        <table:table-column table:style-name="co12" table:default-cell-style-name="Default"/>
        <table:table-column table:style-name="co14" table:number-columns-repeated="3" table:default-cell-style-name="Default"/>
        <table:table-column table:style-name="co3" table:number-columns-repeated="7" table:default-cell-style-name="Default"/>
        <table:table-row table:style-name="ro1">
          <table:table-cell table:style-name="ce27" office:value-type="string" calcext:value-type="string" table:number-columns-spanned="2" table:number-rows-spanned="1">
            <text:p>Real examples (Facebook)</text:p>
          </table:table-cell>
          <table:covered-table-cell table:style-name="Default"/>
          <table:table-cell table:number-columns-repeated="12"/>
        </table:table-row>
        <table:table-row table:style-name="ro1">
          <table:table-cell table:style-name="ce3" office:value-type="string" calcext:value-type="string">
            <text:p>Link original image</text:p>
          </table:table-cell>
          <table:table-cell table:style-name="ce3" office:value-type="string" calcext:value-type="string">
            <text:p>Link facebook</text:p>
          </table:table-cell>
          <table:table-cell table:style-name="ce3" office:value-type="string" calcext:value-type="string">
            <text:p>Size image1</text:p>
          </table:table-cell>
          <table:table-cell table:style-name="ce3" office:value-type="string" calcext:value-type="string">
            <text:p>Size image2</text:p>
          </table:table-cell>
          <table:table-cell table:style-name="ce3" office:value-type="string" calcext:value-type="string">
            <text:p>Hamming Distance ( phash 8 x 8)</text:p>
          </table:table-cell>
          <table:table-cell table:style-name="ce3" office:value-type="string" calcext:value-type="string">
            <text:p>Hamming Distance ( phash 16 x 16)</text:p>
          </table:table-cell>
          <table:table-cell table:style-name="ce3" office:value-type="string" calcext:value-type="string">
            <text:p>Hamming Distance ( phash 32 x 32)</text:p>
          </table:table-cell>
          <table:table-cell table:style-name="ce3" office:value-type="string" calcext:value-type="string" table:number-columns-spanned="7" table:number-rows-spanned="1">
            <text:p>Comments</text:p>
          </table:table-cell>
          <table:covered-table-cell table:number-columns-repeated="5" table:style-name="ce3"/>
          <table:covered-table-cell table:style-name="ce5"/>
        </table:table-row>
        <table:table-row table:style-name="ro1">
          <table:table-cell table:style-name="ce28" office:value-type="string" calcext:value-type="string">
            <text:p><text:a xlink:href="https://scopely.widen.net/content/exv3fkkeh0" xlink:type="simple">https://scopely.widen.net/content/exv3fkkeh0</text:a></text:p>
          </table:table-cell>
          <table:table-cell table:style-name="ce28" office:value-type="string" calcext:value-type="string">
            <text:p><text:a xlink:href="https://www.facebook.com/ads/image/?d=AQLHlGYHuMlyp_HjLGf150gOA3pfKMGA2WxBlBXzoCmUSZiJ6aayR1jo7Yu3Xae29e5g3ew6QXuU-LPatKUy15dLLT5pKbk3DFvU4iOj2wKwaQkIwW1-ouWsa6ZCM2PWbzK_CHYEcgpCZcMTrbDEzWoa" xlink:type="simple">https://www.facebook.com/ads/image/?d=AQLHlGYHuMlyp_HjLGf150gOA3pfKMGA2WxBlBXzoCmUSZiJ6aayR1jo7Yu3Xae29e5g3ew6QXuU-LPatKUy15dLLT5pKbk3DFvU4iOj2wKwaQkIwW1-ouWsa6ZCM2PWbzK_CHYEcgpCZcMTrbDEzWoa</text:a></text:p>
          </table:table-cell>
          <table:table-cell table:number-columns-repeated="2" table:style-name="ce4" office:value-type="string" calcext:value-type="string">
            <text:p>1024 x 10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1" calcext:value-type="float">
            <text:p>11</text:p>
          </table:table-cell>
          <table:table-cell table:style-name="ce6" office:value-type="string" calcext:value-type="string" table:number-columns-spanned="7" table:number-rows-spanned="1">
            <text:p>Size image1 (175 KB), size image2 (1,2 MB) → compression</text:p>
          </table:table-cell>
          <table:covered-table-cell table:number-columns-repeated="5" table:style-name="ce6"/>
          <table:covered-table-cell/>
        </table:table-row>
        <table:table-row table:style-name="ro1">
          <table:table-cell table:style-name="ce28" office:value-type="string" calcext:value-type="string">
            <text:p><text:a xlink:href="https://scopely.widen.net/content/bhz874b584" xlink:type="simple">https://scopely.widen.net/content/bhz874b584</text:a></text:p>
          </table:table-cell>
          <table:table-cell table:style-name="ce28" office:value-type="string" calcext:value-type="string">
            <text:p><text:a xlink:href="https://www.facebook.com/ads/image/?d=AQLBqj_rqFAyZR-CBZJ3WUrJBIwb9HbbspoY9L9ABibLvanadaPE8w7oLkRr9i5vCnavmppZE-JhahGBjDtEtFkAP0xFyI77H1tIfpA8TnMfZzeExefbdWQi-lXfTfuRQvylSjYSGGz9gLsG4GtpgMaK" xlink:type="simple">https://www.facebook.com/ads/image/?d=AQLBqj_rqFAyZR-CBZJ3WUrJBIwb9HbbspoY9L9ABibLvanadaPE8w7oLkRr9i5vCnavmppZE-JhahGBjDtEtFkAP0xFyI77H1tIfpA8TnMfZzeExefbdWQi-lXfTfuRQvylSjYSGGz9gLsG4GtpgMaK</text:a></text:p>
          </table:table-cell>
          <table:table-cell table:number-columns-repeated="2" table:style-name="ce4" office:value-type="string" calcext:value-type="string">
            <text:p>1024 x 10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style-name="ce6" office:value-type="string" calcext:value-type="string" table:number-columns-spanned="7" table:number-rows-spanned="1">
            <text:p>Size image1 (135 KB), size image2 (1,1MB) → compression</text:p>
          </table:table-cell>
          <table:covered-table-cell table:number-columns-repeated="5" table:style-name="ce6"/>
          <table:covered-table-cell/>
        </table:table-row>
        <table:table-row table:style-name="ro4">
          <table:table-cell table:style-name="ce29" office:value-type="string" calcext:value-type="string">
            <text:p>https://scopely.widen.net/content/irofjendip </text:p>
          </table:table-cell>
          <table:table-cell table:style-name="ce28" office:value-type="string" calcext:value-type="string">
            <text:p><text:a xlink:href="https://www.facebook.com/ads/image/?d=AQJj4RGQye3lhVgOvKMl76yoalD6pNNpAnwgE-nVuhuf6IfqoiPFH6Jz1dXb13qxdqp7ibnj0Z07pHbySspL_TaF_OSa4-14qn_ii4c12T2qZQuvVpPrMkIwwIaQY9kwRx60hGd_lhfH7TXz50poZsts" xlink:type="simple">https://www.facebook.com/ads/image/?d=AQJj4RGQye3lhVgOvKMl76yoalD6pNNpAnwgE-nVuhuf6IfqoiPFH6Jz1dXb13qxdqp7ibnj0Z07pHbySspL_TaF_OSa4-14qn_ii4c12T2qZQuvVpPrMkIwwIaQY9kwRx60hGd_lhfH7TXz50poZsts</text:a></text:p>
          </table:table-cell>
          <table:table-cell table:style-name="ce4" office:value-type="string" calcext:value-type="string">
            <text:p>1080 x 1080</text:p>
          </table:table-cell>
          <table:table-cell table:style-name="ce4" office:value-type="string" calcext:value-type="string">
            <text:p>608 × 1080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4" calcext:value-type="float">
            <text:p>104</text:p>
          </table:table-cell>
          <table:table-cell table:style-name="ce13" office:value-type="float" office:value="451" calcext:value-type="float">
            <text:p>451</text:p>
          </table:table-cell>
          <table:table-cell table:style-name="ce31" office:value-type="string" calcext:value-type="string" table:number-columns-spanned="7" table:number-rows-spanned="1">
            <text:p>Size image1 (281 KB), size image2 (158 KB) → compression. Image 2 has been cropped</text:p>
          </table:table-cell>
          <table:covered-table-cell table:number-columns-repeated="5" table:style-name="ce6"/>
          <table:covered-table-cell/>
        </table:table-row>
        <table:table-row table:style-name="ro4">
          <table:table-cell table:style-name="ce29" office:value-type="string" calcext:value-type="string">
            <text:p>https://scopely.widen.net/content/irofjendip </text:p>
          </table:table-cell>
          <table:table-cell office:value-type="string" calcext:value-type="string">
            <text:p>https://www.facebook.com/ads/image/?d=AQLtvRJl8OP_7csLtC30M9_Uz6UeL02zfAFvbpXOCIw3JSo[…]mSjaCCU4_YFOcCMHkCnVnitVn9BNsCxnm-uVXldyCiV4yUy2II4zvvcgnm-C <text:a xlink:href="https://www.facebook.com/ads/image/?d=AQJj4RGQye3lhVgOvKMl76yoalD6pNNpAnwgE-nVuhuf6IfqoiPFH6Jz1dXb13qxdqp7ibnj0Z07pHbySspL_TaF_OSa4-14qn_ii4c12T2qZQuvVpPrMkIwwIaQY9kwRx60hGd_lhfH7TXz50poZsts" xlink:type="simple">https://www.facebook.com/ads/image/?d=AQJj4RGQye3lhVgOvKMl76yoalD6pNNpAnwgE-nVuhuf6IfqoiPFH6Jz1dXb13qxdqp7ibnj0Z07pHbySspL_TaF_OSa4-14qn_ii4c12T2qZQuvVpPrMkIwwIaQY9kwRx60hGd_lhfH7TXz50poZsts</text:a></text:p>
          </table:table-cell>
          <table:table-cell table:number-columns-repeated="2" table:style-name="ce4" office:value-type="string" calcext:value-type="string">
            <text:p>1080 x 108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6" office:value-type="string" calcext:value-type="string" table:number-columns-spanned="7" table:number-rows-spanned="1">
            <text:p>Size image1 (281 KB), size image2 (1,1MB) → compression</text:p>
          </table:table-cell>
          <table:covered-table-cell table:number-columns-repeated="5" table:style-name="ce6"/>
          <table:covered-table-cell/>
        </table:table-row>
        <table:table-row table:style-name="ro1">
          <table:table-cell table:style-name="ce28" office:value-type="string" calcext:value-type="string">
            <text:p><text:a xlink:href="https://scopely.widen.net/content/j5p955e5g1" xlink:type="simple">https://scopely.widen.net/content/j5p955e5g1</text:a></text:p>
          </table:table-cell>
          <table:table-cell table:style-name="ce28" office:value-type="string" calcext:value-type="string">
            <text:p><text:a xlink:href="https://www.facebook.com/ads/image/?d=AQJAiEmGn3081cz4k-Ux96aDt7WgUkZrmNcscvryGdte-hdvQMlXiDSJocj_5NTv5FkPbMjo9Mvz6EEv-wQUicHEM_tbOlQOD9Gnl9Vp8hr3E0srnnLD2dNtSMQehFq9T5gfo6m75I1BGoUq-vlxsw-t" xlink:type="simple">https://www.facebook.com/ads/image/?d=AQJAiEmGn3081cz4k-Ux96aDt7WgUkZrmNcscvryGdte-hdvQMlXiDSJocj_5NTv5FkPbMjo9Mvz6EEv-wQUicHEM_tbOlQOD9Gnl9Vp8hr3E0srnnLD2dNtSMQehFq9T5gfo6m75I1BGoUq-vlxsw-t</text:a></text:p>
          </table:table-cell>
          <table:table-cell table:style-name="ce4" office:value-type="string" calcext:value-type="string">
            <text:p>1200 x 1500</text:p>
          </table:table-cell>
          <table:table-cell table:style-name="ce4" office:value-type="string" calcext:value-type="string">
            <text:p>1200 × 15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6" office:value-type="string" calcext:value-type="string" table:number-columns-spanned="7" table:number-rows-spanned="1">
            <text:p>Size image1 (392 KB) , size image2 (319 KM) → compression</text:p>
          </table:table-cell>
          <table:covered-table-cell table:number-columns-repeated="5" table:style-name="ce6"/>
          <table:covered-table-cell/>
        </table:table-row>
        <table:table-row table:style-name="ro1">
          <table:table-cell table:style-name="ce30" office:value-type="string" calcext:value-type="string" table:number-columns-spanned="2" table:number-rows-spanned="1">
            <text:p>example with 2 completely different images</text:p>
          </table:table-cell>
          <table:covered-table-cell/>
          <table:table-cell table:style-name="ce4" table:number-columns-repeated="4"/>
          <table:table-cell table:style-name="ce15"/>
          <table:table-cell table:style-name="ce6" table:number-columns-spanned="7" table:number-rows-spanned="1"/>
          <table:covered-table-cell table:number-columns-repeated="5" table:style-name="ce6"/>
          <table:covered-table-cell/>
        </table:table-row>
        <table:table-row table:style-name="ro1">
          <table:table-cell table:style-name="ce28" office:value-type="string" calcext:value-type="string">
            <text:p><text:span text:style-name="T1"><text:a xlink:href="https://scopely.widen.net/content/j5p955e5g1" xlink:type="simple">https://scopely.widen.net/content/j5p955e5g1</text:a></text:span></text:p>
          </table:table-cell>
          <table:table-cell office:value-type="string" calcext:value-type="string">
            <text:p><text:a xlink:href="https://scopely.widen.net/content/exv3fkkeh0" xlink:type="simple">https://scopely.widen.net/content/exv3fkkeh0</text:a></text:p>
          </table:table-cell>
          <table:table-cell table:style-name="ce4" office:value-type="string" calcext:value-type="string">
            <text:p>1200 x 1500</text:p>
          </table:table-cell>
          <table:table-cell table:style-name="ce4" office:value-type="string" calcext:value-type="string">
            <text:p>1024 x 1024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493" calcext:value-type="float">
            <text:p>493</text:p>
          </table:table-cell>
          <table:table-cell table:style-name="ce6" office:value-type="string" calcext:value-type="string" table:number-columns-spanned="7" table:number-rows-spanned="1">
            <text:p>Sizes are not relevant since they are not the same image</text:p>
          </table:table-cell>
          <table:covered-table-cell table:number-columns-repeated="5" table:style-name="ce6"/>
          <table:covered-table-cell/>
        </table:table-row>
        <table:table-row table:style-name="ro1">
          <table:table-cell table:style-name="ce28" office:value-type="string" calcext:value-type="string">
            <text:p><text:span text:style-name="T1"><text:a xlink:href="https://scopely.widen.net/content/exv3fkkeh0" xlink:type="simple">https://scopely.widen.net/content/exv3fkkeh0</text:a></text:span></text:p>
          </table:table-cell>
          <table:table-cell office:value-type="string" calcext:value-type="string">
            <text:p><text:span text:style-name="T1">https://www.facebook.com/ads/image/?d=AQLtvRJl8OP_7csLtC30M9_Uz6UeL02zfAFvbpXOCIw3JSo[…]mSjaCCU4_YFOcCMHkCnVnitVn9BNsCxnm-uVXldyCiV4yUy2II4zvvcgnm-C </text:span><text:span text:style-name="T1"><text:a xlink:href="https://www.facebook.com/ads/image/?d=AQJj4RGQye3lhVgOvKMl76yoalD6pNNpAnwgE-nVuhuf6IfqoiPFH6Jz1dXb13qxdqp7ibnj0Z07pHbySspL_TaF_OSa4-14qn_ii4c12T2qZQuvVpPrMkIwwIaQY9kwRx60hGd_lhfH7TXz50poZsts" xlink:type="simple">https://www.facebook.com/ads/image/?d=AQJj4RGQye3lhVgOvKMl76yoalD6pNNpAnwgE-nVuhuf6IfqoiPFH6Jz1dXb13qxdqp7ibnj0Z07pHbySspL_TaF_OSa4-14qn_ii4c12T2qZQuvVpPrMkIwwIaQY9kwRx60hGd_lhfH7TXz50poZsts</text:a></text:span></text:p>
          </table:table-cell>
          <table:table-cell table:style-name="ce4" office:value-type="string" calcext:value-type="string">
            <text:p>1024 x 1024</text:p>
          </table:table-cell>
          <table:table-cell table:style-name="ce4" office:value-type="string" calcext:value-type="string">
            <text:p>1080 x 108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490" calcext:value-type="float">
            <text:p>490</text:p>
          </table:table-cell>
          <table:table-cell table:style-name="ce6" office:value-type="string" calcext:value-type="string" table:number-columns-spanned="7" table:number-rows-spanned="1">
            <text:p>Sizes are not relevant since they are not the same image</text:p>
          </table:table-cell>
          <table:covered-table-cell table:number-columns-repeated="5" table:style-name="ce6"/>
          <table:covered-table-cell/>
        </table:table-row>
        <table:table-row table:style-name="ro1" table:number-rows-repeated="2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3" office:value-type="string" calcext:value-type="string">
            <text:p>Hamming distance (32 x 32)</text:p>
          </table:table-cell>
          <table:table-cell table:style-name="ce3" office:value-type="string" calcext:value-type="string">
            <text:p>% different bits</text:p>
          </table:table-cell>
          <table:table-cell/>
          <table:table-cell table:style-name="ce3" office:value-type="string" calcext:value-type="string">
            <text:p>Hamming distance (16x 16)</text:p>
          </table:table-cell>
          <table:table-cell table:style-name="ce3" office:value-type="string" calcext:value-type="string">
            <text:p>% different bits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A14]*100)/1024" office:value-type="float" office:value="1.07421875" calcext:value-type="float">
            <text:p>1.07421875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6" table:formula="of:=([.D14]*100)/(16*16)" office:value-type="float" office:value="0.78125" calcext:value-type="float">
            <text:p>0.78125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A15]*100)/1024" office:value-type="float" office:value="1.171875" calcext:value-type="float">
            <text:p>1.171875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6" table:formula="of:=([.D15]*100)/(16*16)" office:value-type="float" office:value="0.390625" calcext:value-type="float">
            <text:p>0.39062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16]*100)/1024" office:value-type="float" office:value="0.78125" calcext:value-type="float">
            <text:p>0.78125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6" table:formula="of:=([.D16]*100)/(16*16)" office:value-type="float" office:value="1.953125" calcext:value-type="float">
            <text:p>1.953125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A17]*100)/1024" office:value-type="float" office:value="1.46484375" calcext:value-type="float">
            <text:p>1.46484375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6" table:formula="of:=([.D17]*100)/(16*16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7" office:value-type="float" office:value="493" calcext:value-type="float">
            <text:p>493</text:p>
          </table:table-cell>
          <table:table-cell table:formula="of:=([.A18]*100)/1024" office:value-type="float" office:value="48.14453125" calcext:value-type="float">
            <text:p>48.14453125</text:p>
          </table:table-cell>
          <table:table-cell/>
          <table:table-cell table:style-name="ce13" office:value-type="float" office:value="104" calcext:value-type="float">
            <text:p>104</text:p>
          </table:table-cell>
          <table:table-cell table:style-name="ce6" table:formula="of:=([.D18]*100)/(16*16)" office:value-type="float" office:value="40.625" calcext:value-type="float">
            <text:p>40.625</text:p>
          </table:table-cell>
          <table:table-cell table:number-columns-repeated="9"/>
        </table:table-row>
        <table:table-row table:style-name="ro1">
          <table:table-cell table:style-name="ce37" office:value-type="float" office:value="490" calcext:value-type="float">
            <text:p>490</text:p>
          </table:table-cell>
          <table:table-cell table:formula="of:=([.A19]*100)/1024" office:value-type="float" office:value="47.8515625" calcext:value-type="float">
            <text:p>47.8515625</text:p>
          </table:table-cell>
          <table:table-cell/>
          <table:table-cell table:style-name="ce37" office:value-type="float" office:value="103" calcext:value-type="float">
            <text:p>103</text:p>
          </table:table-cell>
          <table:table-cell table:style-name="ce6" table:formula="of:=([.D19]*100)/(16*16)" office:value-type="float" office:value="40.234375" calcext:value-type="float">
            <text:p>40.234375</text:p>
          </table:table-cell>
          <table:table-cell table:number-columns-repeated="9"/>
        </table:table-row>
        <table:table-row table:style-name="ro1">
          <table:table-cell table:style-name="ce13" office:value-type="float" office:value="451" calcext:value-type="float">
            <text:p>451</text:p>
          </table:table-cell>
          <table:table-cell table:formula="of:=([.A20]*100)/1024" office:value-type="float" office:value="44.04296875" calcext:value-type="float">
            <text:p>44.04296875</text:p>
          </table:table-cell>
          <table:table-cell/>
          <table:table-cell table:style-name="ce37" office:value-type="float" office:value="120" calcext:value-type="float">
            <text:p>120</text:p>
          </table:table-cell>
          <table:table-cell table:style-name="ce6" table:formula="of:=([.D20]*100)/(16*16)" office:value-type="float" office:value="46.875" calcext:value-type="float">
            <text:p>46.875</text:p>
          </table:table-cell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3" office:value-type="string" calcext:value-type="string">
            <text:p>Hamming distance (8 x 8)</text:p>
          </table:table-cell>
          <table:table-cell table:style-name="ce3" office:value-type="string" calcext:value-type="string">
            <text:p>% different bits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3]*100)/(8*8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4]*100)/(8*8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5]*100)/(8*8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6]*100)/(8*8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formula="of:=([.A27]*100)/(8*8)" office:value-type="float" office:value="31.25" calcext:value-type="float">
            <text:p>31.25</text:p>
          </table:table-cell>
          <table:table-cell table:number-columns-repeated="12"/>
        </table:table-row>
        <table:table-row table:style-name="ro1">
          <table:table-cell table:style-name="ce37" office:value-type="float" office:value="26" calcext:value-type="float">
            <text:p>26</text:p>
          </table:table-cell>
          <table:table-cell table:formula="of:=([.A28]*100)/(8*8)" office:value-type="float" office:value="40.625" calcext:value-type="float">
            <text:p>40.625</text:p>
          </table:table-cell>
          <table:table-cell table:number-columns-repeated="12"/>
        </table:table-row>
        <table:table-row table:style-name="ro1">
          <table:table-cell table:style-name="ce37" office:value-type="float" office:value="23" calcext:value-type="float">
            <text:p>23</text:p>
          </table:table-cell>
          <table:table-cell table:formula="of:=([.A29]*100)/(8*8)" office:value-type="float" office:value="35.9375" calcext:value-type="float">
            <text:p>35.9375</text:p>
          </table:table-cell>
          <table:table-cell table:number-columns-repeated="12"/>
        </table:table-row>
      </table:table>
      <table:table table:name="Sheet6" table:style-name="ta1">
        <table:shapes>
          <draw:frame draw:z-index="0" draw:style-name="gr1" draw:text-style-name="P1" svg:width="24.726cm" svg:height="8.531cm" svg:x="5.886cm" svg:y="19.289cm">
            <draw:object draw:notify-on-update-of-ranges="Sheet6.B43:Sheet6.B46 Sheet6.A43:Sheet6.A46 Sheet6.H15:Sheet6.H24 Sheet6.G15:Sheet6.G24 Sheet6.B47:Sheet6.B47 Sheet6.A47:Sheet6.A47 Sheet6.B48:Sheet6.B49 Sheet6.A48:Sheet6.A4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24.726cm" svg:height="8.538cm" svg:x="5.887cm" svg:y="28.467cm">
            <draw:object draw:notify-on-update-of-ranges="Sheet6.B61:Sheet6.B64 Sheet6.A61:Sheet6.A64 Sheet6.F15:Sheet6.F24 Sheet6.E15:Sheet6.E24 Sheet6.B65:Sheet6.B65 Sheet6.A65:Sheet6.A65 Sheet6.B66:Sheet6.B67 Sheet6.A66:Sheet6.A6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3" table:number-columns-repeated="4" table:default-cell-style-name="Default"/>
        <table:table-column table:style-name="co15" table:default-cell-style-name="Default"/>
        <table:table-column table:style-name="co14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6" table:default-cell-style-name="Default"/>
        <table:table-row table:style-name="ro1">
          <table:table-cell table:number-columns-repeated="2" table:style-name="ce3" office:value-type="string" calcext:value-type="string">
            <text:p>Vídeo</text:p>
          </table:table-cell>
          <table:table-cell table:number-columns-repeated="2" table:style-name="ce3" office:value-type="string" calcext:value-type="string">
            <text:p>Frame</text:p>
          </table:table-cell>
          <table:table-cell table:style-name="ce3" office:value-type="string" calcext:value-type="string">
            <text:p>Hamming Distance ( phash 8 x 8)</text:p>
          </table:table-cell>
          <table:table-cell table:style-name="ce3" office:value-type="string" calcext:value-type="string">
            <text:p>Hamming Distance ( phash 16 x 16)</text:p>
          </table:table-cell>
          <table:table-cell table:style-name="ce3" office:value-type="string" calcext:value-type="string">
            <text:p>Hamming Distance ( phash 32 x 32)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EN</text:p>
          </table:table-cell>
          <table:table-cell table:number-columns-repeated="2" table:style-name="ce4" office:value-type="float" office:value="46" calcext:value-type="float">
            <text:p>46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ES</text:p>
          </table:table-cell>
          <table:table-cell table:number-columns-repeated="2" table:style-name="ce4" office:value-type="float" office:value="46" calcext:value-type="float">
            <text:p>46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FR</text:p>
          </table:table-cell>
          <table:table-cell table:number-columns-repeated="2" table:style-name="ce4" office:value-type="float" office:value="46" calcext:value-type="float">
            <text:p>46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>
            <text:p>DE</text:p>
          </table:table-cell>
          <table:table-cell table:style-name="ce6" office:value-type="string" calcext:value-type="string">
            <text:p>IT</text:p>
          </table:table-cell>
          <table:table-cell table:number-columns-repeated="2" table:style-name="ce4" office:value-type="float" office:value="46" calcext:value-type="float">
            <text:p>46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>
            <text:p>EN</text:p>
          </table:table-cell>
          <table:table-cell table:style-name="ce28" office:value-type="string" calcext:value-type="string">
            <text:p>ES</text:p>
          </table:table-cell>
          <table:table-cell table:number-columns-repeated="2" table:style-name="ce4" office:value-type="float" office:value="46" calcext:value-type="float">
            <text:p>46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85" calcext:value-type="float">
            <text:p>85</text:p>
          </table:table-cell>
          <table:table-cell table:style-name="ce40"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>
            <text:p>EN</text:p>
          </table:table-cell>
          <table:table-cell table:style-name="ce39" office:value-type="string" calcext:value-type="string">
            <text:p>FR</text:p>
          </table:table-cell>
          <table:table-cell table:number-columns-repeated="2" table:style-name="ce4" office:value-type="float" office:value="46" calcext:value-type="float">
            <text:p>46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>
            <text:p>EN</text:p>
          </table:table-cell>
          <table:table-cell table:style-name="ce6" office:value-type="string" calcext:value-type="string">
            <text:p>IT</text:p>
          </table:table-cell>
          <table:table-cell table:number-columns-repeated="2" table:style-name="ce4" office:value-type="float" office:value="46" calcext:value-type="float">
            <text:p>46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427" calcext:value-type="float">
            <text:p>427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>
            <text:p>ES</text:p>
          </table:table-cell>
          <table:table-cell table:style-name="ce6" office:value-type="string" calcext:value-type="string">
            <text:p>FR</text:p>
          </table:table-cell>
          <table:table-cell table:number-columns-repeated="2" table:style-name="ce4" office:value-type="float" office:value="46" calcext:value-type="float">
            <text:p>46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>
            <text:p>ES</text:p>
          </table:table-cell>
          <table:table-cell table:style-name="ce6" office:value-type="string" calcext:value-type="string">
            <text:p>IT</text:p>
          </table:table-cell>
          <table:table-cell table:number-columns-repeated="2" table:style-name="ce4" office:value-type="float" office:value="46" calcext:value-type="float">
            <text:p>4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IT</text:p>
          </table:table-cell>
          <table:table-cell table:number-columns-repeated="2" table:style-name="ce4" office:value-type="float" office:value="46" calcext:value-type="float">
            <text:p>4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table:style-name="ce3" office:value-type="string" calcext:value-type="string">
            <text:p>Hamming distance (8 x 8)</text:p>
          </table:table-cell>
          <table:table-cell table:style-name="ce3" office:value-type="string" calcext:value-type="string">
            <text:p>% different bits</text:p>
          </table:table-cell>
          <table:table-cell table:style-name="ce3" office:value-type="string" calcext:value-type="string">
            <text:p>Hamming distance (16 x 16)</text:p>
          </table:table-cell>
          <table:table-cell table:style-name="ce3" office:value-type="string" calcext:value-type="string">
            <text:p>% different bits</text:p>
          </table:table-cell>
          <table:table-cell table:style-name="ce3" office:value-type="string" calcext:value-type="string">
            <text:p>Hamming distance (32 x 32)</text:p>
          </table:table-cell>
          <table:table-cell table:style-name="ce3" office:value-type="string" calcext:value-type="string">
            <text:p>% different bits</text:p>
          </table:table-cell>
        </table:table-row>
        <table:table-row table:style-name="ro1">
          <table:table-cell table:number-columns-repeated="4"/>
          <table:table-cell table:style-name="ce40" office:value-type="float" office:value="12" calcext:value-type="float">
            <text:p>12</text:p>
          </table:table-cell>
          <table:table-cell table:style-name="ce6" table:formula="of:=([.E15]*100)/49" office:value-type="float" office:value="24.4897959183673" calcext:value-type="float">
            <text:p>24.4897959183673</text:p>
          </table:table-cell>
          <table:table-cell table:style-name="ce40" office:value-type="float" office:value="84" calcext:value-type="float">
            <text:p>84</text:p>
          </table:table-cell>
          <table:table-cell table:style-name="ce6" table:formula="of:=([.G15]*100)/225" office:value-type="float" office:value="37.3333333333333" calcext:value-type="float">
            <text:p>37.3333333333333</text:p>
          </table:table-cell>
          <table:table-cell table:style-name="ce40" office:value-type="float" office:value="429" calcext:value-type="float">
            <text:p>429</text:p>
          </table:table-cell>
          <table:table-cell table:style-name="ce6" table:formula="of:=([.I15]*100)/961" office:value-type="float" office:value="44.6409989594173" calcext:value-type="float">
            <text:p>44.6409989594173</text:p>
          </table:table-cell>
        </table:table-row>
        <table:table-row table:style-name="ro1">
          <table:table-cell table:number-columns-repeated="4"/>
          <table:table-cell table:style-name="ce40" office:value-type="float" office:value="3" calcext:value-type="float">
            <text:p>3</text:p>
          </table:table-cell>
          <table:table-cell table:style-name="ce6" table:formula="of:=([.E16]*100)/49" office:value-type="float" office:value="6.12244897959184" calcext:value-type="float">
            <text:p>6.12244897959184</text:p>
          </table:table-cell>
          <table:table-cell table:style-name="ce40" office:value-type="float" office:value="27" calcext:value-type="float">
            <text:p>27</text:p>
          </table:table-cell>
          <table:table-cell table:style-name="ce6" table:formula="of:=([.G16]*100)/225" office:value-type="float" office:value="12" calcext:value-type="float">
            <text:p>12</text:p>
          </table:table-cell>
          <table:table-cell table:style-name="ce40" office:value-type="float" office:value="163" calcext:value-type="float">
            <text:p>163</text:p>
          </table:table-cell>
          <table:table-cell table:style-name="ce6" table:formula="of:=([.I16]*100)/961" office:value-type="float" office:value="16.9614984391259" calcext:value-type="float">
            <text:p>16.9614984391259</text:p>
          </table:table-cell>
        </table:table-row>
        <table:table-row table:style-name="ro1">
          <table:table-cell table:number-columns-repeated="4"/>
          <table:table-cell table:style-name="ce40" office:value-type="float" office:value="2" calcext:value-type="float">
            <text:p>2</text:p>
          </table:table-cell>
          <table:table-cell table:style-name="ce6" table:formula="of:=([.E17]*100)/49" office:value-type="float" office:value="4.08163265306122" calcext:value-type="float">
            <text:p>4.08163265306122</text:p>
          </table:table-cell>
          <table:table-cell table:style-name="ce40" office:value-type="float" office:value="10" calcext:value-type="float">
            <text:p>10</text:p>
          </table:table-cell>
          <table:table-cell table:style-name="ce6" table:formula="of:=([.G17]*100)/225" office:value-type="float" office:value="4.44444444444444" calcext:value-type="float">
            <text:p>4.44444444444444</text:p>
          </table:table-cell>
          <table:table-cell table:style-name="ce40" office:value-type="float" office:value="91" calcext:value-type="float">
            <text:p>91</text:p>
          </table:table-cell>
          <table:table-cell table:style-name="ce6" table:formula="of:=([.I17]*100)/961" office:value-type="float" office:value="9.46930280957336" calcext:value-type="float">
            <text:p>9.46930280957336</text:p>
          </table:table-cell>
        </table:table-row>
        <table:table-row table:style-name="ro1">
          <table:table-cell table:number-columns-repeated="4"/>
          <table:table-cell table:style-name="ce40" office:value-type="float" office:value="3" calcext:value-type="float">
            <text:p>3</text:p>
          </table:table-cell>
          <table:table-cell table:style-name="ce6" table:formula="of:=([.E18]*100)/49" office:value-type="float" office:value="6.12244897959184" calcext:value-type="float">
            <text:p>6.12244897959184</text:p>
          </table:table-cell>
          <table:table-cell table:style-name="ce40" office:value-type="float" office:value="19" calcext:value-type="float">
            <text:p>19</text:p>
          </table:table-cell>
          <table:table-cell table:style-name="ce6" table:formula="of:=([.G18]*100)/225" office:value-type="float" office:value="8.44444444444444" calcext:value-type="float">
            <text:p>8.44444444444444</text:p>
          </table:table-cell>
          <table:table-cell table:style-name="ce40" office:value-type="float" office:value="94" calcext:value-type="float">
            <text:p>94</text:p>
          </table:table-cell>
          <table:table-cell table:style-name="ce6" table:formula="of:=([.I18]*100)/961" office:value-type="float" office:value="9.78147762747138" calcext:value-type="float">
            <text:p>9.78147762747138</text:p>
          </table:table-cell>
        </table:table-row>
        <table:table-row table:style-name="ro1">
          <table:table-cell table:number-columns-repeated="4"/>
          <table:table-cell table:style-name="ce40" office:value-type="float" office:value="13" calcext:value-type="float">
            <text:p>13</text:p>
          </table:table-cell>
          <table:table-cell table:style-name="ce6" table:formula="of:=([.E19]*100)/49" office:value-type="float" office:value="26.530612244898" calcext:value-type="float">
            <text:p>26.530612244898</text:p>
          </table:table-cell>
          <table:table-cell table:style-name="ce40" office:value-type="float" office:value="85" calcext:value-type="float">
            <text:p>85</text:p>
          </table:table-cell>
          <table:table-cell table:style-name="ce6" table:formula="of:=([.G19]*100)/225" office:value-type="float" office:value="37.7777777777778" calcext:value-type="float">
            <text:p>37.7777777777778</text:p>
          </table:table-cell>
          <table:table-cell table:style-name="ce40" office:value-type="float" office:value="444" calcext:value-type="float">
            <text:p>444</text:p>
          </table:table-cell>
          <table:table-cell table:style-name="ce6" table:formula="of:=([.I19]*100)/961" office:value-type="float" office:value="46.2018730489074" calcext:value-type="float">
            <text:p>46.2018730489074</text:p>
          </table:table-cell>
        </table:table-row>
        <table:table-row table:style-name="ro1">
          <table:table-cell table:number-columns-repeated="4"/>
          <table:table-cell table:style-name="ce40" office:value-type="float" office:value="12" calcext:value-type="float">
            <text:p>12</text:p>
          </table:table-cell>
          <table:table-cell table:style-name="ce6" table:formula="of:=([.E20]*100)/49" office:value-type="float" office:value="24.4897959183673" calcext:value-type="float">
            <text:p>24.4897959183673</text:p>
          </table:table-cell>
          <table:table-cell table:style-name="ce40" office:value-type="float" office:value="80" calcext:value-type="float">
            <text:p>80</text:p>
          </table:table-cell>
          <table:table-cell table:style-name="ce6" table:formula="of:=([.G20]*100)/225" office:value-type="float" office:value="35.5555555555556" calcext:value-type="float">
            <text:p>35.5555555555556</text:p>
          </table:table-cell>
          <table:table-cell table:style-name="ce40" office:value-type="float" office:value="430" calcext:value-type="float">
            <text:p>430</text:p>
          </table:table-cell>
          <table:table-cell table:style-name="ce6" table:formula="of:=([.I20]*100)/961" office:value-type="float" office:value="44.7450572320499" calcext:value-type="float">
            <text:p>44.7450572320499</text:p>
          </table:table-cell>
        </table:table-row>
        <table:table-row table:style-name="ro1">
          <table:table-cell table:number-columns-repeated="4"/>
          <table:table-cell table:style-name="ce40" office:value-type="float" office:value="11" calcext:value-type="float">
            <text:p>11</text:p>
          </table:table-cell>
          <table:table-cell table:style-name="ce6" table:formula="of:=([.E21]*100)/49" office:value-type="float" office:value="22.4489795918367" calcext:value-type="float">
            <text:p>22.4489795918367</text:p>
          </table:table-cell>
          <table:table-cell table:style-name="ce40" office:value-type="float" office:value="81" calcext:value-type="float">
            <text:p>81</text:p>
          </table:table-cell>
          <table:table-cell table:style-name="ce6" table:formula="of:=([.G21]*100)/225" office:value-type="float" office:value="36" calcext:value-type="float">
            <text:p>36</text:p>
          </table:table-cell>
          <table:table-cell table:style-name="ce40" office:value-type="float" office:value="427" calcext:value-type="float">
            <text:p>427</text:p>
          </table:table-cell>
          <table:table-cell table:style-name="ce6" table:formula="of:=([.I21]*100)/961" office:value-type="float" office:value="44.4328824141519" calcext:value-type="float">
            <text:p>44.4328824141519</text:p>
          </table:table-cell>
        </table:table-row>
        <table:table-row table:style-name="ro1">
          <table:table-cell table:number-columns-repeated="4"/>
          <table:table-cell table:style-name="ce40" office:value-type="float" office:value="3" calcext:value-type="float">
            <text:p>3</text:p>
          </table:table-cell>
          <table:table-cell table:style-name="ce6" table:formula="of:=([.E22]*100)/49" office:value-type="float" office:value="6.12244897959184" calcext:value-type="float">
            <text:p>6.12244897959184</text:p>
          </table:table-cell>
          <table:table-cell table:style-name="ce40" office:value-type="float" office:value="25" calcext:value-type="float">
            <text:p>25</text:p>
          </table:table-cell>
          <table:table-cell table:style-name="ce6" table:formula="of:=([.G22]*100)/225" office:value-type="float" office:value="11.1111111111111" calcext:value-type="float">
            <text:p>11.1111111111111</text:p>
          </table:table-cell>
          <table:table-cell table:style-name="ce40" office:value-type="float" office:value="156" calcext:value-type="float">
            <text:p>156</text:p>
          </table:table-cell>
          <table:table-cell table:style-name="ce6" table:formula="of:=([.I22]*100)/961" office:value-type="float" office:value="16.2330905306972" calcext:value-type="float">
            <text:p>16.2330905306972</text:p>
          </table:table-cell>
        </table:table-row>
        <table:table-row table:style-name="ro1"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6" table:formula="of:=([.E23]*100)/49" office:value-type="float" office:value="8.16326530612245" calcext:value-type="float">
            <text:p>8.16326530612245</text:p>
          </table:table-cell>
          <table:table-cell table:style-name="ce4" office:value-type="float" office:value="20" calcext:value-type="float">
            <text:p>20</text:p>
          </table:table-cell>
          <table:table-cell table:style-name="ce6" table:formula="of:=([.G23]*100)/225" office:value-type="float" office:value="8.88888888888889" calcext:value-type="float">
            <text:p>8.88888888888889</text:p>
          </table:table-cell>
          <table:table-cell table:style-name="ce4" office:value-type="float" office:value="137" calcext:value-type="float">
            <text:p>137</text:p>
          </table:table-cell>
          <table:table-cell table:style-name="ce6" table:formula="of:=([.I23]*100)/961" office:value-type="float" office:value="14.2559833506764" calcext:value-type="float">
            <text:p>14.2559833506764</text:p>
          </table:table-cell>
        </table:table-row>
        <table:table-row table:style-name="ro1"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6" table:formula="of:=([.E24]*100)/49" office:value-type="float" office:value="6.12244897959184" calcext:value-type="float">
            <text:p>6.12244897959184</text:p>
          </table:table-cell>
          <table:table-cell table:style-name="ce4" office:value-type="float" office:value="15" calcext:value-type="float">
            <text:p>15</text:p>
          </table:table-cell>
          <table:table-cell table:style-name="ce6" table:formula="of:=([.G24]*100)/225" office:value-type="float" office:value="6.66666666666667" calcext:value-type="float">
            <text:p>6.66666666666667</text:p>
          </table:table-cell>
          <table:table-cell table:style-name="ce4" office:value-type="float" office:value="103" calcext:value-type="float">
            <text:p>103</text:p>
          </table:table-cell>
          <table:table-cell table:style-name="ce6" table:formula="of:=([.I24]*100)/961" office:value-type="float" office:value="10.7180020811655" calcext:value-type="float">
            <text:p>10.718002081165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calcext:value-type="string">
            <text:p>Link original image</text:p>
          </table:table-cell>
          <table:table-cell table:style-name="ce3" office:value-type="string" calcext:value-type="string">
            <text:p>Link facebook</text:p>
          </table:table-cell>
          <table:table-cell table:style-name="ce3" office:value-type="string" calcext:value-type="string">
            <text:p>Size image1</text:p>
          </table:table-cell>
          <table:table-cell table:style-name="ce3" office:value-type="string" calcext:value-type="string">
            <text:p>Size image2</text:p>
          </table:table-cell>
          <table:table-cell table:style-name="ce3" office:value-type="string" calcext:value-type="string">
            <text:p>Hamming Distance ( phash 8 x 8)</text:p>
          </table:table-cell>
          <table:table-cell table:style-name="ce3" office:value-type="string" calcext:value-type="string">
            <text:p>Hamming Distance ( phash 16 x 16)</text:p>
          </table:table-cell>
          <table:table-cell table:style-name="ce3" office:value-type="string" calcext:value-type="string">
            <text:p>Hamming Distance ( phash 32 x 32)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>
            <text:p><text:a xlink:href="https://scopely.widen.net/content/exv3fkkeh0" xlink:type="simple">https://scopely.widen.net/content/exv3fkkeh0</text:a></text:p>
          </table:table-cell>
          <table:table-cell table:style-name="ce28" office:value-type="string" calcext:value-type="string">
            <text:p><text:a xlink:href="https://www.facebook.com/ads/image/?d=AQLHlGYHuMlyp_HjLGf150gOA3pfKMGA2WxBlBXzoCmUSZiJ6aayR1jo7Yu3Xae29e5g3ew6QXuU-LPatKUy15dLLT5pKbk3DFvU4iOj2wKwaQkIwW1-ouWsa6ZCM2PWbzK_CHYEcgpCZcMTrbDEzWoa" xlink:type="simple">https://www.facebook.com/ads/image/?d=AQLHlGYHuMlyp_HjLGf150gOA3pfKMGA2WxBlBXzoCmUSZiJ6aayR1jo7Yu3Xae29e5g3ew6QXuU-LPatKUy15dLLT5pKbk3DFvU4iOj2wKwaQkIwW1-ouWsa6ZCM2PWbzK_CHYEcgpCZcMTrbDEzWoa</text:a></text:p>
          </table:table-cell>
          <table:table-cell table:number-columns-repeated="2" table:style-name="ce4" office:value-type="string" calcext:value-type="string">
            <text:p>1024 x 10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>
            <text:p><text:a xlink:href="https://scopely.widen.net/content/bhz874b584" xlink:type="simple">https://scopely.widen.net/content/bhz874b584</text:a></text:p>
          </table:table-cell>
          <table:table-cell table:style-name="ce28" office:value-type="string" calcext:value-type="string">
            <text:p><text:a xlink:href="https://www.facebook.com/ads/image/?d=AQLBqj_rqFAyZR-CBZJ3WUrJBIwb9HbbspoY9L9ABibLvanadaPE8w7oLkRr9i5vCnavmppZE-JhahGBjDtEtFkAP0xFyI77H1tIfpA8TnMfZzeExefbdWQi-lXfTfuRQvylSjYSGGz9gLsG4GtpgMaK" xlink:type="simple">https://www.facebook.com/ads/image/?d=AQLBqj_rqFAyZR-CBZJ3WUrJBIwb9HbbspoY9L9ABibLvanadaPE8w7oLkRr9i5vCnavmppZE-JhahGBjDtEtFkAP0xFyI77H1tIfpA8TnMfZzeExefbdWQi-lXfTfuRQvylSjYSGGz9gLsG4GtpgMaK</text:a></text:p>
          </table:table-cell>
          <table:table-cell table:number-columns-repeated="2" table:style-name="ce4" office:value-type="string" calcext:value-type="string">
            <text:p>1024 x 10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https://scopely.widen.net/content/irofjendip </text:p>
          </table:table-cell>
          <table:table-cell table:style-name="ce28" office:value-type="string" calcext:value-type="string">
            <text:p><text:a xlink:href="https://www.facebook.com/ads/image/?d=AQJj4RGQye3lhVgOvKMl76yoalD6pNNpAnwgE-nVuhuf6IfqoiPFH6Jz1dXb13qxdqp7ibnj0Z07pHbySspL_TaF_OSa4-14qn_ii4c12T2qZQuvVpPrMkIwwIaQY9kwRx60hGd_lhfH7TXz50poZsts" xlink:type="simple">https://www.facebook.com/ads/image/?d=AQJj4RGQye3lhVgOvKMl76yoalD6pNNpAnwgE-nVuhuf6IfqoiPFH6Jz1dXb13qxdqp7ibnj0Z07pHbySspL_TaF_OSa4-14qn_ii4c12T2qZQuvVpPrMkIwwIaQY9kwRx60hGd_lhfH7TXz50poZsts</text:a></text:p>
          </table:table-cell>
          <table:table-cell table:style-name="ce4" office:value-type="string" calcext:value-type="string">
            <text:p>1080 x 1080</text:p>
          </table:table-cell>
          <table:table-cell table:style-name="ce4" office:value-type="string" calcext:value-type="string">
            <text:p>608 × 1080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4" calcext:value-type="float">
            <text:p>104</text:p>
          </table:table-cell>
          <table:table-cell table:style-name="ce13" office:value-type="float" office:value="451" calcext:value-type="float">
            <text:p>451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https://scopely.widen.net/content/irofjendip </text:p>
          </table:table-cell>
          <table:table-cell table:style-name="ce6" office:value-type="string" calcext:value-type="string">
            <text:p>https://www.facebook.com/ads/image/?d=AQLtvRJl8OP_7csLtC30M9_Uz6UeL02zfAFvbpXOCIw3JSo[…]mSjaCCU4_YFOcCMHkCnVnitVn9BNsCxnm-uVXldyCiV4yUy2II4zvvcgnm-C <text:a xlink:href="https://www.facebook.com/ads/image/?d=AQJj4RGQye3lhVgOvKMl76yoalD6pNNpAnwgE-nVuhuf6IfqoiPFH6Jz1dXb13qxdqp7ibnj0Z07pHbySspL_TaF_OSa4-14qn_ii4c12T2qZQuvVpPrMkIwwIaQY9kwRx60hGd_lhfH7TXz50poZsts" xlink:type="simple">https://www.facebook.com/ads/image/?d=AQJj4RGQye3lhVgOvKMl76yoalD6pNNpAnwgE-nVuhuf6IfqoiPFH6Jz1dXb13qxdqp7ibnj0Z07pHbySspL_TaF_OSa4-14qn_ii4c12T2qZQuvVpPrMkIwwIaQY9kwRx60hGd_lhfH7TXz50poZsts</text:a></text:p>
          </table:table-cell>
          <table:table-cell table:number-columns-repeated="2" table:style-name="ce4" office:value-type="string" calcext:value-type="string">
            <text:p>1080 x 108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>
            <text:p><text:a xlink:href="https://scopely.widen.net/content/j5p955e5g1" xlink:type="simple">https://scopely.widen.net/content/j5p955e5g1</text:a></text:p>
          </table:table-cell>
          <table:table-cell table:style-name="ce28" office:value-type="string" calcext:value-type="string">
            <text:p><text:a xlink:href="https://www.facebook.com/ads/image/?d=AQJAiEmGn3081cz4k-Ux96aDt7WgUkZrmNcscvryGdte-hdvQMlXiDSJocj_5NTv5FkPbMjo9Mvz6EEv-wQUicHEM_tbOlQOD9Gnl9Vp8hr3E0srnnLD2dNtSMQehFq9T5gfo6m75I1BGoUq-vlxsw-t" xlink:type="simple">https://www.facebook.com/ads/image/?d=AQJAiEmGn3081cz4k-Ux96aDt7WgUkZrmNcscvryGdte-hdvQMlXiDSJocj_5NTv5FkPbMjo9Mvz6EEv-wQUicHEM_tbOlQOD9Gnl9Vp8hr3E0srnnLD2dNtSMQehFq9T5gfo6m75I1BGoUq-vlxsw-t</text:a></text:p>
          </table:table-cell>
          <table:table-cell table:style-name="ce4" office:value-type="string" calcext:value-type="string">
            <text:p>1200 x 1500</text:p>
          </table:table-cell>
          <table:table-cell table:style-name="ce4" office:value-type="string" calcext:value-type="string">
            <text:p>1200 × 15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30" office:value-type="string" calcext:value-type="string" table:number-columns-spanned="2" table:number-rows-spanned="1">
            <text:p>example with 2 completely different images</text:p>
          </table:table-cell>
          <table:covered-table-cell table:style-name="ce6"/>
          <table:table-cell table:style-name="ce4" table:number-columns-repeated="4"/>
          <table:table-cell table:style-name="ce15"/>
          <table:table-cell table:number-columns-repeated="3"/>
        </table:table-row>
        <table:table-row table:style-name="ro1">
          <table:table-cell table:style-name="ce28" office:value-type="string" calcext:value-type="string">
            <text:p><text:span text:style-name="T1"><text:a xlink:href="https://scopely.widen.net/content/j5p955e5g1" xlink:type="simple">https://scopely.widen.net/content/j5p955e5g1</text:a></text:span></text:p>
          </table:table-cell>
          <table:table-cell table:style-name="ce6" office:value-type="string" calcext:value-type="string">
            <text:p><text:a xlink:href="https://scopely.widen.net/content/exv3fkkeh0" xlink:type="simple">https://scopely.widen.net/content/exv3fkkeh0</text:a></text:p>
          </table:table-cell>
          <table:table-cell table:style-name="ce4" office:value-type="string" calcext:value-type="string">
            <text:p>1200 x 1500</text:p>
          </table:table-cell>
          <table:table-cell table:style-name="ce4" office:value-type="string" calcext:value-type="string">
            <text:p>1024 x 1024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>
            <text:p><text:span text:style-name="T1"><text:a xlink:href="https://scopely.widen.net/content/exv3fkkeh0" xlink:type="simple">https://scopely.widen.net/content/exv3fkkeh0</text:a></text:span></text:p>
          </table:table-cell>
          <table:table-cell table:style-name="ce6" office:value-type="string" calcext:value-type="string">
            <text:p><text:span text:style-name="T1">https://www.facebook.com/ads/image/?d=AQLtvRJl8OP_7csLtC30M9_Uz6UeL02zfAFvbpXOCIw3JSo[…]mSjaCCU4_YFOcCMHkCnVnitVn9BNsCxnm-uVXldyCiV4yUy2II4zvvcgnm-C </text:span><text:span text:style-name="T1"><text:a xlink:href="https://www.facebook.com/ads/image/?d=AQJj4RGQye3lhVgOvKMl76yoalD6pNNpAnwgE-nVuhuf6IfqoiPFH6Jz1dXb13qxdqp7ibnj0Z07pHbySspL_TaF_OSa4-14qn_ii4c12T2qZQuvVpPrMkIwwIaQY9kwRx60hGd_lhfH7TXz50poZsts" xlink:type="simple">https://www.facebook.com/ads/image/?d=AQJj4RGQye3lhVgOvKMl76yoalD6pNNpAnwgE-nVuhuf6IfqoiPFH6Jz1dXb13qxdqp7ibnj0Z07pHbySspL_TaF_OSa4-14qn_ii4c12T2qZQuvVpPrMkIwwIaQY9kwRx60hGd_lhfH7TXz50poZsts</text:a></text:span></text:p>
          </table:table-cell>
          <table:table-cell table:style-name="ce4" office:value-type="string" calcext:value-type="string">
            <text:p>1024 x 1024</text:p>
          </table:table-cell>
          <table:table-cell table:style-name="ce4" office:value-type="string" calcext:value-type="string">
            <text:p>1080 x 108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490" calcext:value-type="float">
            <text:p>490</text:p>
          </table:table-cell>
          <table:table-cell table:number-columns-repeated="3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style-name="ce3" office:value-type="string" calcext:value-type="string">
            <text:p>Hamming distance (16x 16)</text:p>
          </table:table-cell>
          <table:table-cell table:style-name="ce3" office:value-type="string" calcext:value-type="string">
            <text:p>% different bits</text:p>
          </table:table-cell>
          <table:table-cell table:number-columns-repeated="8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6" table:formula="of:=([.A43]*100)/(16*16)" office:value-type="float" office:value="0.78125" calcext:value-type="float">
            <text:p>0.78125</text:p>
          </table:table-cell>
          <table:table-cell table:number-columns-repeated="8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6" table:formula="of:=([.A44]*100)/(16*16)" office:value-type="float" office:value="0.390625" calcext:value-type="float">
            <text:p>0.390625</text:p>
          </table:table-cell>
          <table:table-cell table:number-columns-repeated="8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6" table:formula="of:=([.A45]*100)/(16*16)" office:value-type="float" office:value="1.953125" calcext:value-type="float">
            <text:p>1.953125</text:p>
          </table:table-cell>
          <table:table-cell table:number-columns-repeated="8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6" table:formula="of:=([.A46]*100)/(16*16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3" office:value-type="float" office:value="104" calcext:value-type="float">
            <text:p>104</text:p>
          </table:table-cell>
          <table:table-cell table:style-name="ce6" table:formula="of:=([.A47]*100)/(16*16)" office:value-type="float" office:value="40.625" calcext:value-type="float">
            <text:p>40.625</text:p>
          </table:table-cell>
          <table:table-cell table:number-columns-repeated="8"/>
        </table:table-row>
        <table:table-row table:style-name="ro1">
          <table:table-cell table:style-name="ce37" office:value-type="float" office:value="103" calcext:value-type="float">
            <text:p>103</text:p>
          </table:table-cell>
          <table:table-cell table:style-name="ce6" table:formula="of:=([.A48]*100)/(16*16)" office:value-type="float" office:value="40.234375" calcext:value-type="float">
            <text:p>40.234375</text:p>
          </table:table-cell>
          <table:table-cell table:number-columns-repeated="8"/>
        </table:table-row>
        <table:table-row table:style-name="ro1">
          <table:table-cell table:style-name="ce37" office:value-type="float" office:value="120" calcext:value-type="float">
            <text:p>120</text:p>
          </table:table-cell>
          <table:table-cell table:style-name="ce6" table:formula="of:=([.A49]*100)/(16*16)" office:value-type="float" office:value="46.875" calcext:value-type="float">
            <text:p>46.875</text:p>
          </table:table-cell>
          <table:table-cell table:number-columns-repeated="8"/>
        </table:table-row>
        <table:table-row table:style-name="ro1" table:number-rows-repeated="10">
          <table:table-cell table:number-columns-repeated="10"/>
        </table:table-row>
        <table:table-row table:style-name="ro1">
          <table:table-cell table:style-name="ce3" office:value-type="string" calcext:value-type="string">
            <text:p>Hamming distance (8 x 8)</text:p>
          </table:table-cell>
          <table:table-cell table:style-name="ce3" office:value-type="string" calcext:value-type="string">
            <text:p>% different bits</text:p>
          </table:table-cell>
          <table:table-cell table:number-columns-repeated="8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6" table:formula="of:=([.A61]*100)/(8*8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6" table:formula="of:=([.A62]*100)/(8*8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6" table:formula="of:=([.A63]*100)/(8*8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6" table:formula="of:=([.A64]*100)/(8*8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6" table:formula="of:=([.A65]*100)/(8*8)" office:value-type="float" office:value="31.25" calcext:value-type="float">
            <text:p>31.25</text:p>
          </table:table-cell>
          <table:table-cell table:number-columns-repeated="8"/>
        </table:table-row>
        <table:table-row table:style-name="ro1">
          <table:table-cell table:style-name="ce37" office:value-type="float" office:value="26" calcext:value-type="float">
            <text:p>26</text:p>
          </table:table-cell>
          <table:table-cell table:style-name="ce6" table:formula="of:=([.A66]*100)/(8*8)" office:value-type="float" office:value="40.625" calcext:value-type="float">
            <text:p>40.625</text:p>
          </table:table-cell>
          <table:table-cell table:number-columns-repeated="8"/>
        </table:table-row>
        <table:table-row table:style-name="ro1">
          <table:table-cell table:style-name="ce37" office:value-type="float" office:value="23" calcext:value-type="float">
            <text:p>23</text:p>
          </table:table-cell>
          <table:table-cell table:style-name="ce6" table:formula="of:=([.A67]*100)/(8*8)" office:value-type="float" office:value="35.9375" calcext:value-type="float">
            <text:p>35.9375</text:p>
          </table:table-cell>
          <table:table-cell table:number-columns-repeated="8"/>
        </table:table-row>
      </table:table>
      <table:table table:name="Sheet7" table:style-name="ta1">
        <table:shapes>
          <draw:frame draw:z-index="0" draw:style-name="gr1" draw:text-style-name="P1" svg:width="24.726cm" svg:height="8.531cm" svg:x="26.298cm" svg:y="14.902cm">
            <draw:object draw:notify-on-update-of-ranges="Sheet6.B43:Sheet6.B46 Sheet6.A43:Sheet6.A46 Sheet7.D34:Sheet7.D61 Sheet7.C34:Sheet7.C61 Sheet6.B47:Sheet6.B47 Sheet6.A47:Sheet6.A47 Sheet6.B48:Sheet6.B49 Sheet6.A48:Sheet6.A4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24.726cm" svg:height="8.538cm" svg:x="26.246cm" svg:y="24.208cm">
            <draw:object draw:notify-on-update-of-ranges="Sheet7.A34:Sheet7.A61 Sheet6.B61:Sheet6.B64 Sheet6.A61:Sheet6.A64 Sheet7.B34:Sheet7.B61 Sheet6.E15:Sheet6.E24 Sheet6.B65:Sheet6.B65 Sheet6.A65:Sheet6.A65 Sheet6.B66:Sheet6.B67 Sheet6.A66:Sheet6.A6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24.726cm" svg:height="8.538cm" svg:x="26.932cm" svg:y="33.741cm">
            <draw:object draw:notify-on-update-of-ranges="Sheet7.A34:Sheet7.A61 Sheet7.B68:Sheet7.B72 Sheet7.A68:Sheet7.A72 Sheet7.F34:Sheet7.F61 Sheet7.E34:Sheet7.E61 Sheet7.B73:Sheet7.B73 Sheet7.A73:Sheet7.A73 Sheet7.B74:Sheet7.B75 Sheet7.A74:Sheet7.A7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4" table:default-cell-style-name="ce4"/>
        <table:table-column table:style-name="co3" table:default-cell-style-name="ce6"/>
        <table:table-column table:style-name="co3" table:default-cell-style-name="ce4"/>
        <table:table-column table:style-name="co3" table:default-cell-style-name="ce6"/>
        <table:table-column table:style-name="co15" table:default-cell-style-name="ce4"/>
        <table:table-column table:style-name="co14" table:default-cell-style-name="ce6"/>
        <table:table-column table:style-name="co14" table:default-cell-style-name="Default"/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number-columns-repeated="2" table:style-name="ce3" office:value-type="string" calcext:value-type="string">
            <text:p>Vídeo</text:p>
          </table:table-cell>
          <table:table-cell table:number-columns-repeated="2" table:style-name="ce3" office:value-type="string" calcext:value-type="string">
            <text:p>Frame</text:p>
          </table:table-cell>
          <table:table-cell table:style-name="ce3" office:value-type="string" calcext:value-type="string">
            <text:p>Hamming Distance ( phash 8 x 8)</text:p>
          </table:table-cell>
          <table:table-cell table:style-name="ce3" office:value-type="string" calcext:value-type="string">
            <text:p>Hamming Distance ( phash 16 x 16)</text:p>
          </table:table-cell>
          <table:table-cell table:style-name="ce3" office:value-type="string" calcext:value-type="string">
            <text:p>Hamming Distance ( phash 32 x 32)</text:p>
          </table:table-cell>
        </table:table-row>
        <table:table-row table:style-name="ro1"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EN</text:p>
          </table:table-cell>
          <table:table-cell table:number-columns-repeated="2" table:style-name="ce43" office:value-type="float" office:value="46" calcext:value-type="float">
            <text:p>46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429" calcext:value-type="float">
            <text:p>429</text:p>
          </table:table-cell>
        </table:table-row>
        <table:table-row table:style-name="ro1"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ES</text:p>
          </table:table-cell>
          <table:table-cell table:number-columns-repeated="2" table:style-name="ce43" office:value-type="float" office:value="46" calcext:value-type="float">
            <text:p>46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163" calcext:value-type="float">
            <text:p>163</text:p>
          </table:table-cell>
        </table:table-row>
        <table:table-row table:style-name="ro1"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FR</text:p>
          </table:table-cell>
          <table:table-cell table:number-columns-repeated="2" table:style-name="ce43" office:value-type="float" office:value="46" calcext:value-type="float">
            <text:p>46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91" calcext:value-type="float">
            <text:p>91</text:p>
          </table:table-cell>
        </table:table-row>
        <table:table-row table:style-name="ro1">
          <table:table-cell table:style-name="ce28" office:value-type="string" calcext:value-type="string">
            <text:p>DE</text:p>
          </table:table-cell>
          <table:table-cell office:value-type="string" calcext:value-type="string">
            <text:p>IT</text:p>
          </table:table-cell>
          <table:table-cell table:number-columns-repeated="2" table:style-name="ce43" office:value-type="float" office:value="46" calcext:value-type="float">
            <text:p>46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94" calcext:value-type="float">
            <text:p>94</text:p>
          </table:table-cell>
        </table:table-row>
        <table:table-row table:style-name="ro1">
          <table:table-cell table:style-name="ce28" office:value-type="string" calcext:value-type="string">
            <text:p>EN</text:p>
          </table:table-cell>
          <table:table-cell table:style-name="ce28" office:value-type="string" calcext:value-type="string">
            <text:p>ES</text:p>
          </table:table-cell>
          <table:table-cell table:number-columns-repeated="2" table:style-name="ce43" office:value-type="float" office:value="46" calcext:value-type="float">
            <text:p>46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85" calcext:value-type="float">
            <text:p>85</text:p>
          </table:table-cell>
          <table:table-cell table:style-name="ce40" office:value-type="float" office:value="444" calcext:value-type="float">
            <text:p>444</text:p>
          </table:table-cell>
        </table:table-row>
        <table:table-row table:style-name="ro1">
          <table:table-cell table:style-name="ce28" office:value-type="string" calcext:value-type="string">
            <text:p>EN</text:p>
          </table:table-cell>
          <table:table-cell table:style-name="ce39" office:value-type="string" calcext:value-type="string">
            <text:p>FR</text:p>
          </table:table-cell>
          <table:table-cell table:number-columns-repeated="2" table:style-name="ce43" office:value-type="float" office:value="46" calcext:value-type="float">
            <text:p>46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430" calcext:value-type="float">
            <text:p>430</text:p>
          </table:table-cell>
        </table:table-row>
        <table:table-row table:style-name="ro1">
          <table:table-cell table:style-name="ce28" office:value-type="string" calcext:value-type="string">
            <text:p>EN</text:p>
          </table:table-cell>
          <table:table-cell office:value-type="string" calcext:value-type="string">
            <text:p>IT</text:p>
          </table:table-cell>
          <table:table-cell table:number-columns-repeated="2" table:style-name="ce43" office:value-type="float" office:value="46" calcext:value-type="float">
            <text:p>46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427" calcext:value-type="float">
            <text:p>427</text:p>
          </table:table-cell>
        </table:table-row>
        <table:table-row table:style-name="ro1">
          <table:table-cell table:style-name="ce28" office:value-type="string" calcext:value-type="string">
            <text:p>ES</text:p>
          </table:table-cell>
          <table:table-cell office:value-type="string" calcext:value-type="string">
            <text:p>FR</text:p>
          </table:table-cell>
          <table:table-cell table:number-columns-repeated="2" table:style-name="ce43" office:value-type="float" office:value="46" calcext:value-type="float">
            <text:p>46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156" calcext:value-type="float">
            <text:p>156</text:p>
          </table:table-cell>
        </table:table-row>
        <table:table-row table:style-name="ro1">
          <table:table-cell table:style-name="ce28" office:value-type="string" calcext:value-type="string">
            <text:p>ES</text:p>
          </table:table-cell>
          <table:table-cell office:value-type="string" calcext:value-type="string">
            <text:p>IT</text:p>
          </table:table-cell>
          <table:table-cell table:number-columns-repeated="2" table:style-name="ce43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37" calcext:value-type="float">
            <text:p>137</text:p>
          </table:table-cell>
        </table:table-row>
        <table:table-row table:style-name="ro1">
          <table:table-cell table:style-name="ce6" office:value-type="string" calcext:value-type="string">
            <text:p>FR</text:p>
          </table:table-cell>
          <table:table-cell office:value-type="string" calcext:value-type="string">
            <text:p>IT</text:p>
          </table:table-cell>
          <table:table-cell table:number-columns-repeated="2" table:style-name="ce43"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03" calcext:value-type="float">
            <text:p>103</text:p>
          </table:table-cell>
        </table:table-row>
        <table:table-row table:style-name="ro1">
          <table:table-cell table:style-name="ce6" office:value-type="string" calcext:value-type="string">
            <text:p>FR</text:p>
          </table:table-cell>
          <table:table-cell office:value-type="string" calcext:value-type="string">
            <text:p>IT</text:p>
          </table:table-cell>
          <table:table-cell table:number-columns-repeated="2" table:style-name="ce1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62" calcext:value-type="float">
            <text:p>62</text:p>
          </table:table-cell>
        </table:table-row>
        <table:table-row table:style-name="ro1">
          <table:table-cell table:style-name="ce6" office:value-type="string" calcext:value-type="string">
            <text:p>FR</text:p>
          </table:table-cell>
          <table:table-cell office:value-type="string" calcext:value-type="string">
            <text:p>DE</text:p>
          </table:table-cell>
          <table:table-cell table:number-columns-repeated="2" table:style-name="ce1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5" calcext:value-type="float">
            <text:p>55</text:p>
          </table:table-cell>
        </table:table-row>
        <table:table-row table:style-name="ro1">
          <table:table-cell table:style-name="ce6" office:value-type="string" calcext:value-type="string">
            <text:p>FR</text:p>
          </table:table-cell>
          <table:table-cell office:value-type="string" calcext:value-type="string">
            <text:p>ES</text:p>
          </table:table-cell>
          <table:table-cell table:number-columns-repeated="2" table:style-name="ce12"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88" calcext:value-type="float">
            <text:p>88</text:p>
          </table:table-cell>
        </table:table-row>
        <table:table-row table:style-name="ro1">
          <table:table-cell table:style-name="ce6" office:value-type="string" calcext:value-type="string">
            <text:p>ES</text:p>
          </table:table-cell>
          <table:table-cell office:value-type="string" calcext:value-type="string">
            <text:p>IT</text:p>
          </table:table-cell>
          <table:table-cell table:number-columns-repeated="2" table:style-name="ce1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74" calcext:value-type="float">
            <text:p>74</text:p>
          </table:table-cell>
        </table:table-row>
        <table:table-row table:style-name="ro1">
          <table:table-cell table:style-name="ce6" office:value-type="string" calcext:value-type="string">
            <text:p>ES</text:p>
          </table:table-cell>
          <table:table-cell office:value-type="string" calcext:value-type="string">
            <text:p>DE</text:p>
          </table:table-cell>
          <table:table-cell table:number-columns-repeated="2" table:style-name="ce1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1" calcext:value-type="float">
            <text:p>101</text:p>
          </table:table-cell>
        </table:table-row>
        <table:table-row table:style-name="ro1">
          <table:table-cell table:style-name="ce6" office:value-type="string" calcext:value-type="string">
            <text:p>DE</text:p>
          </table:table-cell>
          <table:table-cell office:value-type="string" calcext:value-type="string">
            <text:p>IT</text:p>
          </table:table-cell>
          <table:table-cell table:number-columns-repeated="2" table:style-name="ce12"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61" calcext:value-type="float">
            <text:p>61</text:p>
          </table:table-cell>
        </table:table-row>
        <table:table-row table:style-name="ro1">
          <table:table-cell table:style-name="ce6" office:value-type="string" calcext:value-type="string">
            <text:p>FR</text:p>
          </table:table-cell>
          <table:table-cell office:value-type="string" calcext:value-type="string">
            <text:p>IT</text:p>
          </table:table-cell>
          <table:table-cell table:number-columns-repeated="2" table:style-name="ce44"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7" calcext:value-type="float">
            <text:p>97</text:p>
          </table:table-cell>
        </table:table-row>
        <table:table-row table:style-name="ro1">
          <table:table-cell table:style-name="ce6" office:value-type="string" calcext:value-type="string">
            <text:p>FR</text:p>
          </table:table-cell>
          <table:table-cell office:value-type="string" calcext:value-type="string">
            <text:p>DE</text:p>
          </table:table-cell>
          <table:table-cell table:number-columns-repeated="2" table:style-name="ce44"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8" calcext:value-type="float">
            <text:p>88</text:p>
          </table:table-cell>
        </table:table-row>
        <table:table-row table:style-name="ro1">
          <table:table-cell table:style-name="ce6" office:value-type="string" calcext:value-type="string">
            <text:p>FR</text:p>
          </table:table-cell>
          <table:table-cell office:value-type="string" calcext:value-type="string">
            <text:p>ES</text:p>
          </table:table-cell>
          <table:table-cell table:number-columns-repeated="2" table:style-name="ce44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88" calcext:value-type="float">
            <text:p>88</text:p>
          </table:table-cell>
        </table:table-row>
        <table:table-row table:style-name="ro1">
          <table:table-cell table:style-name="ce6" office:value-type="string" calcext:value-type="string">
            <text:p>ES</text:p>
          </table:table-cell>
          <table:table-cell office:value-type="string" calcext:value-type="string">
            <text:p>IT</text:p>
          </table:table-cell>
          <table:table-cell table:number-columns-repeated="2" table:style-name="ce44"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7" calcext:value-type="float">
            <text:p>77</text:p>
          </table:table-cell>
        </table:table-row>
        <table:table-row table:style-name="ro1">
          <table:table-cell table:style-name="ce6" office:value-type="string" calcext:value-type="string">
            <text:p>ES</text:p>
          </table:table-cell>
          <table:table-cell office:value-type="string" calcext:value-type="string">
            <text:p>DE</text:p>
          </table:table-cell>
          <table:table-cell table:number-columns-repeated="2" table:style-name="ce44"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86" calcext:value-type="float">
            <text:p>86</text:p>
          </table:table-cell>
        </table:table-row>
        <table:table-row table:style-name="ro1">
          <table:table-cell table:style-name="ce6" office:value-type="string" calcext:value-type="string">
            <text:p>DE</text:p>
          </table:table-cell>
          <table:table-cell office:value-type="string" calcext:value-type="string">
            <text:p>IT</text:p>
          </table:table-cell>
          <table:table-cell table:number-columns-repeated="2" table:style-name="ce44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3" calcext:value-type="float">
            <text:p>73</text:p>
          </table:table-cell>
        </table:table-row>
        <table:table-row table:style-name="ro1">
          <table:table-cell table:style-name="ce6" office:value-type="string" calcext:value-type="string">
            <text:p>FR</text:p>
          </table:table-cell>
          <table:table-cell office:value-type="string" calcext:value-type="string">
            <text:p>IT</text:p>
          </table:table-cell>
          <table:table-cell table:number-columns-repeated="2" table:style-name="ce45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2" calcext:value-type="float">
            <text:p>102</text:p>
          </table:table-cell>
        </table:table-row>
        <table:table-row table:style-name="ro1">
          <table:table-cell table:style-name="ce6" office:value-type="string" calcext:value-type="string">
            <text:p>FR</text:p>
          </table:table-cell>
          <table:table-cell office:value-type="string" calcext:value-type="string">
            <text:p>DE</text:p>
          </table:table-cell>
          <table:table-cell table:number-columns-repeated="2" table:style-name="ce45"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93" calcext:value-type="float">
            <text:p>93</text:p>
          </table:table-cell>
        </table:table-row>
        <table:table-row table:style-name="ro1">
          <table:table-cell table:style-name="ce6" office:value-type="string" calcext:value-type="string">
            <text:p>FR</text:p>
          </table:table-cell>
          <table:table-cell office:value-type="string" calcext:value-type="string">
            <text:p>ES</text:p>
          </table:table-cell>
          <table:table-cell table:number-columns-repeated="2" table:style-name="ce45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9" calcext:value-type="float">
            <text:p>59</text:p>
          </table:table-cell>
        </table:table-row>
        <table:table-row table:style-name="ro1">
          <table:table-cell table:style-name="ce6" office:value-type="string" calcext:value-type="string">
            <text:p>ES</text:p>
          </table:table-cell>
          <table:table-cell office:value-type="string" calcext:value-type="string">
            <text:p>IT</text:p>
          </table:table-cell>
          <table:table-cell table:number-columns-repeated="2" table:style-name="ce45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9" calcext:value-type="float">
            <text:p>79</text:p>
          </table:table-cell>
        </table:table-row>
        <table:table-row table:style-name="ro1">
          <table:table-cell table:style-name="ce6" office:value-type="string" calcext:value-type="string">
            <text:p>ES</text:p>
          </table:table-cell>
          <table:table-cell office:value-type="string" calcext:value-type="string">
            <text:p>DE</text:p>
          </table:table-cell>
          <table:table-cell table:number-columns-repeated="2" table:style-name="ce45"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20" calcext:value-type="float">
            <text:p>120</text:p>
          </table:table-cell>
        </table:table-row>
        <table:table-row table:style-name="ro1">
          <table:table-cell table:style-name="ce6" office:value-type="string" calcext:value-type="string">
            <text:p>DE</text:p>
          </table:table-cell>
          <table:table-cell office:value-type="string" calcext:value-type="string">
            <text:p>IT</text:p>
          </table:table-cell>
          <table:table-cell table:number-columns-repeated="2" table:style-name="ce45"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55" calcext:value-type="float">
            <text:p>155</text:p>
          </table:table-cell>
        </table:table-row>
        <table:table-row table:style-name="ro1" table:number-rows-repeated="2">
          <table:table-cell table:style-name="Default" table:number-columns-repeated="6"/>
          <table:table-cell/>
        </table:table-row>
        <table:table-row table:style-name="ro1">
          <table:table-cell table:style-name="ce3" office:value-type="string" calcext:value-type="string">
            <text:p>Hamming distance (8 x 8)</text:p>
          </table:table-cell>
          <table:table-cell table:style-name="ce3" office:value-type="string" calcext:value-type="string">
            <text:p>% different bits</text:p>
          </table:table-cell>
          <table:table-cell table:style-name="ce3" office:value-type="string" calcext:value-type="string">
            <text:p>Hamming distance (16 x 16)</text:p>
          </table:table-cell>
          <table:table-cell table:style-name="ce3" office:value-type="string" calcext:value-type="string">
            <text:p>% different bits</text:p>
          </table:table-cell>
          <table:table-cell table:style-name="ce3" office:value-type="string" calcext:value-type="string">
            <text:p>Hamming distance (32 x 32)</text:p>
          </table:table-cell>
          <table:table-cell table:style-name="ce3" office:value-type="string" calcext:value-type="string">
            <text:p>% different bits</text:p>
          </table:table-cell>
          <table:table-cell/>
        </table:table-row>
        <table:table-row table:style-name="ro1">
          <table:table-cell table:style-name="ce40" office:value-type="float" office:value="12" calcext:value-type="float">
            <text:p>12</text:p>
          </table:table-cell>
          <table:table-cell table:formula="of:=([.A34]*100)/49" office:value-type="float" office:value="24.4897959183673" calcext:value-type="float">
            <text:p>24.4897959183673</text:p>
          </table:table-cell>
          <table:table-cell table:style-name="ce40" office:value-type="float" office:value="84" calcext:value-type="float">
            <text:p>84</text:p>
          </table:table-cell>
          <table:table-cell table:formula="of:=([.C34]*100)/225" office:value-type="float" office:value="37.3333333333333" calcext:value-type="float">
            <text:p>37.3333333333333</text:p>
          </table:table-cell>
          <table:table-cell table:style-name="ce40" office:value-type="float" office:value="429" calcext:value-type="float">
            <text:p>429</text:p>
          </table:table-cell>
          <table:table-cell table:formula="of:=([.E34]*100)/961" office:value-type="float" office:value="44.6409989594173" calcext:value-type="float">
            <text:p>44.6409989594173</text:p>
          </table:table-cell>
          <table:table-cell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table:formula="of:=([.A35]*100)/49" office:value-type="float" office:value="6.12244897959184" calcext:value-type="float">
            <text:p>6.12244897959184</text:p>
          </table:table-cell>
          <table:table-cell table:style-name="ce40" office:value-type="float" office:value="27" calcext:value-type="float">
            <text:p>27</text:p>
          </table:table-cell>
          <table:table-cell table:formula="of:=([.C35]*100)/225" office:value-type="float" office:value="12" calcext:value-type="float">
            <text:p>12</text:p>
          </table:table-cell>
          <table:table-cell table:style-name="ce40" office:value-type="float" office:value="163" calcext:value-type="float">
            <text:p>163</text:p>
          </table:table-cell>
          <table:table-cell table:formula="of:=([.E35]*100)/961" office:value-type="float" office:value="16.9614984391259" calcext:value-type="float">
            <text:p>16.9614984391259</text:p>
          </table:table-cell>
          <table:table-cell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table:formula="of:=([.A36]*100)/49" office:value-type="float" office:value="4.08163265306122" calcext:value-type="float">
            <text:p>4.08163265306122</text:p>
          </table:table-cell>
          <table:table-cell table:style-name="ce40" office:value-type="float" office:value="10" calcext:value-type="float">
            <text:p>10</text:p>
          </table:table-cell>
          <table:table-cell table:formula="of:=([.C36]*100)/225" office:value-type="float" office:value="4.44444444444444" calcext:value-type="float">
            <text:p>4.44444444444444</text:p>
          </table:table-cell>
          <table:table-cell table:style-name="ce40" office:value-type="float" office:value="91" calcext:value-type="float">
            <text:p>91</text:p>
          </table:table-cell>
          <table:table-cell table:formula="of:=([.E36]*100)/961" office:value-type="float" office:value="9.46930280957336" calcext:value-type="float">
            <text:p>9.46930280957336</text:p>
          </table:table-cell>
          <table:table-cell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table:formula="of:=([.A37]*100)/49" office:value-type="float" office:value="6.12244897959184" calcext:value-type="float">
            <text:p>6.12244897959184</text:p>
          </table:table-cell>
          <table:table-cell table:style-name="ce40" office:value-type="float" office:value="19" calcext:value-type="float">
            <text:p>19</text:p>
          </table:table-cell>
          <table:table-cell table:formula="of:=([.C37]*100)/225" office:value-type="float" office:value="8.44444444444444" calcext:value-type="float">
            <text:p>8.44444444444444</text:p>
          </table:table-cell>
          <table:table-cell table:style-name="ce40" office:value-type="float" office:value="94" calcext:value-type="float">
            <text:p>94</text:p>
          </table:table-cell>
          <table:table-cell table:formula="of:=([.E37]*100)/961" office:value-type="float" office:value="9.78147762747138" calcext:value-type="float">
            <text:p>9.78147762747138</text:p>
          </table:table-cell>
          <table:table-cell/>
        </table:table-row>
        <table:table-row table:style-name="ro1">
          <table:table-cell table:style-name="ce40" office:value-type="float" office:value="13" calcext:value-type="float">
            <text:p>13</text:p>
          </table:table-cell>
          <table:table-cell table:formula="of:=([.A38]*100)/49" office:value-type="float" office:value="26.530612244898" calcext:value-type="float">
            <text:p>26.530612244898</text:p>
          </table:table-cell>
          <table:table-cell table:style-name="ce40" office:value-type="float" office:value="85" calcext:value-type="float">
            <text:p>85</text:p>
          </table:table-cell>
          <table:table-cell table:formula="of:=([.C38]*100)/225" office:value-type="float" office:value="37.7777777777778" calcext:value-type="float">
            <text:p>37.7777777777778</text:p>
          </table:table-cell>
          <table:table-cell table:style-name="ce40" office:value-type="float" office:value="444" calcext:value-type="float">
            <text:p>444</text:p>
          </table:table-cell>
          <table:table-cell table:formula="of:=([.E38]*100)/961" office:value-type="float" office:value="46.2018730489074" calcext:value-type="float">
            <text:p>46.2018730489074</text:p>
          </table:table-cell>
          <table:table-cell/>
        </table:table-row>
        <table:table-row table:style-name="ro1">
          <table:table-cell table:style-name="ce40" office:value-type="float" office:value="12" calcext:value-type="float">
            <text:p>12</text:p>
          </table:table-cell>
          <table:table-cell table:formula="of:=([.A39]*100)/49" office:value-type="float" office:value="24.4897959183673" calcext:value-type="float">
            <text:p>24.4897959183673</text:p>
          </table:table-cell>
          <table:table-cell table:style-name="ce40" office:value-type="float" office:value="80" calcext:value-type="float">
            <text:p>80</text:p>
          </table:table-cell>
          <table:table-cell table:formula="of:=([.C39]*100)/225" office:value-type="float" office:value="35.5555555555556" calcext:value-type="float">
            <text:p>35.5555555555556</text:p>
          </table:table-cell>
          <table:table-cell table:style-name="ce40" office:value-type="float" office:value="430" calcext:value-type="float">
            <text:p>430</text:p>
          </table:table-cell>
          <table:table-cell table:formula="of:=([.E39]*100)/961" office:value-type="float" office:value="44.7450572320499" calcext:value-type="float">
            <text:p>44.7450572320499</text:p>
          </table:table-cell>
          <table:table-cell/>
        </table:table-row>
        <table:table-row table:style-name="ro1">
          <table:table-cell table:style-name="ce40" office:value-type="float" office:value="11" calcext:value-type="float">
            <text:p>11</text:p>
          </table:table-cell>
          <table:table-cell table:formula="of:=([.A40]*100)/49" office:value-type="float" office:value="22.4489795918367" calcext:value-type="float">
            <text:p>22.4489795918367</text:p>
          </table:table-cell>
          <table:table-cell table:style-name="ce40" office:value-type="float" office:value="81" calcext:value-type="float">
            <text:p>81</text:p>
          </table:table-cell>
          <table:table-cell table:formula="of:=([.C40]*100)/225" office:value-type="float" office:value="36" calcext:value-type="float">
            <text:p>36</text:p>
          </table:table-cell>
          <table:table-cell table:style-name="ce40" office:value-type="float" office:value="427" calcext:value-type="float">
            <text:p>427</text:p>
          </table:table-cell>
          <table:table-cell table:formula="of:=([.E40]*100)/961" office:value-type="float" office:value="44.4328824141519" calcext:value-type="float">
            <text:p>44.4328824141519</text:p>
          </table:table-cell>
          <table:table-cell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table:formula="of:=([.A41]*100)/49" office:value-type="float" office:value="6.12244897959184" calcext:value-type="float">
            <text:p>6.12244897959184</text:p>
          </table:table-cell>
          <table:table-cell table:style-name="ce40" office:value-type="float" office:value="25" calcext:value-type="float">
            <text:p>25</text:p>
          </table:table-cell>
          <table:table-cell table:formula="of:=([.C41]*100)/225" office:value-type="float" office:value="11.1111111111111" calcext:value-type="float">
            <text:p>11.1111111111111</text:p>
          </table:table-cell>
          <table:table-cell table:style-name="ce40" office:value-type="float" office:value="156" calcext:value-type="float">
            <text:p>156</text:p>
          </table:table-cell>
          <table:table-cell table:formula="of:=([.E41]*100)/961" office:value-type="float" office:value="16.2330905306972" calcext:value-type="float">
            <text:p>16.233090530697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A42]*100)/49" office:value-type="float" office:value="8.16326530612245" calcext:value-type="float">
            <text:p>8.16326530612245</text:p>
          </table:table-cell>
          <table:table-cell office:value-type="float" office:value="20" calcext:value-type="float">
            <text:p>20</text:p>
          </table:table-cell>
          <table:table-cell table:formula="of:=([.C42]*100)/225" office:value-type="float" office:value="8.88888888888889" calcext:value-type="float">
            <text:p>8.88888888888889</text:p>
          </table:table-cell>
          <table:table-cell office:value-type="float" office:value="137" calcext:value-type="float">
            <text:p>137</text:p>
          </table:table-cell>
          <table:table-cell table:formula="of:=([.E42]*100)/961" office:value-type="float" office:value="14.2559833506764" calcext:value-type="float">
            <text:p>14.255983350676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43]*100)/49" office:value-type="float" office:value="6.12244897959184" calcext:value-type="float">
            <text:p>6.12244897959184</text:p>
          </table:table-cell>
          <table:table-cell office:value-type="float" office:value="15" calcext:value-type="float">
            <text:p>15</text:p>
          </table:table-cell>
          <table:table-cell table:formula="of:=([.C43]*100)/225" office:value-type="float" office:value="6.66666666666667" calcext:value-type="float">
            <text:p>6.66666666666667</text:p>
          </table:table-cell>
          <table:table-cell office:value-type="float" office:value="103" calcext:value-type="float">
            <text:p>103</text:p>
          </table:table-cell>
          <table:table-cell table:formula="of:=([.E43]*100)/961" office:value-type="float" office:value="10.7180020811655" calcext:value-type="float">
            <text:p>10.71800208116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A44]*100)/49" office:value-type="float" office:value="2.04081632653061" calcext:value-type="float">
            <text:p>2.04081632653061</text:p>
          </table:table-cell>
          <table:table-cell office:value-type="float" office:value="16" calcext:value-type="float">
            <text:p>16</text:p>
          </table:table-cell>
          <table:table-cell table:formula="of:=([.C44]*100)/225" office:value-type="float" office:value="7.11111111111111" calcext:value-type="float">
            <text:p>7.11111111111111</text:p>
          </table:table-cell>
          <table:table-cell office:value-type="float" office:value="62" calcext:value-type="float">
            <text:p>62</text:p>
          </table:table-cell>
          <table:table-cell table:formula="of:=([.E44]*100)/961" office:value-type="float" office:value="6.45161290322581" calcext:value-type="float">
            <text:p>6.4516129032258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A45]*100)/49" office:value-type="float" office:value="2.04081632653061" calcext:value-type="float">
            <text:p>2.04081632653061</text:p>
          </table:table-cell>
          <table:table-cell office:value-type="float" office:value="11" calcext:value-type="float">
            <text:p>11</text:p>
          </table:table-cell>
          <table:table-cell table:formula="of:=([.C45]*100)/225" office:value-type="float" office:value="4.88888888888889" calcext:value-type="float">
            <text:p>4.88888888888889</text:p>
          </table:table-cell>
          <table:table-cell office:value-type="float" office:value="55" calcext:value-type="float">
            <text:p>55</text:p>
          </table:table-cell>
          <table:table-cell table:formula="of:=([.E45]*100)/961" office:value-type="float" office:value="5.72320499479709" calcext:value-type="float">
            <text:p>5.7232049947970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46]*100)/4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([.C46]*100)/225" office:value-type="float" office:value="6.66666666666667" calcext:value-type="float">
            <text:p>6.66666666666667</text:p>
          </table:table-cell>
          <table:table-cell office:value-type="float" office:value="88" calcext:value-type="float">
            <text:p>88</text:p>
          </table:table-cell>
          <table:table-cell table:formula="of:=([.E46]*100)/961" office:value-type="float" office:value="9.15712799167534" calcext:value-type="float">
            <text:p>9.1571279916753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A47]*100)/49" office:value-type="float" office:value="2.04081632653061" calcext:value-type="float">
            <text:p>2.04081632653061</text:p>
          </table:table-cell>
          <table:table-cell office:value-type="float" office:value="15" calcext:value-type="float">
            <text:p>15</text:p>
          </table:table-cell>
          <table:table-cell table:formula="of:=([.C47]*100)/225" office:value-type="float" office:value="6.66666666666667" calcext:value-type="float">
            <text:p>6.66666666666667</text:p>
          </table:table-cell>
          <table:table-cell office:value-type="float" office:value="74" calcext:value-type="float">
            <text:p>74</text:p>
          </table:table-cell>
          <table:table-cell table:formula="of:=([.E47]*100)/961" office:value-type="float" office:value="7.7003121748179" calcext:value-type="float">
            <text:p>7.700312174817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A48]*100)/49" office:value-type="float" office:value="2.04081632653061" calcext:value-type="float">
            <text:p>2.04081632653061</text:p>
          </table:table-cell>
          <table:table-cell office:value-type="float" office:value="14" calcext:value-type="float">
            <text:p>14</text:p>
          </table:table-cell>
          <table:table-cell table:formula="of:=([.C48]*100)/225" office:value-type="float" office:value="6.22222222222222" calcext:value-type="float">
            <text:p>6.22222222222222</text:p>
          </table:table-cell>
          <table:table-cell office:value-type="float" office:value="101" calcext:value-type="float">
            <text:p>101</text:p>
          </table:table-cell>
          <table:table-cell table:formula="of:=([.E48]*100)/961" office:value-type="float" office:value="10.5098855359001" calcext:value-type="float">
            <text:p>10.509885535900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49]*100)/49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([.C49]*100)/225" office:value-type="float" office:value="7.55555555555556" calcext:value-type="float">
            <text:p>7.55555555555556</text:p>
          </table:table-cell>
          <table:table-cell office:value-type="float" office:value="61" calcext:value-type="float">
            <text:p>61</text:p>
          </table:table-cell>
          <table:table-cell table:formula="of:=([.E49]*100)/961" office:value-type="float" office:value="6.34755463059313" calcext:value-type="float">
            <text:p>6.347554630593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A50]*100)/49" office:value-type="float" office:value="2.04081632653061" calcext:value-type="float">
            <text:p>2.04081632653061</text:p>
          </table:table-cell>
          <table:table-cell office:value-type="float" office:value="20" calcext:value-type="float">
            <text:p>20</text:p>
          </table:table-cell>
          <table:table-cell table:formula="of:=([.C50]*100)/225" office:value-type="float" office:value="8.88888888888889" calcext:value-type="float">
            <text:p>8.88888888888889</text:p>
          </table:table-cell>
          <table:table-cell office:value-type="float" office:value="97" calcext:value-type="float">
            <text:p>97</text:p>
          </table:table-cell>
          <table:table-cell table:formula="of:=([.E50]*100)/961" office:value-type="float" office:value="10.0936524453694" calcext:value-type="float">
            <text:p>10.093652445369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A51]*100)/49" office:value-type="float" office:value="2.04081632653061" calcext:value-type="float">
            <text:p>2.04081632653061</text:p>
          </table:table-cell>
          <table:table-cell office:value-type="float" office:value="10" calcext:value-type="float">
            <text:p>10</text:p>
          </table:table-cell>
          <table:table-cell table:formula="of:=([.C51]*100)/225" office:value-type="float" office:value="4.44444444444444" calcext:value-type="float">
            <text:p>4.44444444444444</text:p>
          </table:table-cell>
          <table:table-cell office:value-type="float" office:value="88" calcext:value-type="float">
            <text:p>88</text:p>
          </table:table-cell>
          <table:table-cell table:formula="of:=([.E51]*100)/961" office:value-type="float" office:value="9.15712799167534" calcext:value-type="float">
            <text:p>9.1571279916753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52]*100)/49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([.C52]*100)/225" office:value-type="float" office:value="6.22222222222222" calcext:value-type="float">
            <text:p>6.22222222222222</text:p>
          </table:table-cell>
          <table:table-cell office:value-type="float" office:value="88" calcext:value-type="float">
            <text:p>88</text:p>
          </table:table-cell>
          <table:table-cell table:formula="of:=([.E52]*100)/961" office:value-type="float" office:value="9.15712799167534" calcext:value-type="float">
            <text:p>9.1571279916753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A53]*100)/49" office:value-type="float" office:value="2.04081632653061" calcext:value-type="float">
            <text:p>2.04081632653061</text:p>
          </table:table-cell>
          <table:table-cell office:value-type="float" office:value="10" calcext:value-type="float">
            <text:p>10</text:p>
          </table:table-cell>
          <table:table-cell table:formula="of:=([.C53]*100)/225" office:value-type="float" office:value="4.44444444444444" calcext:value-type="float">
            <text:p>4.44444444444444</text:p>
          </table:table-cell>
          <table:table-cell office:value-type="float" office:value="77" calcext:value-type="float">
            <text:p>77</text:p>
          </table:table-cell>
          <table:table-cell table:formula="of:=([.E53]*100)/961" office:value-type="float" office:value="8.01248699271592" calcext:value-type="float">
            <text:p>8.012486992715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A54]*100)/49" office:value-type="float" office:value="2.04081632653061" calcext:value-type="float">
            <text:p>2.04081632653061</text:p>
          </table:table-cell>
          <table:table-cell office:value-type="float" office:value="16" calcext:value-type="float">
            <text:p>16</text:p>
          </table:table-cell>
          <table:table-cell table:formula="of:=([.C54]*100)/225" office:value-type="float" office:value="7.11111111111111" calcext:value-type="float">
            <text:p>7.11111111111111</text:p>
          </table:table-cell>
          <table:table-cell office:value-type="float" office:value="86" calcext:value-type="float">
            <text:p>86</text:p>
          </table:table-cell>
          <table:table-cell table:formula="of:=([.E54]*100)/961" office:value-type="float" office:value="8.94901144640999" calcext:value-type="float">
            <text:p>8.9490114464099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55]*100)/4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([.C55]*100)/225" office:value-type="float" office:value="8.88888888888889" calcext:value-type="float">
            <text:p>8.88888888888889</text:p>
          </table:table-cell>
          <table:table-cell office:value-type="float" office:value="73" calcext:value-type="float">
            <text:p>73</text:p>
          </table:table-cell>
          <table:table-cell table:formula="of:=([.E55]*100)/961" office:value-type="float" office:value="7.59625390218522" calcext:value-type="float">
            <text:p>7.5962539021852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56]*100)/4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C56]*100)/225" office:value-type="float" office:value="4.88888888888889" calcext:value-type="float">
            <text:p>4.88888888888889</text:p>
          </table:table-cell>
          <table:table-cell office:value-type="float" office:value="102" calcext:value-type="float">
            <text:p>102</text:p>
          </table:table-cell>
          <table:table-cell table:formula="of:=([.E56]*100)/961" office:value-type="float" office:value="10.6139438085328" calcext:value-type="float">
            <text:p>10.613943808532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A57]*100)/49" office:value-type="float" office:value="4.08163265306122" calcext:value-type="float">
            <text:p>4.08163265306122</text:p>
          </table:table-cell>
          <table:table-cell office:value-type="float" office:value="17" calcext:value-type="float">
            <text:p>17</text:p>
          </table:table-cell>
          <table:table-cell table:formula="of:=([.C57]*100)/225" office:value-type="float" office:value="7.55555555555556" calcext:value-type="float">
            <text:p>7.55555555555556</text:p>
          </table:table-cell>
          <table:table-cell office:value-type="float" office:value="93" calcext:value-type="float">
            <text:p>93</text:p>
          </table:table-cell>
          <table:table-cell table:formula="of:=([.E57]*100)/961" office:value-type="float" office:value="9.67741935483871" calcext:value-type="float">
            <text:p>9.6774193548387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58]*100)/4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[.C58]*100)/225" office:value-type="float" office:value="3.11111111111111" calcext:value-type="float">
            <text:p>3.11111111111111</text:p>
          </table:table-cell>
          <table:table-cell office:value-type="float" office:value="59" calcext:value-type="float">
            <text:p>59</text:p>
          </table:table-cell>
          <table:table-cell table:formula="of:=([.E58]*100)/961" office:value-type="float" office:value="6.13943808532778" calcext:value-type="float">
            <text:p>6.1394380853277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59]*100)/4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([.C59]*100)/225" office:value-type="float" office:value="4.44444444444444" calcext:value-type="float">
            <text:p>4.44444444444444</text:p>
          </table:table-cell>
          <table:table-cell office:value-type="float" office:value="79" calcext:value-type="float">
            <text:p>79</text:p>
          </table:table-cell>
          <table:table-cell table:formula="of:=([.E59]*100)/961" office:value-type="float" office:value="8.22060353798127" calcext:value-type="float">
            <text:p>8.220603537981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A60]*100)/49" office:value-type="float" office:value="4.08163265306122" calcext:value-type="float">
            <text:p>4.08163265306122</text:p>
          </table:table-cell>
          <table:table-cell office:value-type="float" office:value="20" calcext:value-type="float">
            <text:p>20</text:p>
          </table:table-cell>
          <table:table-cell table:formula="of:=([.C60]*100)/225" office:value-type="float" office:value="8.88888888888889" calcext:value-type="float">
            <text:p>8.88888888888889</text:p>
          </table:table-cell>
          <table:table-cell office:value-type="float" office:value="120" calcext:value-type="float">
            <text:p>120</text:p>
          </table:table-cell>
          <table:table-cell table:formula="of:=([.E60]*100)/961" office:value-type="float" office:value="12.4869927159209" calcext:value-type="float">
            <text:p>12.486992715920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A61]*100)/49" office:value-type="float" office:value="4.08163265306122" calcext:value-type="float">
            <text:p>4.08163265306122</text:p>
          </table:table-cell>
          <table:table-cell office:value-type="float" office:value="20" calcext:value-type="float">
            <text:p>20</text:p>
          </table:table-cell>
          <table:table-cell table:formula="of:=([.C61]*100)/225" office:value-type="float" office:value="8.88888888888889" calcext:value-type="float">
            <text:p>8.88888888888889</text:p>
          </table:table-cell>
          <table:table-cell office:value-type="float" office:value="155" calcext:value-type="float">
            <text:p>155</text:p>
          </table:table-cell>
          <table:table-cell table:formula="of:=([.E61]*100)/961" office:value-type="float" office:value="16.1290322580645" calcext:value-type="float">
            <text:p>16.1290322580645</text:p>
          </table:table-cell>
          <table:table-cell/>
        </table:table-row>
        <table:table-row table:style-name="ro1" table:number-rows-repeated="5">
          <table:table-cell table:style-name="Default" table:number-columns-repeated="6"/>
          <table:table-cell/>
        </table:table-row>
        <table:table-row table:style-name="ro1">
          <table:table-cell table:style-name="ce3" office:value-type="string" calcext:value-type="string">
            <text:p>Hamming Distance ( phash 32 x 32)</text:p>
          </table:table-cell>
          <table:table-cell table:style-name="Default" office:value-type="string" calcext:value-type="string">
            <text:p>% different bit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Default" table:formula="of:=([.A68]*100)/961" office:value-type="float" office:value="1.14464099895942" calcext:value-type="float">
            <text:p>1.14464099895942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Default" table:formula="of:=([.A69]*100)/961" office:value-type="float" office:value="1.24869927159209" calcext:value-type="float">
            <text:p>1.24869927159209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Default" table:formula="of:=([.A71]*100)/961" office:value-type="float" office:value="0.832466181061394" calcext:value-type="float">
            <text:p>0.832466181061394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12" office:value-type="float" office:value="15" calcext:value-type="float">
            <text:p>15</text:p>
          </table:table-cell>
          <table:table-cell table:style-name="Default" table:formula="of:=([.A72]*100)/961" office:value-type="float" office:value="1.56087408949011" calcext:value-type="float">
            <text:p>1.56087408949011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13" office:value-type="float" office:value="451" calcext:value-type="float">
            <text:p>451</text:p>
          </table:table-cell>
          <table:table-cell table:style-name="Default" table:formula="of:=([.A73]*100)/961" office:value-type="float" office:value="46.9302809573361" calcext:value-type="float">
            <text:p>46.9302809573361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37" office:value-type="float" office:value="493" calcext:value-type="float">
            <text:p>493</text:p>
          </table:table-cell>
          <table:table-cell table:style-name="Default" table:formula="of:=([.A74]*100)/961" office:value-type="float" office:value="51.3007284079084" calcext:value-type="float">
            <text:p>51.3007284079084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37" office:value-type="float" office:value="490" calcext:value-type="float">
            <text:p>490</text:p>
          </table:table-cell>
          <table:table-cell table:style-name="Default" table:formula="of:=([.A75]*100)/961" office:value-type="float" office:value="50.9885535900104" calcext:value-type="float">
            <text:p>50.9885535900104</text:p>
          </table:table-cell>
          <table:table-cell table:style-name="Default" table:number-columns-repeated="4"/>
          <table:table-cell/>
        </table:table-row>
      </table:table>
      <table:named-expressions/>
      <table:database-ranges>
        <table:database-range table:name="__Anonymous_Sheet_DB__0" table:target-range-address="Sheet1.E2:Sheet1.E1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7-04T12:05:00.694078624</meta:creation-date>
    <dc:date>2022-07-12T18:11:46.574737728</dc:date>
    <meta:editing-duration>PT6H10M40S</meta:editing-duration>
    <meta:editing-cycles>8</meta:editing-cycles>
    <meta:generator>LibreOffice/7.3.4.2$MacOSX_X86_64 LibreOffice_project/728fec16bd5f605073805c3c9e7c4212a0120dc5</meta:generator>
    <meta:document-statistic meta:table-count="7" meta:cell-count="1070" meta:object-count="1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18cm" svg:height="6.698cm" xlink:href=".." xlink:type="simple" chart:class="chart:line" chart:style-name="ch1">
        <chart:title svg:x="4.222cm" svg:y="0.268cm" chart:style-name="ch2">
          <text:p>Different images</text:p>
        </chart:title>
        <chart:plot-area chart:style-name="ch3" table:cell-range-address="Sheet2.B12:Sheet2.B18" chart:data-source-has-labels="row" svg:x="1.214cm" svg:y="1.19cm" svg:width="10.466cm" svg:height="4.429cm">
          <chart:coordinate-region svg:x="2.056cm" svg:y="1.388cm" svg:width="9.524cm" svg:height="3.587cm"/>
          <chart:axis chart:dimension="x" chart:name="primary-x" chart:style-name="ch4">
            <chart:title svg:x="5.957cm" svg:y="5.753cm" chart:style-name="ch5">
              <text:p>Image</text:p>
            </chart:title>
            <chart:grid chart:style-name="ch6" chart:class="major"/>
          </chart:axis>
          <chart:axis chart:dimension="y" chart:name="primary-y" chart:style-name="ch7">
            <chart:title svg:x="0.451cm" svg:y="4.682cm" chart:style-name="ch8">
              <text:p>Hammin distance</text:p>
            </chart:title>
            <chart:grid chart:style-name="ch6" chart:class="major"/>
          </chart:axis>
          <chart:series chart:style-name="ch9" chart:values-cell-range-address="Sheet2.B13:Sheet2.B18" chart:label-cell-address="Sheet2.B12:Sheet2.B12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erent Images</text:p>
                <draw:g>
                  <svg:desc>Sheet2.B12:Sheet2.B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4">
                <text:p>154</text:p>
                <draw:g>
                  <svg:desc>Sheet2.B13:Sheet2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9">
                <text:p>1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X86_64 LibreOffice_project/728fec16bd5f605073805c3c9e7c4212a0120dc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44" chart:origin="0" chart:interval-major="2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727cm" svg:height="8.539cm" xlink:href=".." xlink:type="simple" chart:class="chart:scatter" chart:style-name="ch1">
        <chart:title svg:x="10.568cm" svg:y="0.108cm" chart:style-name="ch2">
          <text:p>Threshold 8 x 8</text:p>
        </chart:title>
        <chart:legend chart:legend-position="end" svg:x="3.206cm" svg:y="1.898cm" style:legend-expansion="custom" svg:width="4.395cm" svg:height="1.832cm" style:legend-expansion-aspect-ratio="2.39901746724891" chart:style-name="ch3"/>
        <chart:plot-area chart:style-name="ch4" table:cell-range-address="Sheet7.A34:Sheet7.A61 Sheet6.A61:Sheet6.B64 Sheet6.E15:Sheet6.E24 Sheet6.A65:Sheet6.A67" chart:data-source-has-labels="both" svg:x="1.199cm" svg:y="1.204cm" svg:width="23.063cm" svg:height="6.152cm">
          <chart:coordinate-region svg:x="1.844cm" svg:y="1.402cm" svg:width="22.219cm" svg:height="5.31cm"/>
          <chart:axis chart:dimension="x" chart:name="primary-x" chart:style-name="ch5" chartooo:axis-type="auto">
            <chart:title svg:x="9.518cm" svg:y="7.561cm" chart:style-name="ch6">
              <text:p>% Diffenrent bits</text:p>
            </chart:title>
            <chart:categories table:cell-range-address="Sheet7.A34:Sheet7.A61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141cm" svg:y="5.593cm" chart:style-name="ch10">
              <text:p>Hamming distance (bits)
</text:p>
            </chart:title>
            <chart:grid chart:style-name="ch7" chart:class="major"/>
          </chart:axis>
          <chart:series chart:style-name="ch11" chart:values-cell-range-address="Sheet6.A61:Sheet6.A64" loext:label-string="equal" chart:class="chart:scatter">
            <chart:domain table:cell-range-address="Sheet6.B61:Sheet6.B64"/>
            <chart:data-point chart:repeated="4"/>
          </chart:series>
          <chart:series chart:style-name="ch12" chart:values-cell-range-address="Sheet6.E15:Sheet6.E24" loext:label-string="videoimages" chart:class="chart:scatter">
            <chart:domain table:cell-range-address="Sheet7.B34:Sheet7.B61"/>
            <chart:data-point chart:repeated="28"/>
          </chart:series>
          <chart:series chart:style-name="ch13" chart:values-cell-range-address="Sheet6.A65:Sheet6.A65" loext:label-string="cropped" chart:class="chart:scatter">
            <chart:domain table:cell-range-address="Sheet6.B65:Sheet6.B65"/>
            <chart:data-point/>
          </chart:series>
          <chart:series chart:style-name="ch14" chart:values-cell-range-address="Sheet6.A66:Sheet6.A67" loext:label-string="completelydifferent" chart:class="chart:scatter">
            <chart:domain table:cell-range-address="Sheet6.B66:Sheet6.B67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qual</text:p>
              </table:table-cell>
              <table:table-cell office:value-type="string">
                <text:p>Column B</text:p>
              </table:table-cell>
              <table:table-cell office:value-type="string">
                <text:p>videoimages</text:p>
              </table:table-cell>
              <table:table-cell office:value-type="string">
                <text:p/>
              </table:table-cell>
              <table:table-cell office:value-type="string">
                <text:p>cropped</text:p>
              </table:table-cell>
              <table:table-cell office:value-type="string">
                <text:p>Column B</text:p>
              </table:table-cell>
              <table:table-cell office:value-type="string">
                <text:p>completelydifferent</text:p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Sheet7.A34:Sheet7.A61</svg:desc>
                </draw:g>
              </table:table-cell>
              <table:table-cell office:value-type="float" office:value="0">
                <text:p>0</text:p>
                <draw:g>
                  <svg:desc>Sheet6.B61:Sheet6.B64</svg:desc>
                </draw:g>
              </table:table-cell>
              <table:table-cell office:value-type="float" office:value="0">
                <text:p>0</text:p>
                <draw:g>
                  <svg:desc>Sheet6.A61:Sheet6.A64</svg:desc>
                </draw:g>
              </table:table-cell>
              <table:table-cell office:value-type="float" office:value="24.4897959183673">
                <text:p>24.4897959183673</text:p>
                <draw:g>
                  <svg:desc>Sheet7.B34:Sheet7.B61</svg:desc>
                </draw:g>
              </table:table-cell>
              <table:table-cell office:value-type="float" office:value="12">
                <text:p>12</text:p>
                <draw:g>
                  <svg:desc>Sheet6.E15:Sheet6.E24</svg:desc>
                </draw:g>
              </table:table-cell>
              <table:table-cell office:value-type="float" office:value="31.25">
                <text:p>31.25</text:p>
                <draw:g>
                  <svg:desc>Sheet6.B65:Sheet6.B65</svg:desc>
                </draw:g>
              </table:table-cell>
              <table:table-cell office:value-type="float" office:value="20">
                <text:p>20</text:p>
                <draw:g>
                  <svg:desc>Sheet6.A65:Sheet6.A65</svg:desc>
                </draw:g>
              </table:table-cell>
              <table:table-cell office:value-type="float" office:value="40.625">
                <text:p>40.625</text:p>
                <draw:g>
                  <svg:desc>Sheet6.B66:Sheet6.B67</svg:desc>
                </draw:g>
              </table:table-cell>
              <table:table-cell office:value-type="float" office:value="26">
                <text:p>26</text:p>
                <draw:g>
                  <svg:desc>Sheet6.A66:Sheet6.A6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12244897959184">
                <text:p>6.1224489795918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9375">
                <text:p>35.93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08163265306122">
                <text:p>4.0816326530612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12244897959184">
                <text:p>6.1224489795918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530612244898">
                <text:p>26.530612244898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4897959183673">
                <text:p>24.489795918367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489795918367">
                <text:p>22.448979591836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2244897959184">
                <text:p>6.1224489795918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6326530612245">
                <text:p>8.1632653061224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2244897959184">
                <text:p>6.1224489795918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4081632653061">
                <text:p>2.04081632653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4081632653061">
                <text:p>2.04081632653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4081632653061">
                <text:p>2.04081632653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4081632653061">
                <text:p>2.04081632653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4081632653061">
                <text:p>2.04081632653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4081632653061">
                <text:p>2.04081632653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4081632653061">
                <text:p>2.04081632653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4081632653061">
                <text:p>2.04081632653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8163265306122">
                <text:p>4.08163265306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8163265306122">
                <text:p>4.08163265306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8163265306122">
                <text:p>4.08163265306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X86_64 LibreOffice_project/728fec16bd5f605073805c3c9e7c4212a0120dc5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interval-major="2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727cm" svg:height="8.539cm" xlink:href=".." xlink:type="simple" chart:class="chart:scatter" chart:style-name="ch1">
        <chart:title svg:x="10.57cm" svg:y="0.108cm" chart:style-name="ch2">
          <text:p>Threshold 32 x 32</text:p>
        </chart:title>
        <chart:legend chart:legend-position="end" svg:x="3.206cm" svg:y="1.898cm" style:legend-expansion="custom" svg:width="4.395cm" svg:height="1.832cm" style:legend-expansion-aspect-ratio="2.39901746724891" chart:style-name="ch3"/>
        <chart:plot-area chart:style-name="ch4" table:cell-range-address="Sheet7.A34:Sheet7.A61 Sheet7.A68:Sheet7.B72 Sheet7.E34:Sheet7.E61 Sheet7.A73:Sheet7.A75" chart:data-source-has-labels="both" svg:x="1.002cm" svg:y="1.203cm" svg:width="23.26cm" svg:height="6.153cm">
          <chart:coordinate-region svg:x="1.844cm" svg:y="1.402cm" svg:width="22.219cm" svg:height="5.31cm"/>
          <chart:axis chart:dimension="x" chart:name="primary-x" chart:style-name="ch5" chartooo:axis-type="auto">
            <chart:title svg:x="9.52cm" svg:y="7.563cm" chart:style-name="ch6">
              <text:p>% Diffenrent bits</text:p>
            </chart:title>
            <chart:categories table:cell-range-address="Sheet7.A34:Sheet7.A61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141cm" svg:y="5.593cm" chart:style-name="ch10">
              <text:p>Hamming distance (bits)
</text:p>
            </chart:title>
            <chart:grid chart:style-name="ch7" chart:class="major"/>
          </chart:axis>
          <chart:series chart:style-name="ch11" chart:values-cell-range-address="Sheet7.A68:Sheet7.A72" loext:label-string="equal" chart:class="chart:scatter">
            <chart:domain table:cell-range-address="Sheet7.B68:Sheet7.B72"/>
            <chart:data-point chart:repeated="5"/>
          </chart:series>
          <chart:series chart:style-name="ch12" chart:values-cell-range-address="Sheet7.E34:Sheet7.E61" loext:label-string="videoimages" chart:class="chart:scatter">
            <chart:domain table:cell-range-address="Sheet7.F34:Sheet7.F61"/>
            <chart:data-point chart:repeated="28"/>
          </chart:series>
          <chart:series chart:style-name="ch13" chart:values-cell-range-address="Sheet7.A73:Sheet7.A73" loext:label-string="cropped" chart:class="chart:scatter">
            <chart:domain table:cell-range-address="Sheet7.B73:Sheet7.B73"/>
            <chart:data-point/>
          </chart:series>
          <chart:series chart:style-name="ch14" chart:values-cell-range-address="Sheet7.A74:Sheet7.A75" loext:label-string="completelydifferent" chart:class="chart:scatter">
            <chart:domain table:cell-range-address="Sheet7.B74:Sheet7.B75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qual</text:p>
              </table:table-cell>
              <table:table-cell office:value-type="string">
                <text:p>Column F</text:p>
              </table:table-cell>
              <table:table-cell office:value-type="string">
                <text:p>videoimages</text:p>
              </table:table-cell>
              <table:table-cell office:value-type="string">
                <text:p/>
              </table:table-cell>
              <table:table-cell office:value-type="string">
                <text:p>cropped</text:p>
              </table:table-cell>
              <table:table-cell office:value-type="string">
                <text:p>Column B</text:p>
              </table:table-cell>
              <table:table-cell office:value-type="string">
                <text:p>completelydifferent</text:p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Sheet7.A34:Sheet7.A61</svg:desc>
                </draw:g>
              </table:table-cell>
              <table:table-cell office:value-type="float" office:value="1.14464099895942">
                <text:p>1.14464099895942</text:p>
                <draw:g>
                  <svg:desc>Sheet7.B68:Sheet7.B72</svg:desc>
                </draw:g>
              </table:table-cell>
              <table:table-cell office:value-type="float" office:value="11">
                <text:p>11</text:p>
                <draw:g>
                  <svg:desc>Sheet7.A68:Sheet7.A72</svg:desc>
                </draw:g>
              </table:table-cell>
              <table:table-cell office:value-type="float" office:value="44.6409989594173">
                <text:p>44.6409989594173</text:p>
                <draw:g>
                  <svg:desc>Sheet7.F34:Sheet7.F61</svg:desc>
                </draw:g>
              </table:table-cell>
              <table:table-cell office:value-type="float" office:value="429">
                <text:p>429</text:p>
                <draw:g>
                  <svg:desc>Sheet7.E34:Sheet7.E61</svg:desc>
                </draw:g>
              </table:table-cell>
              <table:table-cell office:value-type="float" office:value="46.9302809573361">
                <text:p>46.9302809573361</text:p>
                <draw:g>
                  <svg:desc>Sheet7.B73:Sheet7.B73</svg:desc>
                </draw:g>
              </table:table-cell>
              <table:table-cell office:value-type="float" office:value="451">
                <text:p>451</text:p>
                <draw:g>
                  <svg:desc>Sheet7.A73:Sheet7.A73</svg:desc>
                </draw:g>
              </table:table-cell>
              <table:table-cell office:value-type="float" office:value="51.3007284079084">
                <text:p>51.3007284079084</text:p>
                <draw:g>
                  <svg:desc>Sheet7.B74:Sheet7.B75</svg:desc>
                </draw:g>
              </table:table-cell>
              <table:table-cell office:value-type="float" office:value="493">
                <text:p>493</text:p>
                <draw:g>
                  <svg:desc>Sheet7.A74:Sheet7.A75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24869927159209">
                <text:p>1.24869927159209</text:p>
              </table:table-cell>
              <table:table-cell office:value-type="float" office:value="12">
                <text:p>12</text:p>
              </table:table-cell>
              <table:table-cell office:value-type="float" office:value="16.9614984391259">
                <text:p>16.9614984391259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9885535900104">
                <text:p>50.9885535900104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6930280957336">
                <text:p>9.46930280957336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832466181061394">
                <text:p>0.832466181061394</text:p>
              </table:table-cell>
              <table:table-cell office:value-type="float" office:value="8">
                <text:p>8</text:p>
              </table:table-cell>
              <table:table-cell office:value-type="float" office:value="9.78147762747138">
                <text:p>9.78147762747138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56087408949011">
                <text:p>1.56087408949011</text:p>
              </table:table-cell>
              <table:table-cell office:value-type="float" office:value="15">
                <text:p>15</text:p>
              </table:table-cell>
              <table:table-cell office:value-type="float" office:value="46.2018730489074">
                <text:p>46.2018730489074</text:p>
              </table:table-cell>
              <table:table-cell office:value-type="float" office:value="444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7450572320499">
                <text:p>44.7450572320499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4328824141519">
                <text:p>44.4328824141519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2330905306972">
                <text:p>16.2330905306972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2559833506764">
                <text:p>14.2559833506764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180020811655">
                <text:p>10.7180020811655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5161290322581">
                <text:p>6.45161290322581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2320499479709">
                <text:p>5.72320499479709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5712799167534">
                <text:p>9.15712799167534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003121748179">
                <text:p>7.7003121748179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098855359001">
                <text:p>10.5098855359001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4755463059313">
                <text:p>6.34755463059313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0936524453694">
                <text:p>10.0936524453694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5712799167534">
                <text:p>9.15712799167534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5712799167534">
                <text:p>9.15712799167534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01248699271592">
                <text:p>8.01248699271592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4901144640999">
                <text:p>8.94901144640999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9625390218522">
                <text:p>7.59625390218522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139438085328">
                <text:p>10.6139438085328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7741935483871">
                <text:p>9.67741935483871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3943808532778">
                <text:p>6.13943808532778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2060353798127">
                <text:p>8.22060353798127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4869927159209">
                <text:p>12.4869927159209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1290322580645">
                <text:p>16.1290322580645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X86_64 LibreOffice_project/728fec16bd5f605073805c3c9e7c4212a0120dc5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17cm" svg:height="8.208cm" xlink:href=".." xlink:type="simple" chart:class="chart:scatter" chart:style-name="ch1">
        <chart:title svg:x="5.037cm" svg:y="0.299cm" chart:style-name="ch2">
          <text:p>Same images</text:p>
        </chart:title>
        <chart:plot-area chart:style-name="ch3" table:cell-range-address="Sheet2.C13:Sheet2.C30" svg:x="1.236cm" svg:y="1.252cm" svg:width="11.521cm" svg:height="5.846cm">
          <chart:coordinate-region svg:x="2.078cm" svg:y="1.45cm" svg:width="10.48cm" svg:height="5.004cm"/>
          <chart:axis chart:dimension="x" chart:name="primary-x" chart:style-name="ch4">
            <chart:title svg:x="6.506cm" svg:y="7.263cm" chart:style-name="ch5">
              <text:p>Image</text:p>
            </chart:title>
          </chart:axis>
          <chart:axis chart:dimension="y" chart:name="primary-y" chart:style-name="ch6">
            <chart:title svg:x="0.451cm" svg:y="5.542cm" chart:style-name="ch7">
              <text:p>Hamming distance</text:p>
            </chart:title>
            <chart:grid chart:style-name="ch8" chart:class="major"/>
          </chart:axis>
          <chart:series chart:style-name="ch9" chart:values-cell-range-address="Sheet2.C13:Sheet2.C30" chart:class="chart:scatter">
            <chart:data-point chart:repeated="14"/>
            <chart:data-point chart:style-name="ch1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">
                <text:p>53</text:p>
                <draw:g>
                  <svg:desc>Sheet2.C13:Sheet2.C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">
                <text:p>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X86_64 LibreOffice_project/728fec16bd5f605073805c3c9e7c4212a0120dc5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78cm" svg:height="8.522cm" xlink:href=".." xlink:type="simple" chart:class="chart:scatter" chart:style-name="ch1">
        <chart:title svg:x="5.459cm" svg:y="0.108cm" chart:style-name="ch2">
          <text:p>Threshold</text:p>
        </chart:title>
        <chart:legend chart:legend-position="end" svg:x="8.313cm" svg:y="4.029cm" style:legend-expansion="custom" svg:width="2.272cm" svg:height="1.829cm" style:legend-expansion-aspect-ratio="1.24220885729907" chart:style-name="ch3"/>
        <chart:plot-area chart:style-name="ch4" table:cell-range-address="Sheet3.B2:Sheet3.C19 Sheet3.E2:Sheet3.E8" chart:data-source-has-labels="row" svg:x="1.128cm" svg:y="1.056cm" svg:width="11.141cm" svg:height="6.148cm">
          <chart:coordinate-region svg:x="1.97cm" svg:y="1.254cm" svg:width="10.1cm" svg:height="5.306cm"/>
          <chart:axis chart:dimension="x" chart:name="primary-x" chart:style-name="ch5">
            <chart:title svg:x="4.916cm" svg:y="7.539cm" chart:style-name="ch6">
              <text:p>% Diffenrent bits</text:p>
            </chart:title>
            <chart:grid chart:style-name="ch7" chart:class="major"/>
          </chart:axis>
          <chart:axis chart:dimension="y" chart:name="primary-y" chart:style-name="ch8">
            <chart:title svg:x="0.384cm" svg:y="5.507cm" chart:style-name="ch9">
              <text:p>Hamming distance</text:p>
            </chart:title>
            <chart:grid chart:style-name="ch7" chart:class="major"/>
          </chart:axis>
          <chart:series chart:style-name="ch10" chart:values-cell-range-address="Sheet3.B2:Sheet3.B19" loext:label-string="equal" chart:class="chart:scatter">
            <chart:domain table:cell-range-address="Sheet3.C2:Sheet3.C19"/>
            <chart:data-point chart:repeated="18"/>
          </chart:series>
          <chart:series chart:style-name="ch11" chart:values-cell-range-address="Sheet3.E2:Sheet3.E8" loext:label-string="different" chart:class="chart:scatter">
            <chart:domain table:cell-range-address="Sheet3.F2:Sheet3.F8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equal</text:p>
              </table:table-cell>
              <table:table-cell office:value-type="string">
                <text:p>Column F</text:p>
              </table:table-cell>
              <table:table-cell office:value-type="string">
                <text:p>differen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17578125">
                <text:p>5.17578125</text:p>
                <draw:g>
                  <svg:desc>Sheet3.C2:Sheet3.C19</svg:desc>
                </draw:g>
              </table:table-cell>
              <table:table-cell office:value-type="float" office:value="53">
                <text:p>53</text:p>
                <draw:g>
                  <svg:desc>Sheet3.B2:Sheet3.B19</svg:desc>
                </draw:g>
              </table:table-cell>
              <table:table-cell office:value-type="float" office:value="15.0390625">
                <text:p>15.0390625</text:p>
                <draw:g>
                  <svg:desc>Sheet3.F2:Sheet3.F8</svg:desc>
                </draw:g>
              </table:table-cell>
              <table:table-cell office:value-type="float" office:value="154">
                <text:p>154</text:p>
                <draw:g>
                  <svg:desc>Sheet3.E2:Sheet3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34375">
                <text:p>2.734375</text:p>
              </table:table-cell>
              <table:table-cell office:value-type="float" office:value="28">
                <text:p>28</text:p>
              </table:table-cell>
              <table:table-cell office:value-type="float" office:value="16.2109375">
                <text:p>16.210937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49609375">
                <text:p>8.49609375</text:p>
              </table:table-cell>
              <table:table-cell office:value-type="float" office:value="87">
                <text:p>87</text:p>
              </table:table-cell>
              <table:table-cell office:value-type="float" office:value="13.8671875">
                <text:p>13.867187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25">
                <text:p>3.125</text:p>
              </table:table-cell>
              <table:table-cell office:value-type="float" office:value="32">
                <text:p>32</text:p>
              </table:table-cell>
              <table:table-cell office:value-type="float" office:value="18.359375">
                <text:p>18.35937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71875">
                <text:p>1.171875</text:p>
              </table:table-cell>
              <table:table-cell office:value-type="float" office:value="12">
                <text:p>12</text:p>
              </table:table-cell>
              <table:table-cell office:value-type="float" office:value="12.109375">
                <text:p>12.10937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71875">
                <text:p>1.171875</text:p>
              </table:table-cell>
              <table:table-cell office:value-type="float" office:value="12">
                <text:p>12</text:p>
              </table:table-cell>
              <table:table-cell office:value-type="float" office:value="10.64453125">
                <text:p>10.6445312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2734375">
                <text:p>5.2734375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02734375">
                <text:p>3.02734375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27734375">
                <text:p>9.27734375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54296875">
                <text:p>6.54296875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7421875">
                <text:p>1.07421875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765625">
                <text:p>0.976562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1328125">
                <text:p>3.61328125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25">
                <text:p>6.25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8359375">
                <text:p>0.6835937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6484375">
                <text:p>1.4648437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6640625">
                <text:p>5.6640625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X86_64 LibreOffice_project/728fec16bd5f605073805c3c9e7c4212a0120dc5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minimum="0" chart:maximum="6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815cm" svg:height="8.522cm" xlink:href=".." xlink:type="simple" chart:class="chart:scatter" chart:style-name="ch1">
        <chart:title svg:x="7.183cm" svg:y="0.108cm" chart:style-name="ch2">
          <text:p>Threshold</text:p>
        </chart:title>
        <chart:legend chart:legend-position="end" svg:x="13.564cm" svg:y="1.372cm" style:legend-expansion="custom" svg:width="2.989cm" svg:height="1.829cm" style:legend-expansion-aspect-ratio="1.63422635319847" chart:style-name="ch3"/>
        <chart:plot-area chart:style-name="ch4" table:cell-range-address="Sheet4.A13:Sheet4.B17 Sheet4.A19:Sheet4.A19 Sheet4.D13:Sheet4.D14" chart:data-source-has-labels="row" svg:x="1.749cm" svg:y="1.055cm" svg:width="11.815cm" svg:height="6.147cm">
          <chart:coordinate-region svg:x="2.591cm" svg:y="1.253cm" svg:width="10.774cm" svg:height="5.305cm"/>
          <chart:axis chart:dimension="x" chart:name="primary-x" chart:style-name="ch5">
            <chart:title svg:x="6.469cm" svg:y="7.541cm" chart:style-name="ch6">
              <text:p>% Diffenrent bits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502cm" svg:y="5.507cm" chart:style-name="ch10">
              <text:p>Hamming distance (bits)
</text:p>
            </chart:title>
            <chart:grid chart:style-name="ch7" chart:class="major"/>
          </chart:axis>
          <chart:series chart:style-name="ch11" chart:values-cell-range-address="Sheet4.A13:Sheet4.A17" loext:label-string="equal" chart:class="chart:scatter">
            <chart:domain table:cell-range-address="Sheet4.B13:Sheet4.B17"/>
            <chart:data-point chart:repeated="5"/>
          </chart:series>
          <chart:series chart:style-name="ch12" chart:values-cell-range-address="Sheet4.A19:Sheet4.A19" loext:label-string="cropped" chart:class="chart:scatter">
            <chart:domain table:cell-range-address="Sheet4.B19:Sheet4.B19"/>
            <chart:data-point/>
          </chart:series>
          <chart:series chart:style-name="ch13" chart:values-cell-range-address="Sheet4.D13:Sheet4.D14" loext:label-string="different" chart:class="chart:scatter">
            <chart:domain table:cell-range-address="Sheet4.E13:Sheet4.E14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qual</text:p>
              </table:table-cell>
              <table:table-cell office:value-type="string">
                <text:p/>
              </table:table-cell>
              <table:table-cell office:value-type="string">
                <text:p>cropped</text:p>
              </table:table-cell>
              <table:table-cell office:value-type="string">
                <text:p>Column E</text:p>
              </table:table-cell>
              <table:table-cell office:value-type="string">
                <text:p>differen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7421875">
                <text:p>1.07421875</text:p>
                <draw:g>
                  <svg:desc>Sheet4.B13:Sheet4.B17</svg:desc>
                </draw:g>
              </table:table-cell>
              <table:table-cell office:value-type="float" office:value="11">
                <text:p>11</text:p>
                <draw:g>
                  <svg:desc>Sheet4.A13:Sheet4.A17</svg:desc>
                </draw:g>
              </table:table-cell>
              <table:table-cell office:value-type="float" office:value="44.04296875">
                <text:p>44.04296875</text:p>
                <draw:g>
                  <svg:desc>Sheet4.B19:Sheet4.B19</svg:desc>
                </draw:g>
              </table:table-cell>
              <table:table-cell office:value-type="float" office:value="451">
                <text:p>451</text:p>
                <draw:g>
                  <svg:desc>Sheet4.A19:Sheet4.A19</svg:desc>
                </draw:g>
              </table:table-cell>
              <table:table-cell office:value-type="float" office:value="48.14453125">
                <text:p>48.14453125</text:p>
                <draw:g>
                  <svg:desc>Sheet4.E13:Sheet4.E14</svg:desc>
                </draw:g>
              </table:table-cell>
              <table:table-cell office:value-type="float" office:value="493">
                <text:p>493</text:p>
                <draw:g>
                  <svg:desc>Sheet4.D13:Sheet4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71875">
                <text:p>1.171875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8515625">
                <text:p>47.8515625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8125">
                <text:p>0.78125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6484375">
                <text:p>1.4648437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X86_64 LibreOffice_project/728fec16bd5f605073805c3c9e7c4212a0120dc5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815cm" svg:height="8.522cm" xlink:href=".." xlink:type="simple" chart:class="chart:scatter" chart:style-name="ch1">
        <chart:title svg:x="5.064cm" svg:y="0.266cm" chart:style-name="ch2">
          <text:p>Different images vs Croped</text:p>
        </chart:title>
        <chart:legend chart:legend-position="end" svg:x="13.564cm" svg:y="1.372cm" style:legend-expansion="custom" svg:width="2.989cm" svg:height="1.829cm" style:legend-expansion-aspect-ratio="1.63422635319847" chart:style-name="ch3"/>
        <chart:plot-area chart:style-name="ch4" table:cell-range-address="Sheet4.A19:Sheet4.B19 Sheet4.D13:Sheet4.D14" chart:data-source-has-labels="row" svg:x="1.749cm" svg:y="1.055cm" svg:width="11.962cm" svg:height="6.147cm">
          <chart:coordinate-region svg:x="2.591cm" svg:y="1.253cm" svg:width="10.774cm" svg:height="5.305cm"/>
          <chart:axis chart:dimension="x" chart:name="primary-x" chart:style-name="ch5">
            <chart:title svg:x="6.471cm" svg:y="7.543cm" chart:style-name="ch6">
              <text:p>% Diffenrent bits</text:p>
            </chart:title>
            <chart:grid chart:style-name="ch7" chart:class="major"/>
          </chart:axis>
          <chart:axis chart:dimension="y" chart:name="primary-y" chart:style-name="ch8">
            <chart:title svg:x="0.502cm" svg:y="5.507cm" chart:style-name="ch9">
              <text:p>Hamming distance (bits)
</text:p>
            </chart:title>
            <chart:grid chart:style-name="ch7" chart:class="major"/>
            <chart:grid chart:style-name="ch10" chart:class="minor"/>
          </chart:axis>
          <chart:series chart:style-name="ch11" chart:values-cell-range-address="Sheet4.A19:Sheet4.A19" loext:label-string="cropped" chart:class="chart:scatter">
            <chart:domain table:cell-range-address="Sheet4.B19:Sheet4.B19"/>
            <chart:data-point/>
          </chart:series>
          <chart:series chart:style-name="ch12" chart:values-cell-range-address="Sheet4.D13:Sheet4.D14" loext:label-string="different" chart:class="chart:scatter">
            <chart:domain table:cell-range-address="Sheet4.E13:Sheet4.E14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ropped</text:p>
              </table:table-cell>
              <table:table-cell office:value-type="string">
                <text:p>Column E</text:p>
              </table:table-cell>
              <table:table-cell office:value-type="string">
                <text:p>differen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.04296875">
                <text:p>44.04296875</text:p>
                <draw:g>
                  <svg:desc>Sheet4.B19:Sheet4.B19</svg:desc>
                </draw:g>
              </table:table-cell>
              <table:table-cell office:value-type="float" office:value="451">
                <text:p>451</text:p>
                <draw:g>
                  <svg:desc>Sheet4.A19:Sheet4.A19</svg:desc>
                </draw:g>
              </table:table-cell>
              <table:table-cell office:value-type="float" office:value="48.14453125">
                <text:p>48.14453125</text:p>
                <draw:g>
                  <svg:desc>Sheet4.E13:Sheet4.E14</svg:desc>
                </draw:g>
              </table:table-cell>
              <table:table-cell office:value-type="float" office:value="493">
                <text:p>493</text:p>
                <draw:g>
                  <svg:desc>Sheet4.D13:Sheet4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8515625">
                <text:p>47.8515625</text:p>
              </table:table-cell>
              <table:table-cell office:value-type="float" office:value="490">
                <text:p>49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X86_64 LibreOffice_project/728fec16bd5f605073805c3c9e7c4212a0120dc5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3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29cm" svg:height="8.531cm" xlink:href=".." xlink:type="simple" chart:class="chart:scatter" chart:style-name="ch1">
        <chart:title svg:x="6.102cm" svg:y="0.108cm" chart:style-name="ch2">
          <text:p>Equal images</text:p>
        </chart:title>
        <chart:plot-area chart:style-name="ch3" table:cell-range-address="Sheet4.A13:Sheet4.B17" chart:data-source-has-labels="row" svg:x="1.556cm" svg:y="1.055cm" svg:width="11.441cm" svg:height="6.151cm">
          <chart:coordinate-region svg:x="2.201cm" svg:y="1.253cm" svg:width="10.696cm" svg:height="5.309cm"/>
          <chart:axis chart:dimension="x" chart:name="primary-x" chart:style-name="ch4">
            <chart:title svg:x="5.499cm" svg:y="7.55cm" chart:style-name="ch5">
              <text:p>% Diffenrent bits</text:p>
            </chart:title>
            <chart:grid chart:style-name="ch6" chart:class="major"/>
          </chart:axis>
          <chart:axis chart:dimension="y" chart:name="primary-y" chart:style-name="ch7">
            <chart:title svg:x="0.426cm" svg:y="5.512cm" chart:style-name="ch8">
              <text:p>Hamming distance (bits)
</text:p>
            </chart:title>
            <chart:grid chart:style-name="ch6" chart:class="major"/>
          </chart:axis>
          <chart:series chart:style-name="ch9" chart:values-cell-range-address="Sheet4.A13:Sheet4.A17" loext:label-string="equal" chart:class="chart:scatter">
            <chart:domain table:cell-range-address="Sheet4.B13:Sheet4.B17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qu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7421875">
                <text:p>1.07421875</text:p>
                <draw:g>
                  <svg:desc>Sheet4.B13:Sheet4.B17</svg:desc>
                </draw:g>
              </table:table-cell>
              <table:table-cell office:value-type="float" office:value="11">
                <text:p>11</text:p>
                <draw:g>
                  <svg:desc>Sheet4.A13:Sheet4.A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71875">
                <text:p>1.1718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8125">
                <text:p>0.781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6484375">
                <text:p>1.46484375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X86_64 LibreOffice_project/728fec16bd5f605073805c3c9e7c4212a0120dc5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727cm" svg:height="8.532cm" xlink:href=".." xlink:type="simple" chart:class="chart:scatter" chart:style-name="ch1">
        <chart:title svg:x="10.564cm" svg:y="0.108cm" chart:style-name="ch2">
          <text:p>Threshold 16 x 16</text:p>
        </chart:title>
        <chart:legend chart:legend-position="end" svg:x="3.206cm" svg:y="1.897cm" style:legend-expansion="custom" svg:width="4.395cm" svg:height="1.831cm" style:legend-expansion-aspect-ratio="2.400327689787" chart:style-name="ch3"/>
        <chart:plot-area chart:style-name="ch4" table:cell-range-address="Sheet6.A43:Sheet6.B46 Sheet6.G15:Sheet6.G24 Sheet6.A47:Sheet6.A49" chart:data-source-has-labels="row" svg:x="1.002cm" svg:y="1.203cm" svg:width="23.26cm" svg:height="6.148cm">
          <chart:coordinate-region svg:x="1.844cm" svg:y="1.401cm" svg:width="22.219cm" svg:height="5.306cm"/>
          <chart:axis chart:dimension="x" chart:name="primary-x" chart:style-name="ch5">
            <chart:title svg:x="9.514cm" svg:y="7.551cm" chart:style-name="ch6">
              <text:p>% Diffenrent bits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141cm" svg:y="5.589cm" chart:style-name="ch10">
              <text:p>Hamming distance (bits)
</text:p>
            </chart:title>
            <chart:grid chart:style-name="ch7" chart:class="major"/>
          </chart:axis>
          <chart:series chart:style-name="ch11" chart:values-cell-range-address="Sheet6.A43:Sheet6.A46" loext:label-string="equal" chart:class="chart:scatter">
            <chart:domain table:cell-range-address="Sheet6.B43:Sheet6.B46"/>
            <chart:data-point chart:repeated="4"/>
          </chart:series>
          <chart:series chart:style-name="ch12" chart:values-cell-range-address="Sheet6.G15:Sheet6.G24" loext:label-string="videoimages" chart:class="chart:scatter">
            <chart:domain table:cell-range-address="Sheet6.H15:Sheet6.H24"/>
            <chart:data-point chart:repeated="10"/>
          </chart:series>
          <chart:series chart:style-name="ch13" chart:values-cell-range-address="Sheet6.A47:Sheet6.A47" loext:label-string="cropped" chart:class="chart:scatter">
            <chart:domain table:cell-range-address="Sheet6.B47:Sheet6.B47"/>
            <chart:data-point/>
          </chart:series>
          <chart:series chart:style-name="ch14" chart:values-cell-range-address="Sheet6.A48:Sheet6.A49" loext:label-string="completelydifferent" chart:class="chart:scatter">
            <chart:domain table:cell-range-address="Sheet6.B48:Sheet6.B49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qual</text:p>
              </table:table-cell>
              <table:table-cell office:value-type="string">
                <text:p>Column H</text:p>
              </table:table-cell>
              <table:table-cell office:value-type="string">
                <text:p>videoimages</text:p>
              </table:table-cell>
              <table:table-cell office:value-type="string">
                <text:p/>
              </table:table-cell>
              <table:table-cell office:value-type="string">
                <text:p>cropped</text:p>
              </table:table-cell>
              <table:table-cell office:value-type="string">
                <text:p>Column B</text:p>
              </table:table-cell>
              <table:table-cell office:value-type="string">
                <text:p>completelydifferen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8125">
                <text:p>0.78125</text:p>
                <draw:g>
                  <svg:desc>Sheet6.B43:Sheet6.B46</svg:desc>
                </draw:g>
              </table:table-cell>
              <table:table-cell office:value-type="float" office:value="2">
                <text:p>2</text:p>
                <draw:g>
                  <svg:desc>Sheet6.A43:Sheet6.A46</svg:desc>
                </draw:g>
              </table:table-cell>
              <table:table-cell office:value-type="float" office:value="37.3333333333333">
                <text:p>37.3333333333333</text:p>
                <draw:g>
                  <svg:desc>Sheet6.H15:Sheet6.H24</svg:desc>
                </draw:g>
              </table:table-cell>
              <table:table-cell office:value-type="float" office:value="84">
                <text:p>84</text:p>
                <draw:g>
                  <svg:desc>Sheet6.G15:Sheet6.G24</svg:desc>
                </draw:g>
              </table:table-cell>
              <table:table-cell office:value-type="float" office:value="40.625">
                <text:p>40.625</text:p>
                <draw:g>
                  <svg:desc>Sheet6.B47:Sheet6.B47</svg:desc>
                </draw:g>
              </table:table-cell>
              <table:table-cell office:value-type="float" office:value="104">
                <text:p>104</text:p>
                <draw:g>
                  <svg:desc>Sheet6.A47:Sheet6.A47</svg:desc>
                </draw:g>
              </table:table-cell>
              <table:table-cell office:value-type="float" office:value="40.234375">
                <text:p>40.234375</text:p>
                <draw:g>
                  <svg:desc>Sheet6.B48:Sheet6.B49</svg:desc>
                </draw:g>
              </table:table-cell>
              <table:table-cell office:value-type="float" office:value="103">
                <text:p>103</text:p>
                <draw:g>
                  <svg:desc>Sheet6.A48:Sheet6.A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90625">
                <text:p>0.390625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875">
                <text:p>46.87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53125">
                <text:p>1.953125</text:p>
              </table:table-cell>
              <table:table-cell office:value-type="float" office:value="5">
                <text:p>5</text:p>
              </table:table-cell>
              <table:table-cell office:value-type="float" office:value="4.44444444444444">
                <text:p>4.4444444444444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44444444444444">
                <text:p>8.44444444444444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.7777777777778">
                <text:p>37.7777777777778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5555555555556">
                <text:p>35.5555555555556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8888888888889">
                <text:p>8.88888888888889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X86_64 LibreOffice_project/728fec16bd5f605073805c3c9e7c4212a0120dc5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44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727cm" svg:height="8.539cm" xlink:href=".." xlink:type="simple" chart:class="chart:scatter" chart:style-name="ch1">
        <chart:title svg:x="10.566cm" svg:y="0.108cm" chart:style-name="ch2">
          <text:p>Threshold 8 x 8</text:p>
        </chart:title>
        <chart:legend chart:legend-position="end" svg:x="3.206cm" svg:y="1.898cm" style:legend-expansion="custom" svg:width="4.395cm" svg:height="1.832cm" style:legend-expansion-aspect-ratio="2.39901746724891" chart:style-name="ch3"/>
        <chart:plot-area chart:style-name="ch4" table:cell-range-address="Sheet6.A61:Sheet6.B64 Sheet6.E15:Sheet6.E24 Sheet6.A65:Sheet6.A67" chart:data-source-has-labels="row" svg:x="1.199cm" svg:y="1.204cm" svg:width="22.864cm" svg:height="6.152cm">
          <chart:coordinate-region svg:x="1.844cm" svg:y="1.402cm" svg:width="22.219cm" svg:height="5.31cm"/>
          <chart:axis chart:dimension="x" chart:name="primary-x" chart:style-name="ch5">
            <chart:title svg:x="9.516cm" svg:y="7.559cm" chart:style-name="ch6">
              <text:p>% Diffenrent bits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141cm" svg:y="5.593cm" chart:style-name="ch10">
              <text:p>Hamming distance (bits)
</text:p>
            </chart:title>
            <chart:grid chart:style-name="ch7" chart:class="major"/>
          </chart:axis>
          <chart:series chart:style-name="ch11" chart:values-cell-range-address="Sheet6.A61:Sheet6.A64" loext:label-string="equal" chart:class="chart:scatter">
            <chart:domain table:cell-range-address="Sheet6.B61:Sheet6.B64"/>
            <chart:data-point chart:repeated="4"/>
          </chart:series>
          <chart:series chart:style-name="ch12" chart:values-cell-range-address="Sheet6.E15:Sheet6.E24" loext:label-string="videoimages" chart:class="chart:scatter">
            <chart:domain table:cell-range-address="Sheet6.F15:Sheet6.F24"/>
            <chart:data-point chart:repeated="10"/>
          </chart:series>
          <chart:series chart:style-name="ch13" chart:values-cell-range-address="Sheet6.A65:Sheet6.A65" loext:label-string="cropped" chart:class="chart:scatter">
            <chart:domain table:cell-range-address="Sheet6.B65:Sheet6.B65"/>
            <chart:data-point/>
          </chart:series>
          <chart:series chart:style-name="ch14" chart:values-cell-range-address="Sheet6.A66:Sheet6.A67" loext:label-string="completelydifferent" chart:class="chart:scatter">
            <chart:domain table:cell-range-address="Sheet6.B66:Sheet6.B67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qual</text:p>
              </table:table-cell>
              <table:table-cell office:value-type="string">
                <text:p>Column F</text:p>
              </table:table-cell>
              <table:table-cell office:value-type="string">
                <text:p>videoimages</text:p>
              </table:table-cell>
              <table:table-cell office:value-type="string">
                <text:p/>
              </table:table-cell>
              <table:table-cell office:value-type="string">
                <text:p>cropped</text:p>
              </table:table-cell>
              <table:table-cell office:value-type="string">
                <text:p>Column B</text:p>
              </table:table-cell>
              <table:table-cell office:value-type="string">
                <text:p>completelydifferen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6.B61:Sheet6.B64</svg:desc>
                </draw:g>
              </table:table-cell>
              <table:table-cell office:value-type="float" office:value="0">
                <text:p>0</text:p>
                <draw:g>
                  <svg:desc>Sheet6.A61:Sheet6.A64</svg:desc>
                </draw:g>
              </table:table-cell>
              <table:table-cell office:value-type="float" office:value="24.4897959183673">
                <text:p>24.4897959183673</text:p>
                <draw:g>
                  <svg:desc>Sheet6.F15:Sheet6.F24</svg:desc>
                </draw:g>
              </table:table-cell>
              <table:table-cell office:value-type="float" office:value="12">
                <text:p>12</text:p>
                <draw:g>
                  <svg:desc>Sheet6.E15:Sheet6.E24</svg:desc>
                </draw:g>
              </table:table-cell>
              <table:table-cell office:value-type="float" office:value="31.25">
                <text:p>31.25</text:p>
                <draw:g>
                  <svg:desc>Sheet6.B65:Sheet6.B65</svg:desc>
                </draw:g>
              </table:table-cell>
              <table:table-cell office:value-type="float" office:value="20">
                <text:p>20</text:p>
                <draw:g>
                  <svg:desc>Sheet6.A65:Sheet6.A65</svg:desc>
                </draw:g>
              </table:table-cell>
              <table:table-cell office:value-type="float" office:value="40.625">
                <text:p>40.625</text:p>
                <draw:g>
                  <svg:desc>Sheet6.B66:Sheet6.B67</svg:desc>
                </draw:g>
              </table:table-cell>
              <table:table-cell office:value-type="float" office:value="26">
                <text:p>26</text:p>
                <draw:g>
                  <svg:desc>Sheet6.A66:Sheet6.A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12244897959184">
                <text:p>6.1224489795918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9375">
                <text:p>35.93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08163265306122">
                <text:p>4.0816326530612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12244897959184">
                <text:p>6.1224489795918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530612244898">
                <text:p>26.530612244898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4897959183673">
                <text:p>24.489795918367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489795918367">
                <text:p>22.448979591836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2244897959184">
                <text:p>6.1224489795918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6326530612245">
                <text:p>8.1632653061224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2244897959184">
                <text:p>6.1224489795918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X86_64 LibreOffice_project/728fec16bd5f605073805c3c9e7c4212a0120dc5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interval-major="2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727cm" svg:height="8.532cm" xlink:href=".." xlink:type="simple" chart:class="chart:scatter" chart:style-name="ch1">
        <chart:title svg:x="10.566cm" svg:y="0.108cm" chart:style-name="ch2">
          <text:p>Threshold 16 x 16</text:p>
        </chart:title>
        <chart:legend chart:legend-position="end" svg:x="3.206cm" svg:y="1.897cm" style:legend-expansion="custom" svg:width="4.395cm" svg:height="1.831cm" style:legend-expansion-aspect-ratio="2.400327689787" chart:style-name="ch3"/>
        <chart:plot-area chart:style-name="ch4" table:cell-range-address="Sheet6.A43:Sheet6.B46 Sheet7.C34:Sheet7.C61 Sheet6.A47:Sheet6.A49" chart:data-source-has-labels="row" svg:x="1.002cm" svg:y="1.203cm" svg:width="23.26cm" svg:height="6.148cm">
          <chart:coordinate-region svg:x="1.844cm" svg:y="1.401cm" svg:width="22.219cm" svg:height="5.306cm"/>
          <chart:axis chart:dimension="x" chart:name="primary-x" chart:style-name="ch5">
            <chart:title svg:x="9.516cm" svg:y="7.553cm" chart:style-name="ch6">
              <text:p>% Diffenrent bits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141cm" svg:y="5.589cm" chart:style-name="ch10">
              <text:p>Hamming distance (bits)
</text:p>
            </chart:title>
            <chart:grid chart:style-name="ch7" chart:class="major"/>
          </chart:axis>
          <chart:series chart:style-name="ch11" chart:values-cell-range-address="Sheet6.A43:Sheet6.A46" loext:label-string="equal" chart:class="chart:scatter">
            <chart:domain table:cell-range-address="Sheet6.B43:Sheet6.B46"/>
            <chart:data-point chart:repeated="4"/>
          </chart:series>
          <chart:series chart:style-name="ch12" chart:values-cell-range-address="Sheet7.C34:Sheet7.C61" loext:label-string="videoimages" chart:class="chart:scatter">
            <chart:domain table:cell-range-address="Sheet7.D34:Sheet7.D61"/>
            <chart:data-point chart:repeated="28"/>
          </chart:series>
          <chart:series chart:style-name="ch13" chart:values-cell-range-address="Sheet6.A47:Sheet6.A47" loext:label-string="cropped" chart:class="chart:scatter">
            <chart:domain table:cell-range-address="Sheet6.B47:Sheet6.B47"/>
            <chart:data-point/>
          </chart:series>
          <chart:series chart:style-name="ch14" chart:values-cell-range-address="Sheet6.A48:Sheet6.A49" loext:label-string="completelydifferent" chart:class="chart:scatter">
            <chart:domain table:cell-range-address="Sheet6.B48:Sheet6.B49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qual</text:p>
              </table:table-cell>
              <table:table-cell office:value-type="string">
                <text:p>Column D</text:p>
              </table:table-cell>
              <table:table-cell office:value-type="string">
                <text:p>videoimages</text:p>
              </table:table-cell>
              <table:table-cell office:value-type="string">
                <text:p/>
              </table:table-cell>
              <table:table-cell office:value-type="string">
                <text:p>cropped</text:p>
              </table:table-cell>
              <table:table-cell office:value-type="string">
                <text:p>Column B</text:p>
              </table:table-cell>
              <table:table-cell office:value-type="string">
                <text:p>completelydifferen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8125">
                <text:p>0.78125</text:p>
                <draw:g>
                  <svg:desc>Sheet6.B43:Sheet6.B46</svg:desc>
                </draw:g>
              </table:table-cell>
              <table:table-cell office:value-type="float" office:value="2">
                <text:p>2</text:p>
                <draw:g>
                  <svg:desc>Sheet6.A43:Sheet6.A46</svg:desc>
                </draw:g>
              </table:table-cell>
              <table:table-cell office:value-type="float" office:value="37.3333333333333">
                <text:p>37.3333333333333</text:p>
                <draw:g>
                  <svg:desc>Sheet7.D34:Sheet7.D61</svg:desc>
                </draw:g>
              </table:table-cell>
              <table:table-cell office:value-type="float" office:value="84">
                <text:p>84</text:p>
                <draw:g>
                  <svg:desc>Sheet7.C34:Sheet7.C61</svg:desc>
                </draw:g>
              </table:table-cell>
              <table:table-cell office:value-type="float" office:value="40.625">
                <text:p>40.625</text:p>
                <draw:g>
                  <svg:desc>Sheet6.B47:Sheet6.B47</svg:desc>
                </draw:g>
              </table:table-cell>
              <table:table-cell office:value-type="float" office:value="104">
                <text:p>104</text:p>
                <draw:g>
                  <svg:desc>Sheet6.A47:Sheet6.A47</svg:desc>
                </draw:g>
              </table:table-cell>
              <table:table-cell office:value-type="float" office:value="40.234375">
                <text:p>40.234375</text:p>
                <draw:g>
                  <svg:desc>Sheet6.B48:Sheet6.B49</svg:desc>
                </draw:g>
              </table:table-cell>
              <table:table-cell office:value-type="float" office:value="103">
                <text:p>103</text:p>
                <draw:g>
                  <svg:desc>Sheet6.A48:Sheet6.A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90625">
                <text:p>0.390625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875">
                <text:p>46.87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53125">
                <text:p>1.953125</text:p>
              </table:table-cell>
              <table:table-cell office:value-type="float" office:value="5">
                <text:p>5</text:p>
              </table:table-cell>
              <table:table-cell office:value-type="float" office:value="4.44444444444444">
                <text:p>4.4444444444444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44444444444444">
                <text:p>8.44444444444444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.7777777777778">
                <text:p>37.7777777777778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5555555555556">
                <text:p>35.5555555555556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8888888888889">
                <text:p>8.88888888888889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1111111111111">
                <text:p>7.11111111111111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8888888888889">
                <text:p>4.88888888888889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2222222222222">
                <text:p>6.22222222222222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5555555555556">
                <text:p>7.55555555555556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8888888888889">
                <text:p>8.88888888888889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4444444444444">
                <text:p>4.4444444444444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2222222222222">
                <text:p>6.22222222222222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4444444444444">
                <text:p>4.4444444444444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1111111111111">
                <text:p>7.11111111111111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8888888888889">
                <text:p>8.88888888888889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8888888888889">
                <text:p>4.88888888888889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5555555555556">
                <text:p>7.55555555555556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1111111111111">
                <text:p>3.1111111111111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4444444444444">
                <text:p>4.4444444444444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8888888888889">
                <text:p>8.88888888888889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8888888888889">
                <text:p>8.88888888888889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X86_64 LibreOffice_project/728fec16bd5f605073805c3c9e7c4212a0120dc5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